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標楷體" svg:font-family="標楷體"/>
    <style:font-face style:name="Times New Roman" svg:font-family="'Times New Roman'" style:font-family-generic="roman"/>
    <style:font-face style:name="Lucida Sans1" svg:font-family="'Lucida Sans'" style:font-family-generic="swiss"/>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office:font-face-decls>
  <office:automatic-styles>
    <style:style style:name="Table1" style:family="table">
      <style:table-properties style:width="18.461cm" table:align="left"/>
    </style:style>
    <style:style style:name="Table1.A" style:family="table-column">
      <style:table-column-properties style:column-width="2.302cm"/>
    </style:style>
    <style:style style:name="Table1.B" style:family="table-column">
      <style:table-column-properties style:column-width="12.801cm"/>
    </style:style>
    <style:style style:name="Table1.C" style:family="table-column">
      <style:table-column-properties style:column-width="3.358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2pt" style:font-size-asian="12pt" style:font-size-complex="12pt"/>
    </style:style>
    <style:style style:name="P2" style:family="paragraph" style:parent-style-name="Table_20_Contents">
      <style:text-properties fo:font-size="12pt" officeooo:paragraph-rsid="0020773a" style:font-size-asian="12pt" style:font-size-complex="12pt"/>
    </style:style>
    <style:style style:name="P3" style:family="paragraph" style:parent-style-name="Table_20_Contents">
      <style:text-properties style:font-name="Liberation Sans" fo:font-size="12pt" fo:language="none" fo:country="none" style:font-name-asian="Liberation Sans" style:font-size-asian="12pt" style:language-asian="none" style:country-asian="none" style:font-size-complex="12pt"/>
    </style:style>
    <style:style style:name="P4" style:family="paragraph" style:parent-style-name="Table_20_Contents">
      <style:text-properties style:font-name="Liberation Sans" fo:font-size="12pt" fo:language="none" fo:country="none" officeooo:rsid="005cf90f" officeooo:paragraph-rsid="00872765" style:font-name-asian="Liberation Sans" style:font-size-asian="12pt" style:language-asian="none" style:country-asian="none" style:font-size-complex="12pt"/>
    </style:style>
    <style:style style:name="P5" style:family="paragraph" style:parent-style-name="Table_20_Contents">
      <style:text-properties style:font-name="Liberation Sans" fo:font-size="12pt" fo:language="none" fo:country="none" officeooo:paragraph-rsid="0070c7f1" style:font-name-asian="Liberation Sans" style:font-size-asian="12pt" style:language-asian="none" style:country-asian="none" style:font-size-complex="12pt"/>
    </style:style>
    <style:style style:name="P6" style:family="paragraph" style:parent-style-name="Table_20_Contents">
      <style:text-properties style:font-name="Liberation Sans" fo:font-size="12pt" fo:language="none" fo:country="none" fo:font-style="normal" fo:font-weight="normal" style:font-name-asian="Liberation Sans" style:font-size-asian="12pt" style:language-asian="none" style:country-asian="none" style:font-style-asian="normal" style:font-weight-asian="normal" style:font-size-complex="12pt"/>
    </style:style>
    <style:style style:name="P7" style:family="paragraph" style:parent-style-name="Table_20_Contents">
      <style:text-properties style:font-name="Liberation Sans" fo:font-size="12pt" fo:language="none" fo:country="none" fo:font-style="normal" fo:font-weight="normal" officeooo:paragraph-rsid="00f1808c" style:font-name-asian="Liberation Sans" style:font-size-asian="12pt" style:language-asian="none" style:country-asian="none" style:font-style-asian="normal" style:font-weight-asian="normal" style:font-size-complex="12pt"/>
    </style:style>
    <style:style style:name="P8" style:family="paragraph" style:parent-style-name="Table_20_Contents">
      <style:text-properties style:font-name="Liberation Sans" fo:font-size="12pt" fo:language="none" fo:country="none" fo:font-style="normal" fo:font-weight="normal" officeooo:rsid="01334275" officeooo:paragraph-rsid="00f1808c" style:font-name-asian="Liberation Sans" style:font-size-asian="12pt" style:language-asian="none" style:country-asian="none" style:font-style-asian="normal" style:font-weight-asian="normal" style:font-size-complex="12pt"/>
    </style:style>
    <style:style style:name="P9" style:family="paragraph" style:parent-style-name="Table_20_Contents">
      <style:text-properties style:font-name="Liberation Sans" fo:font-size="12pt" fo:language="none" fo:country="none" fo:font-style="normal" fo:font-weight="normal" officeooo:rsid="01334275" officeooo:paragraph-rsid="01361565" style:font-name-asian="Liberation Sans" style:font-size-asian="12pt" style:language-asian="none" style:country-asian="none" style:font-style-asian="normal" style:font-weight-asian="normal" style:font-size-complex="12pt"/>
    </style:style>
    <style:style style:name="P10" style:family="paragraph" style:parent-style-name="Table_20_Contents">
      <style:text-properties style:font-name="Liberation Sans" fo:font-size="12pt" fo:language="none" fo:country="none" fo:font-style="normal" fo:font-weight="normal" officeooo:rsid="01334275" officeooo:paragraph-rsid="01413c12" style:font-name-asian="Liberation Sans" style:font-size-asian="12pt" style:language-asian="none" style:country-asian="none" style:font-style-asian="normal" style:font-weight-asian="normal" style:font-size-complex="12pt"/>
    </style:style>
    <style:style style:name="P11" style:family="paragraph" style:parent-style-name="Table_20_Contents">
      <style:text-properties style:font-name="Liberation Sans" fo:font-size="12pt" fo:language="none" fo:country="none" fo:font-style="normal" fo:font-weight="normal" officeooo:rsid="01334275" officeooo:paragraph-rsid="0142cdb4" style:font-name-asian="Liberation Sans" style:font-size-asian="12pt" style:language-asian="none" style:country-asian="none" style:font-style-asian="normal" style:font-weight-asian="normal" style:font-size-complex="12pt"/>
    </style:style>
    <style:style style:name="P12" style:family="paragraph" style:parent-style-name="Table_20_Contents">
      <style:text-properties style:font-name="Liberation Sans" fo:font-size="12pt" fo:language="none" fo:country="none" fo:font-style="normal" fo:font-weight="normal" officeooo:rsid="01334275" officeooo:paragraph-rsid="0141dd92" style:font-name-asian="Liberation Sans" style:font-size-asian="12pt" style:language-asian="none" style:country-asian="none" style:font-style-asian="normal" style:font-weight-asian="normal" style:font-size-complex="12pt"/>
    </style:style>
    <style:style style:name="P13" style:family="paragraph" style:parent-style-name="Table_20_Contents">
      <style:text-properties style:font-name="Liberation Sans" fo:font-size="12pt" fo:language="none" fo:country="none" fo:font-style="normal" fo:font-weight="normal" officeooo:rsid="01334275" officeooo:paragraph-rsid="0145c90d" style:font-name-asian="Liberation Sans" style:font-size-asian="12pt" style:language-asian="none" style:country-asian="none" style:font-style-asian="normal" style:font-weight-asian="normal" style:font-size-complex="12pt"/>
    </style:style>
    <style:style style:name="P14" style:family="paragraph" style:parent-style-name="Table_20_Contents">
      <style:text-properties style:font-name="Liberation Sans" fo:font-size="12pt" fo:language="none" fo:country="none" fo:font-style="normal" fo:font-weight="normal" officeooo:rsid="01334275" officeooo:paragraph-rsid="018878fe" style:font-name-asian="Liberation Sans" style:font-size-asian="12pt" style:language-asian="none" style:country-asian="none" style:font-style-asian="normal" style:font-weight-asian="normal" style:font-size-complex="12pt"/>
    </style:style>
    <style:style style:name="P15" style:family="paragraph" style:parent-style-name="Table_20_Contents">
      <style:text-properties style:font-name="Liberation Sans" fo:font-size="12pt" fo:language="none" fo:country="none" fo:font-style="normal" fo:font-weight="normal" officeooo:rsid="01334275" officeooo:paragraph-rsid="01616857" style:font-name-asian="Liberation Sans" style:font-size-asian="12pt" style:language-asian="none" style:country-asian="none" style:font-style-asian="normal" style:font-weight-asian="normal" style:font-size-complex="12pt"/>
    </style:style>
    <style:style style:name="P16" style:family="paragraph" style:parent-style-name="Table_20_Contents">
      <style:text-properties style:font-name="Liberation Sans" fo:font-size="12pt" fo:language="none" fo:country="none" fo:font-style="normal" fo:font-weight="normal" officeooo:rsid="01334275" officeooo:paragraph-rsid="01617b57" style:font-name-asian="Liberation Sans" style:font-size-asian="12pt" style:language-asian="none" style:country-asian="none" style:font-style-asian="normal" style:font-weight-asian="normal" style:font-size-complex="12pt"/>
    </style:style>
    <style:style style:name="P17" style:family="paragraph" style:parent-style-name="Table_20_Contents">
      <style:text-properties style:font-name="Liberation Sans" fo:font-size="12pt" fo:language="none" fo:country="none" fo:font-style="normal" fo:font-weight="normal" officeooo:rsid="01334275" officeooo:paragraph-rsid="0162b983" style:font-name-asian="Liberation Sans" style:font-size-asian="12pt" style:language-asian="none" style:country-asian="none" style:font-style-asian="normal" style:font-weight-asian="normal" style:font-size-complex="12pt"/>
    </style:style>
    <style:style style:name="P18" style:family="paragraph" style:parent-style-name="Table_20_Contents">
      <style:text-properties style:font-name="Liberation Sans" fo:font-size="12pt" fo:language="none" fo:country="none" fo:font-style="normal" fo:font-weight="normal" officeooo:rsid="01334275" officeooo:paragraph-rsid="01665c80" style:font-name-asian="Liberation Sans" style:font-size-asian="12pt" style:language-asian="none" style:country-asian="none" style:font-style-asian="normal" style:font-weight-asian="normal" style:font-size-complex="12pt"/>
    </style:style>
    <style:style style:name="P19" style:family="paragraph" style:parent-style-name="Table_20_Contents">
      <style:text-properties style:font-name="Liberation Sans" fo:font-size="12pt" fo:language="none" fo:country="none" fo:font-style="normal" fo:font-weight="normal" officeooo:rsid="01334275" officeooo:paragraph-rsid="0168ec6e" style:font-name-asian="Liberation Sans" style:font-size-asian="12pt" style:language-asian="none" style:country-asian="none" style:font-style-asian="normal" style:font-weight-asian="normal" style:font-size-complex="12pt"/>
    </style:style>
    <style:style style:name="P20" style:family="paragraph" style:parent-style-name="Table_20_Contents">
      <style:text-properties style:font-name="Liberation Sans" fo:font-size="12pt" fo:language="none" fo:country="none" fo:font-style="normal" fo:font-weight="normal" officeooo:rsid="01334275" officeooo:paragraph-rsid="0184851c" style:font-name-asian="Liberation Sans" style:font-size-asian="12pt" style:language-asian="none" style:country-asian="none" style:font-style-asian="normal" style:font-weight-asian="normal" style:font-size-complex="12pt"/>
    </style:style>
    <style:style style:name="P21" style:family="paragraph" style:parent-style-name="Table_20_Contents">
      <style:text-properties style:font-name="Liberation Sans" fo:font-size="12pt" fo:language="none" fo:country="none" fo:font-style="normal" fo:font-weight="normal" officeooo:paragraph-rsid="01334275" style:font-name-asian="Liberation Sans" style:font-size-asian="12pt" style:language-asian="none" style:country-asian="none" style:font-style-asian="normal" style:font-weight-asian="normal" style:font-size-complex="12pt"/>
    </style:style>
    <style:style style:name="P22" style:family="paragraph" style:parent-style-name="Table_20_Contents">
      <style:text-properties style:font-name="Liberation Sans" fo:font-size="12pt" fo:language="none" fo:country="none" fo:font-style="normal" fo:font-weight="normal" officeooo:rsid="00d7139f" officeooo:paragraph-rsid="01334275" style:font-name-asian="Liberation Sans" style:font-size-asian="12pt" style:language-asian="none" style:country-asian="none" style:font-style-asian="normal" style:font-weight-asian="normal" style:font-size-complex="12pt"/>
    </style:style>
    <style:style style:name="P23" style:family="paragraph" style:parent-style-name="Table_20_Contents">
      <style:text-properties style:font-name="Liberation Sans" fo:font-size="12pt" fo:language="none" fo:country="none" fo:font-style="normal" fo:font-weight="normal" officeooo:rsid="00d7139f" officeooo:paragraph-rsid="013496a7" style:font-name-asian="Liberation Sans" style:font-size-asian="12pt" style:language-asian="none" style:country-asian="none" style:font-style-asian="normal" style:font-weight-asian="normal" style:font-size-complex="12pt"/>
    </style:style>
    <style:style style:name="P24" style:family="paragraph" style:parent-style-name="Table_20_Contents">
      <style:text-properties style:font-name="Liberation Sans" fo:font-size="12pt" fo:language="none" fo:country="none" fo:font-style="normal" fo:font-weight="normal" officeooo:rsid="00d7139f" officeooo:paragraph-rsid="00d7139f" style:font-name-asian="Liberation Sans" style:font-size-asian="12pt" style:language-asian="none" style:country-asian="none" style:font-style-asian="normal" style:font-weight-asian="normal" style:font-size-complex="12pt"/>
    </style:style>
    <style:style style:name="P25" style:family="paragraph" style:parent-style-name="Table_20_Contents">
      <style:text-properties style:font-name="Liberation Sans" fo:font-size="12pt" fo:language="none" fo:country="none" fo:font-style="normal" fo:font-weight="normal" officeooo:rsid="00d7139f" officeooo:paragraph-rsid="00d87d1b" style:font-name-asian="Liberation Sans" style:font-size-asian="12pt" style:language-asian="none" style:country-asian="none" style:font-style-asian="normal" style:font-weight-asian="normal" style:font-size-complex="12pt"/>
    </style:style>
    <style:style style:name="P26" style:family="paragraph" style:parent-style-name="Table_20_Contents">
      <style:text-properties style:font-name="Liberation Sans" fo:font-size="12pt" fo:language="none" fo:country="none" fo:font-style="normal" fo:font-weight="normal" officeooo:rsid="00d7139f" officeooo:paragraph-rsid="01361565" style:font-name-asian="Liberation Sans" style:font-size-asian="12pt" style:language-asian="none" style:country-asian="none" style:font-style-asian="normal" style:font-weight-asian="normal" style:font-size-complex="12pt"/>
    </style:style>
    <style:style style:name="P27" style:family="paragraph" style:parent-style-name="Table_20_Contents">
      <style:text-properties style:font-name="Liberation Sans" fo:font-size="12pt" fo:language="none" fo:country="none" fo:font-style="normal" fo:font-weight="normal" officeooo:rsid="01361565" officeooo:paragraph-rsid="01361565" style:font-name-asian="Liberation Sans" style:font-size-asian="12pt" style:language-asian="none" style:country-asian="none" style:font-style-asian="normal" style:font-weight-asian="normal" style:font-size-complex="12pt"/>
    </style:style>
    <style:style style:name="P28" style:family="paragraph" style:parent-style-name="Table_20_Contents">
      <style:text-properties style:font-name="Liberation Sans" fo:font-size="12pt" fo:language="none" fo:country="none" fo:font-style="normal" fo:font-weight="normal" officeooo:paragraph-rsid="013496a7" style:font-name-asian="Liberation Sans" style:font-size-asian="12pt" style:language-asian="none" style:country-asian="none" style:font-style-asian="normal" style:font-weight-asian="normal" style:font-size-complex="12pt"/>
    </style:style>
    <style:style style:name="P29" style:family="paragraph" style:parent-style-name="Table_20_Contents">
      <style:text-properties style:font-name="Liberation Sans" fo:font-size="12pt" fo:language="none" fo:country="none" fo:font-style="normal" fo:font-weight="normal" officeooo:rsid="00d6793d" officeooo:paragraph-rsid="00d6793d" style:font-name-asian="Liberation Sans" style:font-size-asian="12pt" style:language-asian="none" style:country-asian="none" style:font-style-asian="normal" style:font-weight-asian="normal" style:font-size-complex="12pt"/>
    </style:style>
    <style:style style:name="P30" style:family="paragraph" style:parent-style-name="Table_20_Contents">
      <style:text-properties style:font-name="Liberation Sans" fo:font-size="12pt" fo:language="none" fo:country="none" fo:font-style="normal" fo:font-weight="normal" officeooo:paragraph-rsid="005cf90f" style:font-name-asian="Liberation Sans" style:font-size-asian="12pt" style:language-asian="none" style:country-asian="none" style:font-style-asian="normal" style:font-weight-asian="normal" style:font-size-complex="12pt"/>
    </style:style>
    <style:style style:name="P31" style:family="paragraph" style:parent-style-name="Table_20_Contents">
      <style:text-properties style:font-name="Liberation Sans" fo:font-size="12pt" fo:language="none" fo:country="none" fo:font-style="normal" fo:font-weight="normal" officeooo:paragraph-rsid="00d87d1b" style:font-name-asian="Liberation Sans" style:font-size-asian="12pt" style:language-asian="none" style:country-asian="none" style:font-style-asian="normal" style:font-weight-asian="normal" style:font-size-complex="12pt"/>
    </style:style>
    <style:style style:name="P32" style:family="paragraph" style:parent-style-name="Table_20_Contents">
      <style:text-properties style:font-name="Liberation Sans" fo:font-size="12pt" fo:language="none" fo:country="none" fo:font-style="normal" fo:font-weight="normal" officeooo:rsid="00d87d1b" officeooo:paragraph-rsid="00d87d1b" style:font-name-asian="Liberation Sans" style:font-size-asian="12pt" style:language-asian="none" style:country-asian="none" style:font-style-asian="normal" style:font-weight-asian="normal" style:font-size-complex="12pt"/>
    </style:style>
    <style:style style:name="P33" style:family="paragraph" style:parent-style-name="Table_20_Contents">
      <style:text-properties style:font-name="Liberation Sans" fo:font-size="12pt" fo:language="none" fo:country="none" fo:font-style="normal" fo:font-weight="normal" officeooo:paragraph-rsid="00d9b915" style:font-name-asian="Liberation Sans" style:font-size-asian="12pt" style:language-asian="none" style:country-asian="none" style:font-style-asian="normal" style:font-weight-asian="normal" style:font-size-complex="12pt"/>
    </style:style>
    <style:style style:name="P34" style:family="paragraph" style:parent-style-name="Table_20_Contents">
      <style:text-properties style:font-name="Liberation Sans" fo:font-size="12pt" fo:language="none" fo:country="none" fo:font-style="normal" fo:font-weight="normal" officeooo:paragraph-rsid="01361565" style:font-name-asian="Liberation Sans" style:font-size-asian="12pt" style:language-asian="none" style:country-asian="none" style:font-style-asian="normal" style:font-weight-asian="normal" style:font-size-complex="12pt"/>
    </style:style>
    <style:style style:name="P35" style:family="paragraph" style:parent-style-name="Table_20_Contents">
      <style:text-properties style:font-name="Liberation Sans" fo:font-size="12pt" fo:language="none" fo:country="none" fo:font-style="normal" fo:font-weight="normal" officeooo:rsid="00db3701" officeooo:paragraph-rsid="00db3701" style:font-name-asian="Liberation Sans" style:font-size-asian="12pt" style:language-asian="none" style:country-asian="none" style:font-style-asian="normal" style:font-weight-asian="normal" style:font-size-complex="12pt"/>
    </style:style>
    <style:style style:name="P36" style:family="paragraph" style:parent-style-name="Table_20_Contents">
      <style:text-properties style:font-name="Liberation Sans" fo:font-size="12pt" fo:language="none" fo:country="none" fo:font-style="normal" fo:font-weight="normal" officeooo:paragraph-rsid="013b5d76" style:font-name-asian="Liberation Sans" style:font-size-asian="12pt" style:language-asian="none" style:country-asian="none" style:font-style-asian="normal" style:font-weight-asian="normal" style:font-size-complex="12pt"/>
    </style:style>
    <style:style style:name="P37" style:family="paragraph" style:parent-style-name="Table_20_Contents">
      <style:text-properties style:font-name="Liberation Sans" fo:font-size="12pt" fo:language="none" fo:country="none" fo:font-style="normal" fo:font-weight="normal" officeooo:paragraph-rsid="013c1e57" style:font-name-asian="Liberation Sans" style:font-size-asian="12pt" style:language-asian="none" style:country-asian="none" style:font-style-asian="normal" style:font-weight-asian="normal" style:font-size-complex="12pt"/>
    </style:style>
    <style:style style:name="P38" style:family="paragraph" style:parent-style-name="Table_20_Contents">
      <style:text-properties style:font-name="Liberation Sans" fo:font-size="12pt" fo:language="none" fo:country="none" fo:font-style="normal" fo:font-weight="normal" officeooo:rsid="013c1e57" officeooo:paragraph-rsid="013c1e57" style:font-name-asian="Liberation Sans" style:font-size-asian="12pt" style:language-asian="none" style:country-asian="none" style:font-style-asian="normal" style:font-weight-asian="normal" style:font-size-complex="12pt"/>
    </style:style>
    <style:style style:name="P39" style:family="paragraph" style:parent-style-name="Table_20_Contents">
      <style:text-properties style:font-name="Liberation Sans" fo:font-size="12pt" fo:language="none" fo:country="none" fo:font-style="normal" fo:font-weight="normal" officeooo:rsid="00dd5275" officeooo:paragraph-rsid="00dd5275" style:font-name-asian="Liberation Sans" style:font-size-asian="12pt" style:language-asian="none" style:country-asian="none" style:font-style-asian="normal" style:font-weight-asian="normal" style:font-size-complex="12pt"/>
    </style:style>
    <style:style style:name="P40" style:family="paragraph" style:parent-style-name="Table_20_Contents">
      <style:text-properties style:font-name="Liberation Sans" fo:font-size="12pt" fo:language="none" fo:country="none" fo:font-style="normal" fo:font-weight="normal" officeooo:paragraph-rsid="00dd5275" style:font-name-asian="Liberation Sans" style:font-size-asian="12pt" style:language-asian="none" style:country-asian="none" style:font-style-asian="normal" style:font-weight-asian="normal" style:font-size-complex="12pt"/>
    </style:style>
    <style:style style:name="P41" style:family="paragraph" style:parent-style-name="Table_20_Contents">
      <style:text-properties style:font-name="Liberation Sans" fo:font-size="12pt" fo:language="none" fo:country="none" fo:font-style="normal" fo:font-weight="normal" officeooo:paragraph-rsid="00df09e5" style:font-name-asian="Liberation Sans" style:font-size-asian="12pt" style:language-asian="none" style:country-asian="none" style:font-style-asian="normal" style:font-weight-asian="normal" style:font-size-complex="12pt"/>
    </style:style>
    <style:style style:name="P42" style:family="paragraph" style:parent-style-name="Table_20_Contents">
      <style:text-properties style:font-name="Liberation Sans" fo:font-size="12pt" fo:language="none" fo:country="none" fo:font-style="normal" fo:font-weight="normal" officeooo:rsid="00df59fd" officeooo:paragraph-rsid="00df59fd" style:font-name-asian="Liberation Sans" style:font-size-asian="12pt" style:language-asian="none" style:country-asian="none" style:font-style-asian="normal" style:font-weight-asian="normal" style:font-size-complex="12pt"/>
    </style:style>
    <style:style style:name="P43" style:family="paragraph" style:parent-style-name="Table_20_Contents">
      <style:text-properties style:font-name="Liberation Sans" fo:font-size="12pt" fo:language="none" fo:country="none" fo:font-style="normal" fo:font-weight="normal" officeooo:paragraph-rsid="01413c12" style:font-name-asian="Liberation Sans" style:font-size-asian="12pt" style:language-asian="none" style:country-asian="none" style:font-style-asian="normal" style:font-weight-asian="normal" style:font-size-complex="12pt"/>
    </style:style>
    <style:style style:name="P44" style:family="paragraph" style:parent-style-name="Table_20_Contents">
      <style:text-properties style:font-name="Liberation Sans" fo:font-size="12pt" fo:language="none" fo:country="none" fo:font-style="normal" fo:font-weight="normal" officeooo:rsid="00f70773" officeooo:paragraph-rsid="00f70773" style:font-name-asian="Liberation Sans" style:font-size-asian="12pt" style:language-asian="none" style:country-asian="none" style:font-style-asian="normal" style:font-weight-asian="normal" style:font-size-complex="12pt"/>
    </style:style>
    <style:style style:name="P45" style:family="paragraph" style:parent-style-name="Table_20_Contents">
      <style:text-properties style:font-name="Liberation Sans" fo:font-size="12pt" fo:language="none" fo:country="none" fo:font-style="normal" fo:font-weight="normal" officeooo:paragraph-rsid="00f70773" style:font-name-asian="Liberation Sans" style:font-size-asian="12pt" style:language-asian="none" style:country-asian="none" style:font-style-asian="normal" style:font-weight-asian="normal" style:font-size-complex="12pt"/>
    </style:style>
    <style:style style:name="P46" style:family="paragraph" style:parent-style-name="Table_20_Contents">
      <style:text-properties style:font-name="Liberation Sans" fo:font-size="12pt" fo:language="none" fo:country="none" fo:font-style="normal" fo:font-weight="normal" officeooo:rsid="015c3d2c" officeooo:paragraph-rsid="005cf90f" style:font-name-asian="Liberation Sans" style:font-size-asian="12pt" style:language-asian="none" style:country-asian="none" style:font-style-asian="normal" style:font-weight-asian="normal" style:font-size-complex="12pt"/>
    </style:style>
    <style:style style:name="P47" style:family="paragraph" style:parent-style-name="Table_20_Contents">
      <style:text-properties style:font-name="Liberation Sans" fo:font-size="12pt" fo:language="none" fo:country="none" fo:font-style="normal" fo:font-weight="normal" officeooo:paragraph-rsid="0142cdb4" style:font-name-asian="Liberation Sans" style:font-size-asian="12pt" style:language-asian="none" style:country-asian="none" style:font-style-asian="normal" style:font-weight-asian="normal" style:font-size-complex="12pt"/>
    </style:style>
    <style:style style:name="P48" style:family="paragraph" style:parent-style-name="Table_20_Contents">
      <style:text-properties style:font-name="Liberation Sans" fo:font-size="12pt" fo:language="none" fo:country="none" fo:font-style="normal" fo:font-weight="normal" officeooo:rsid="00f9c395" officeooo:paragraph-rsid="00f9c395" style:font-name-asian="Liberation Sans" style:font-size-asian="12pt" style:language-asian="none" style:country-asian="none" style:font-style-asian="normal" style:font-weight-asian="normal" style:font-size-complex="12pt"/>
    </style:style>
    <style:style style:name="P49" style:family="paragraph" style:parent-style-name="Table_20_Contents">
      <style:text-properties style:font-name="Liberation Sans" fo:font-size="12pt" fo:language="none" fo:country="none" fo:font-style="normal" fo:font-weight="normal" officeooo:rsid="00f9c395" officeooo:paragraph-rsid="014474ee" style:font-name-asian="Liberation Sans" style:font-size-asian="12pt" style:language-asian="none" style:country-asian="none" style:font-style-asian="normal" style:font-weight-asian="normal" style:font-size-complex="12pt"/>
    </style:style>
    <style:style style:name="P50" style:family="paragraph" style:parent-style-name="Table_20_Contents">
      <style:text-properties style:font-name="Liberation Sans" fo:font-size="12pt" fo:language="none" fo:country="none" fo:font-style="normal" fo:font-weight="normal" officeooo:paragraph-rsid="00e7ac4e" style:font-name-asian="Liberation Sans" style:font-size-asian="12pt" style:language-asian="none" style:country-asian="none" style:font-style-asian="normal" style:font-weight-asian="normal" style:font-size-complex="12pt"/>
    </style:style>
    <style:style style:name="P51" style:family="paragraph" style:parent-style-name="Table_20_Contents">
      <style:text-properties style:font-name="Liberation Sans" fo:font-size="12pt" fo:language="none" fo:country="none" fo:font-style="normal" fo:font-weight="normal" officeooo:rsid="0142cdb4" officeooo:paragraph-rsid="0142cdb4" style:font-name-asian="Liberation Sans" style:font-size-asian="12pt" style:language-asian="none" style:country-asian="none" style:font-style-asian="normal" style:font-weight-asian="normal" style:font-size-complex="12pt"/>
    </style:style>
    <style:style style:name="P52" style:family="paragraph" style:parent-style-name="Table_20_Contents">
      <style:text-properties style:font-name="Liberation Sans" fo:font-size="12pt" fo:language="none" fo:country="none" fo:font-style="normal" fo:font-weight="normal" officeooo:rsid="015db614" officeooo:paragraph-rsid="015fa54f" style:font-name-asian="Liberation Sans" style:font-size-asian="12pt" style:language-asian="none" style:country-asian="none" style:font-style-asian="normal" style:font-weight-asian="normal" style:font-size-complex="12pt"/>
    </style:style>
    <style:style style:name="P53" style:family="paragraph" style:parent-style-name="Table_20_Contents">
      <style:text-properties style:font-name="Liberation Sans" fo:font-size="12pt" fo:language="none" fo:country="none" fo:font-style="normal" fo:font-weight="normal" officeooo:paragraph-rsid="01607b2d" style:font-name-asian="Liberation Sans" style:font-size-asian="12pt" style:language-asian="none" style:country-asian="none" style:font-style-asian="normal" style:font-weight-asian="normal" style:font-size-complex="12pt"/>
    </style:style>
    <style:style style:name="P54" style:family="paragraph" style:parent-style-name="Table_20_Contents">
      <style:text-properties style:font-name="Liberation Sans" fo:font-size="12pt" fo:language="none" fo:country="none" fo:font-style="normal" fo:font-weight="normal" officeooo:rsid="00e88732" officeooo:paragraph-rsid="00e88732" style:font-name-asian="Liberation Sans" style:font-size-asian="12pt" style:language-asian="none" style:country-asian="none" style:font-style-asian="normal" style:font-weight-asian="normal" style:font-size-complex="12pt"/>
    </style:style>
    <style:style style:name="P55" style:family="paragraph" style:parent-style-name="Table_20_Contents">
      <style:text-properties style:font-name="Liberation Sans" fo:font-size="12pt" fo:language="none" fo:country="none" fo:font-style="normal" fo:font-weight="normal" officeooo:rsid="01617b57" officeooo:paragraph-rsid="01617b57" style:font-name-asian="Liberation Sans" style:font-size-asian="12pt" style:language-asian="none" style:country-asian="none" style:font-style-asian="normal" style:font-weight-asian="normal" style:font-size-complex="12pt"/>
    </style:style>
    <style:style style:name="P56" style:family="paragraph" style:parent-style-name="Table_20_Contents">
      <style:text-properties style:font-name="Liberation Sans" fo:font-size="12pt" fo:language="none" fo:country="none" fo:font-style="normal" fo:font-weight="normal" officeooo:rsid="010edabd" officeooo:paragraph-rsid="010edabd" style:font-name-asian="Liberation Sans" style:font-size-asian="12pt" style:language-asian="none" style:country-asian="none" style:font-style-asian="normal" style:font-weight-asian="normal" style:font-size-complex="12pt"/>
    </style:style>
    <style:style style:name="P57" style:family="paragraph" style:parent-style-name="Table_20_Contents">
      <style:text-properties style:font-name="Liberation Sans" fo:font-size="12pt" fo:language="none" fo:country="none" fo:font-style="normal" fo:font-weight="normal" officeooo:rsid="010edabd" officeooo:paragraph-rsid="010f28ce" style:font-name-asian="Liberation Sans" style:font-size-asian="12pt" style:language-asian="none" style:country-asian="none" style:font-style-asian="normal" style:font-weight-asian="normal" style:font-size-complex="12pt"/>
    </style:style>
    <style:style style:name="P58" style:family="paragraph" style:parent-style-name="Table_20_Contents">
      <style:text-properties style:font-name="Liberation Sans" fo:font-size="12pt" fo:language="none" fo:country="none" fo:font-style="normal" fo:font-weight="normal" officeooo:paragraph-rsid="00e9d809" style:font-name-asian="Liberation Sans" style:font-size-asian="12pt" style:language-asian="none" style:country-asian="none" style:font-style-asian="normal" style:font-weight-asian="normal" style:font-size-complex="12pt"/>
    </style:style>
    <style:style style:name="P59" style:family="paragraph" style:parent-style-name="Table_20_Contents">
      <style:text-properties style:font-name="Liberation Sans" fo:font-size="12pt" fo:language="none" fo:country="none" fo:font-style="normal" fo:font-weight="normal" officeooo:rsid="0162b983" officeooo:paragraph-rsid="0162b983" style:font-name-asian="Liberation Sans" style:font-size-asian="12pt" style:language-asian="none" style:country-asian="none" style:font-style-asian="normal" style:font-weight-asian="normal" style:font-size-complex="12pt"/>
    </style:style>
    <style:style style:name="P60" style:family="paragraph" style:parent-style-name="Table_20_Contents">
      <style:text-properties style:font-name="Liberation Sans" fo:font-size="12pt" fo:language="none" fo:country="none" fo:font-style="normal" fo:font-weight="normal" officeooo:paragraph-rsid="018d96e4" style:font-name-asian="Liberation Sans" style:font-size-asian="12pt" style:language-asian="none" style:country-asian="none" style:font-style-asian="normal" style:font-weight-asian="normal" style:font-size-complex="12pt"/>
    </style:style>
    <style:style style:name="P61" style:family="paragraph" style:parent-style-name="Table_20_Contents">
      <style:text-properties style:font-name="Liberation Sans" fo:font-size="12pt" fo:language="none" fo:country="none" fo:font-style="normal" fo:font-weight="normal" officeooo:rsid="01665c80" officeooo:paragraph-rsid="01665c80" style:font-name-asian="Liberation Sans" style:font-size-asian="12pt" style:language-asian="none" style:country-asian="none" style:font-style-asian="normal" style:font-weight-asian="normal" style:font-size-complex="12pt"/>
    </style:style>
    <style:style style:name="P62" style:family="paragraph" style:parent-style-name="Table_20_Contents">
      <style:text-properties style:font-name="Liberation Sans" fo:font-size="12pt" fo:language="none" fo:country="none" fo:font-style="normal" fo:font-weight="normal" officeooo:paragraph-rsid="00ea9d23" style:font-name-asian="Liberation Sans" style:font-size-asian="12pt" style:language-asian="none" style:country-asian="none" style:font-style-asian="normal" style:font-weight-asian="normal" style:font-size-complex="12pt"/>
    </style:style>
    <style:style style:name="P63" style:family="paragraph" style:parent-style-name="Table_20_Contents">
      <style:text-properties style:font-name="Liberation Sans" fo:font-size="12pt" fo:language="none" fo:country="none" fo:font-style="normal" fo:font-weight="normal" officeooo:rsid="00ea9d23" officeooo:paragraph-rsid="00ea9d23" style:font-name-asian="Liberation Sans" style:font-size-asian="12pt" style:language-asian="none" style:country-asian="none" style:font-style-asian="normal" style:font-weight-asian="normal" style:font-size-complex="12pt"/>
    </style:style>
    <style:style style:name="P64" style:family="paragraph" style:parent-style-name="Table_20_Contents">
      <style:text-properties style:font-name="Liberation Sans" fo:font-size="12pt" fo:language="none" fo:country="none" fo:font-style="normal" fo:font-weight="normal" officeooo:paragraph-rsid="00eb16cb" style:font-name-asian="Liberation Sans" style:font-size-asian="12pt" style:language-asian="none" style:country-asian="none" style:font-style-asian="normal" style:font-weight-asian="normal" style:font-size-complex="12pt"/>
    </style:style>
    <style:style style:name="P65" style:family="paragraph" style:parent-style-name="Table_20_Contents">
      <style:text-properties style:font-name="Liberation Sans" fo:font-size="12pt" fo:language="none" fo:country="none" fo:font-style="normal" fo:font-weight="normal" officeooo:paragraph-rsid="00ebc4c4" style:font-name-asian="Liberation Sans" style:font-size-asian="12pt" style:language-asian="none" style:country-asian="none" style:font-style-asian="normal" style:font-weight-asian="normal" style:font-size-complex="12pt"/>
    </style:style>
    <style:style style:name="P66" style:family="paragraph" style:parent-style-name="Table_20_Contents">
      <style:text-properties style:font-name="Liberation Sans" fo:font-size="12pt" fo:language="none" fo:country="none" fo:font-style="normal" fo:font-weight="normal" officeooo:rsid="00ebc4c4" officeooo:paragraph-rsid="00ebc4c4" style:font-name-asian="Liberation Sans" style:font-size-asian="12pt" style:language-asian="none" style:country-asian="none" style:font-style-asian="normal" style:font-weight-asian="normal" style:font-size-complex="12pt"/>
    </style:style>
    <style:style style:name="P67" style:family="paragraph" style:parent-style-name="Table_20_Contents">
      <style:text-properties style:font-name="Liberation Sans" fo:font-size="12pt" fo:language="none" fo:country="none" fo:font-style="normal" fo:font-weight="normal" officeooo:paragraph-rsid="014a90ae" style:font-name-asian="Liberation Sans" style:font-size-asian="12pt" style:language-asian="none" style:country-asian="none" style:font-style-asian="normal" style:font-weight-asian="normal" style:font-size-complex="12pt"/>
    </style:style>
    <style:style style:name="P68" style:family="paragraph" style:parent-style-name="Table_20_Contents">
      <style:text-properties style:font-name="Liberation Sans" fo:font-size="12pt" fo:language="none" fo:country="none" fo:font-style="normal" fo:font-weight="normal" officeooo:rsid="01114912" officeooo:paragraph-rsid="005cf90f" style:font-name-asian="Liberation Sans" style:font-size-asian="12pt" style:language-asian="none" style:country-asian="none" style:font-style-asian="normal" style:font-weight-asian="normal" style:font-size-complex="12pt"/>
    </style:style>
    <style:style style:name="P69" style:family="paragraph" style:parent-style-name="Table_20_Contents">
      <style:text-properties style:font-name="Liberation Sans" fo:font-size="12pt" fo:language="none" fo:country="none" fo:font-style="normal" fo:font-weight="normal" officeooo:rsid="014beb31" officeooo:paragraph-rsid="014beb31" style:font-name-asian="Liberation Sans" style:font-size-asian="12pt" style:language-asian="none" style:country-asian="none" style:font-style-asian="normal" style:font-weight-asian="normal" style:font-size-complex="12pt"/>
    </style:style>
    <style:style style:name="P70" style:family="paragraph" style:parent-style-name="Table_20_Contents">
      <style:text-properties style:font-name="Liberation Sans" fo:font-size="12pt" fo:language="none" fo:country="none" fo:font-style="normal" fo:font-weight="normal" officeooo:rsid="006bcf9e" officeooo:paragraph-rsid="01692bc2" style:font-name-asian="Liberation Sans" style:font-size-asian="12pt" style:language-asian="none" style:country-asian="none" style:font-style-asian="normal" style:font-weight-asian="normal" style:font-size-complex="12pt"/>
    </style:style>
    <style:style style:name="P71" style:family="paragraph" style:parent-style-name="Table_20_Contents">
      <style:text-properties style:font-name="Liberation Sans" fo:font-size="12pt" fo:language="none" fo:country="none" fo:font-style="normal" fo:font-weight="normal" officeooo:rsid="006bcf9e" officeooo:paragraph-rsid="0079ef56" style:font-name-asian="Liberation Sans" style:font-size-asian="12pt" style:language-asian="none" style:country-asian="none" style:font-style-asian="normal" style:font-weight-asian="normal" style:font-size-complex="12pt"/>
    </style:style>
    <style:style style:name="P72" style:family="paragraph" style:parent-style-name="Table_20_Contents">
      <style:text-properties style:font-name="Liberation Sans" fo:font-size="12pt" fo:language="none" fo:country="none" fo:font-style="normal" fo:font-weight="normal" officeooo:rsid="006bcf9e" officeooo:paragraph-rsid="01694169" style:font-name-asian="Liberation Sans" style:font-size-asian="12pt" style:language-asian="none" style:country-asian="none" style:font-style-asian="normal" style:font-weight-asian="normal" style:font-size-complex="12pt"/>
    </style:style>
    <style:style style:name="P73" style:family="paragraph" style:parent-style-name="Table_20_Contents">
      <style:text-properties style:font-name="Liberation Sans" fo:font-size="12pt" fo:language="none" fo:country="none" fo:font-style="normal" fo:font-weight="normal" officeooo:rsid="006bcf9e" officeooo:paragraph-rsid="0180d9c6" style:font-name-asian="Liberation Sans" style:font-size-asian="12pt" style:language-asian="none" style:country-asian="none" style:font-style-asian="normal" style:font-weight-asian="normal" style:font-size-complex="12pt"/>
    </style:style>
    <style:style style:name="P74" style:family="paragraph" style:parent-style-name="Table_20_Contents">
      <style:text-properties style:font-name="Liberation Sans" fo:font-size="12pt" fo:language="none" fo:country="none" fo:font-style="normal" fo:font-weight="normal" officeooo:rsid="006b63ce" officeooo:paragraph-rsid="006b63ce" style:font-name-asian="Liberation Sans" style:font-size-asian="12pt" style:language-asian="none" style:country-asian="none" style:font-style-asian="normal" style:font-weight-asian="normal" style:font-size-complex="12pt"/>
    </style:style>
    <style:style style:name="P75" style:family="paragraph" style:parent-style-name="Table_20_Contents">
      <style:text-properties style:font-name="Liberation Sans" fo:font-size="12pt" fo:language="none" fo:country="none" fo:font-style="normal" fo:font-weight="normal" officeooo:rsid="006b63ce" officeooo:paragraph-rsid="007a7dd7" style:font-name-asian="Liberation Sans" style:font-size-asian="12pt" style:language-asian="none" style:country-asian="none" style:font-style-asian="normal" style:font-weight-asian="normal" style:font-size-complex="12pt"/>
    </style:style>
    <style:style style:name="P76" style:family="paragraph" style:parent-style-name="Table_20_Contents">
      <style:text-properties style:font-name="Liberation Sans" fo:font-size="12pt" fo:language="none" fo:country="none" fo:font-style="normal" fo:font-weight="normal" officeooo:rsid="006b63ce" officeooo:paragraph-rsid="007d0ab2" style:font-name-asian="Liberation Sans" style:font-size-asian="12pt" style:language-asian="none" style:country-asian="none" style:font-style-asian="normal" style:font-weight-asian="normal" style:font-size-complex="12pt"/>
    </style:style>
    <style:style style:name="P77" style:family="paragraph" style:parent-style-name="Table_20_Contents">
      <style:text-properties style:font-name="Liberation Sans" fo:font-size="12pt" fo:language="none" fo:country="none" fo:font-style="normal" fo:font-weight="normal" officeooo:paragraph-rsid="0070c7f1" style:font-name-asian="Liberation Sans" style:font-size-asian="12pt" style:language-asian="none" style:country-asian="none" style:font-style-asian="normal" style:font-weight-asian="normal" style:font-size-complex="12pt"/>
    </style:style>
    <style:style style:name="P78" style:family="paragraph" style:parent-style-name="Table_20_Contents">
      <style:text-properties style:font-name="Liberation Sans" fo:font-size="12pt" fo:language="none" fo:country="none" fo:font-style="normal" fo:font-weight="normal" officeooo:rsid="0020773a" officeooo:paragraph-rsid="0020773a" style:font-name-asian="Liberation Sans" style:font-size-asian="12pt" style:language-asian="none" style:country-asian="none" style:font-style-asian="normal" style:font-weight-asian="normal" style:font-size-complex="12pt"/>
    </style:style>
    <style:style style:name="P79" style:family="paragraph" style:parent-style-name="Table_20_Contents">
      <style:text-properties style:font-name="Liberation Sans" fo:font-size="12pt" fo:language="none" fo:country="none" fo:font-style="normal" fo:font-weight="normal" officeooo:paragraph-rsid="007a7dd7" style:font-name-asian="Liberation Sans" style:font-size-asian="12pt" style:language-asian="none" style:country-asian="none" style:font-style-asian="normal" style:font-weight-asian="normal" style:font-size-complex="12pt"/>
    </style:style>
    <style:style style:name="P80" style:family="paragraph" style:parent-style-name="Table_20_Contents">
      <style:text-properties style:font-name="Liberation Sans" fo:font-size="12pt" fo:language="none" fo:country="none" fo:font-style="normal" fo:font-weight="normal" officeooo:paragraph-rsid="007d0ab2" style:font-name-asian="Liberation Sans" style:font-size-asian="12pt" style:language-asian="none" style:country-asian="none" style:font-style-asian="normal" style:font-weight-asian="normal" style:font-size-complex="12pt"/>
    </style:style>
    <style:style style:name="P81" style:family="paragraph" style:parent-style-name="Table_20_Contents">
      <style:text-properties style:font-name="Liberation Sans" fo:font-size="12pt" fo:language="none" fo:country="none" fo:font-style="normal" fo:font-weight="normal" officeooo:rsid="005cf90f" officeooo:paragraph-rsid="00ff3477" style:font-name-asian="Liberation Sans" style:font-size-asian="12pt" style:language-asian="none" style:country-asian="none" style:font-style-asian="normal" style:font-weight-asian="normal" style:font-size-complex="12pt"/>
    </style:style>
    <style:style style:name="P82" style:family="paragraph" style:parent-style-name="Table_20_Contents">
      <style:text-properties style:font-name="Liberation Sans" fo:font-size="12pt" fo:language="none" fo:country="none" fo:font-style="normal" fo:font-weight="normal" officeooo:rsid="005cf90f" officeooo:paragraph-rsid="00872765" style:font-name-asian="Liberation Sans" style:font-size-asian="12pt" style:language-asian="none" style:country-asian="none" style:font-style-asian="normal" style:font-weight-asian="normal" style:font-size-complex="12pt"/>
    </style:style>
    <style:style style:name="P83" style:family="paragraph" style:parent-style-name="Table_20_Contents">
      <style:text-properties style:font-name="Liberation Sans" fo:font-size="12pt" fo:language="none" fo:country="none" fo:font-style="normal" fo:font-weight="normal" officeooo:rsid="005cf90f" officeooo:paragraph-rsid="014dda24" style:font-name-asian="Liberation Sans" style:font-size-asian="12pt" style:language-asian="none" style:country-asian="none" style:font-style-asian="normal" style:font-weight-asian="normal" style:font-size-complex="12pt"/>
    </style:style>
    <style:style style:name="P84" style:family="paragraph" style:parent-style-name="Table_20_Contents">
      <style:text-properties style:font-name="Liberation Sans" fo:font-size="12pt" fo:language="none" fo:country="none" fo:font-style="normal" fo:font-weight="normal" officeooo:rsid="005cf90f" officeooo:paragraph-rsid="005cf90f" style:font-name-asian="Liberation Sans" style:font-size-asian="12pt" style:language-asian="none" style:country-asian="none" style:font-style-asian="normal" style:font-weight-asian="normal" style:font-size-complex="12pt"/>
    </style:style>
    <style:style style:name="P85" style:family="paragraph" style:parent-style-name="Table_20_Contents">
      <style:paragraph-properties fo:text-align="start" style:justify-single-word="false"/>
      <style:text-properties style:font-name="Liberation Sans" fo:font-size="12pt" fo:language="none" fo:country="none" fo:font-style="normal" fo:font-weight="normal" officeooo:rsid="005cf90f" officeooo:paragraph-rsid="016d5c69" style:font-name-asian="Liberation Sans" style:font-size-asian="12pt" style:language-asian="none" style:country-asian="none" style:font-style-asian="normal" style:font-weight-asian="normal" style:font-size-complex="12pt"/>
    </style:style>
    <style:style style:name="P86" style:family="paragraph" style:parent-style-name="Table_20_Contents">
      <style:text-properties style:font-name="Liberation Sans" fo:font-size="12pt" fo:language="none" fo:country="none" fo:font-style="normal" fo:font-weight="normal" officeooo:rsid="005cf90f" officeooo:paragraph-rsid="009c928a" style:font-name-asian="Liberation Sans" style:font-size-asian="12pt" style:language-asian="none" style:country-asian="none" style:font-style-asian="normal" style:font-weight-asian="normal" style:font-size-complex="12pt"/>
    </style:style>
    <style:style style:name="P87" style:family="paragraph" style:parent-style-name="Table_20_Contents">
      <style:text-properties style:font-name="Liberation Sans" fo:font-size="12pt" fo:language="none" fo:country="none" fo:font-style="normal" fo:font-weight="normal" officeooo:rsid="005cf90f" officeooo:paragraph-rsid="009e074b" style:font-name-asian="Liberation Sans" style:font-size-asian="12pt" style:language-asian="none" style:country-asian="none" style:font-style-asian="normal" style:font-weight-asian="normal" style:font-size-complex="12pt"/>
    </style:style>
    <style:style style:name="P88" style:family="paragraph" style:parent-style-name="Table_20_Contents">
      <style:text-properties style:font-name="Liberation Sans" fo:font-size="12pt" fo:language="none" fo:country="none" fo:font-style="normal" fo:font-weight="normal" officeooo:rsid="005cf90f" officeooo:paragraph-rsid="00a296ef" style:font-name-asian="Liberation Sans" style:font-size-asian="12pt" style:language-asian="none" style:country-asian="none" style:font-style-asian="normal" style:font-weight-asian="normal" style:font-size-complex="12pt"/>
    </style:style>
    <style:style style:name="P89" style:family="paragraph" style:parent-style-name="Table_20_Contents">
      <style:text-properties style:font-name="Liberation Sans" fo:font-size="12pt" fo:language="none" fo:country="none" fo:font-style="normal" fo:font-weight="normal" officeooo:rsid="005cf90f" officeooo:paragraph-rsid="00a47bd4" style:font-name-asian="Liberation Sans" style:font-size-asian="12pt" style:language-asian="none" style:country-asian="none" style:font-style-asian="normal" style:font-weight-asian="normal" style:font-size-complex="12pt"/>
    </style:style>
    <style:style style:name="P90" style:family="paragraph" style:parent-style-name="Table_20_Contents">
      <style:text-properties style:font-name="Liberation Sans" fo:font-size="12pt" fo:language="none" fo:country="none" fo:font-style="normal" fo:font-weight="normal" officeooo:rsid="005cf90f" officeooo:paragraph-rsid="011f112e" style:font-name-asian="Liberation Sans" style:font-size-asian="12pt" style:language-asian="none" style:country-asian="none" style:font-style-asian="normal" style:font-weight-asian="normal" style:font-size-complex="12pt"/>
    </style:style>
    <style:style style:name="P91" style:family="paragraph" style:parent-style-name="Table_20_Contents">
      <style:text-properties style:font-name="Liberation Sans" fo:font-size="12pt" fo:language="none" fo:country="none" fo:font-style="normal" fo:font-weight="normal" officeooo:rsid="005cf90f" officeooo:paragraph-rsid="00a4c9dd" style:font-name-asian="Liberation Sans" style:font-size-asian="12pt" style:language-asian="none" style:country-asian="none" style:font-style-asian="normal" style:font-weight-asian="normal" style:font-size-complex="12pt"/>
    </style:style>
    <style:style style:name="P92" style:family="paragraph" style:parent-style-name="Table_20_Contents">
      <style:text-properties style:font-name="Liberation Sans" fo:font-size="12pt" fo:language="none" fo:country="none" fo:font-style="normal" fo:font-weight="normal" officeooo:rsid="005cf90f" officeooo:paragraph-rsid="012394a8" style:font-name-asian="Liberation Sans" style:font-size-asian="12pt" style:language-asian="none" style:country-asian="none" style:font-style-asian="normal" style:font-weight-asian="normal" style:font-size-complex="12pt"/>
    </style:style>
    <style:style style:name="P93" style:family="paragraph" style:parent-style-name="Table_20_Contents">
      <style:text-properties style:font-name="Liberation Sans" fo:font-size="12pt" fo:language="none" fo:country="none" fo:font-style="normal" fo:font-weight="normal" officeooo:rsid="005cf90f" officeooo:paragraph-rsid="00ad8689" style:font-name-asian="Liberation Sans" style:font-size-asian="12pt" style:language-asian="none" style:country-asian="none" style:font-style-asian="normal" style:font-weight-asian="normal" style:font-size-complex="12pt"/>
    </style:style>
    <style:style style:name="P94" style:family="paragraph" style:parent-style-name="Table_20_Contents">
      <style:text-properties style:font-name="Liberation Sans" fo:font-size="12pt" fo:language="none" fo:country="none" fo:font-style="normal" fo:font-weight="normal" officeooo:rsid="005cf90f" officeooo:paragraph-rsid="00b7a923" style:font-name-asian="Liberation Sans" style:font-size-asian="12pt" style:language-asian="none" style:country-asian="none" style:font-style-asian="normal" style:font-weight-asian="normal" style:font-size-complex="12pt"/>
    </style:style>
    <style:style style:name="P95" style:family="paragraph" style:parent-style-name="Table_20_Contents">
      <style:text-properties style:font-name="Liberation Sans" fo:font-size="12pt" fo:language="none" fo:country="none" fo:font-style="normal" fo:font-weight="normal" officeooo:rsid="005cf90f" officeooo:paragraph-rsid="01573184" style:font-name-asian="Liberation Sans" style:font-size-asian="12pt" style:language-asian="none" style:country-asian="none" style:font-style-asian="normal" style:font-weight-asian="normal" style:font-size-complex="12pt"/>
    </style:style>
    <style:style style:name="P96" style:family="paragraph" style:parent-style-name="Table_20_Contents">
      <style:text-properties style:font-name="Liberation Sans" fo:font-size="12pt" fo:language="none" fo:country="none" fo:font-style="normal" fo:font-weight="normal" officeooo:rsid="005cf90f" officeooo:paragraph-rsid="00bdeb6e" style:font-name-asian="Liberation Sans" style:font-size-asian="12pt" style:language-asian="none" style:country-asian="none" style:font-style-asian="normal" style:font-weight-asian="normal" style:font-size-complex="12pt"/>
    </style:style>
    <style:style style:name="P97" style:family="paragraph" style:parent-style-name="Table_20_Contents">
      <style:text-properties style:font-name="Liberation Sans" fo:font-size="12pt" fo:language="none" fo:country="none" fo:font-style="normal" fo:font-weight="normal" officeooo:rsid="005cf90f" officeooo:paragraph-rsid="00beda2c" style:font-name-asian="Liberation Sans" style:font-size-asian="12pt" style:language-asian="none" style:country-asian="none" style:font-style-asian="normal" style:font-weight-asian="normal" style:font-size-complex="12pt"/>
    </style:style>
    <style:style style:name="P98" style:family="paragraph" style:parent-style-name="Table_20_Contents">
      <style:text-properties style:font-name="Liberation Sans" fo:font-size="12pt" fo:language="none" fo:country="none" fo:font-style="normal" fo:font-weight="normal" officeooo:rsid="005cf90f" officeooo:paragraph-rsid="0109f00a" style:font-name-asian="Liberation Sans" style:font-size-asian="12pt" style:language-asian="none" style:country-asian="none" style:font-style-asian="normal" style:font-weight-asian="normal" style:font-size-complex="12pt"/>
    </style:style>
    <style:style style:name="P99" style:family="paragraph" style:parent-style-name="Table_20_Contents">
      <style:text-properties style:font-name="Liberation Sans" fo:font-size="12pt" fo:language="none" fo:country="none" fo:font-style="normal" fo:font-weight="normal" officeooo:rsid="005cf90f" officeooo:paragraph-rsid="00d65af6" style:font-name-asian="Liberation Sans" style:font-size-asian="12pt" style:language-asian="none" style:country-asian="none" style:font-style-asian="normal" style:font-weight-asian="normal" style:font-size-complex="12pt"/>
    </style:style>
    <style:style style:name="P100" style:family="paragraph" style:parent-style-name="Table_20_Contents">
      <style:text-properties style:font-name="Liberation Sans" fo:font-size="12pt" fo:language="none" fo:country="none" fo:font-style="normal" fo:font-weight="normal" officeooo:rsid="005cf90f" officeooo:paragraph-rsid="016ecaa7" style:font-name-asian="Liberation Sans" style:font-size-asian="12pt" style:language-asian="none" style:country-asian="none" style:font-style-asian="normal" style:font-weight-asian="normal" style:font-size-complex="12pt"/>
    </style:style>
    <style:style style:name="P101" style:family="paragraph" style:parent-style-name="Table_20_Contents">
      <style:text-properties style:font-name="Liberation Sans" fo:font-size="12pt" fo:language="none" fo:country="none" fo:font-style="normal" fo:font-weight="normal" officeooo:rsid="005cf90f" officeooo:paragraph-rsid="0190fd1b" style:font-name-asian="Liberation Sans" style:font-size-asian="12pt" style:language-asian="none" style:country-asian="none" style:font-style-asian="normal" style:font-weight-asian="normal" style:font-size-complex="12pt"/>
    </style:style>
    <style:style style:name="P102" style:family="paragraph" style:parent-style-name="Table_20_Contents">
      <style:text-properties style:font-name="Liberation Sans" fo:font-size="12pt" fo:language="none" fo:country="none" fo:font-style="normal" fo:font-weight="normal" officeooo:rsid="016b3199" officeooo:paragraph-rsid="016b3199" style:font-name-asian="Liberation Sans" style:font-size-asian="12pt" style:language-asian="none" style:country-asian="none" style:font-style-asian="normal" style:font-weight-asian="normal" style:font-size-complex="12pt"/>
    </style:style>
    <style:style style:name="P103" style:family="paragraph" style:parent-style-name="Table_20_Contents">
      <style:text-properties style:font-name="Liberation Sans" fo:font-size="12pt" fo:language="none" fo:country="none" fo:font-style="normal" fo:font-weight="normal" officeooo:rsid="014ec687" officeooo:paragraph-rsid="00872765" style:font-name-asian="Liberation Sans" style:font-size-asian="12pt" style:language-asian="none" style:country-asian="none" style:font-style-asian="normal" style:font-weight-asian="normal" style:font-size-complex="12pt"/>
    </style:style>
    <style:style style:name="P104" style:family="paragraph" style:parent-style-name="Table_20_Contents">
      <style:text-properties style:font-name="Liberation Sans" fo:font-size="12pt" fo:language="none" fo:country="none" fo:font-style="normal" fo:font-weight="normal" officeooo:rsid="00872765" officeooo:paragraph-rsid="00872765" style:font-name-asian="Liberation Sans" style:font-size-asian="12pt" style:language-asian="none" style:country-asian="none" style:font-style-asian="normal" style:font-weight-asian="normal" style:font-size-complex="12pt"/>
    </style:style>
    <style:style style:name="P105" style:family="paragraph" style:parent-style-name="Table_20_Contents">
      <style:text-properties style:font-name="Liberation Sans" fo:font-size="12pt" fo:language="none" fo:country="none" fo:font-style="normal" fo:font-weight="normal" officeooo:paragraph-rsid="0089a776" style:font-name-asian="Liberation Sans" style:font-size-asian="12pt" style:language-asian="none" style:country-asian="none" style:font-style-asian="normal" style:font-weight-asian="normal" style:font-size-complex="12pt"/>
    </style:style>
    <style:style style:name="P106" style:family="paragraph" style:parent-style-name="Table_20_Contents">
      <style:text-properties style:font-name="Liberation Sans" fo:font-size="12pt" fo:language="none" fo:country="none" fo:font-style="normal" fo:font-weight="normal" officeooo:rsid="0089a776" officeooo:paragraph-rsid="0089a776" style:font-name-asian="Liberation Sans" style:font-size-asian="12pt" style:language-asian="none" style:country-asian="none" style:font-style-asian="normal" style:font-weight-asian="normal" style:font-size-complex="12pt"/>
    </style:style>
    <style:style style:name="P107" style:family="paragraph" style:parent-style-name="Table_20_Contents">
      <style:text-properties style:font-name="Liberation Sans" fo:font-size="12pt" fo:language="none" fo:country="none" fo:font-style="normal" fo:font-weight="normal" officeooo:rsid="008aa5a6" officeooo:paragraph-rsid="008aa5a6" style:font-name-asian="Liberation Sans" style:font-size-asian="12pt" style:language-asian="none" style:country-asian="none" style:font-style-asian="normal" style:font-weight-asian="normal" style:font-size-complex="12pt"/>
    </style:style>
    <style:style style:name="P108" style:family="paragraph" style:parent-style-name="Table_20_Contents">
      <style:text-properties style:font-name="Liberation Sans" fo:font-size="12pt" fo:language="none" fo:country="none" fo:font-style="normal" fo:font-weight="normal" officeooo:paragraph-rsid="01179a51" style:font-name-asian="Liberation Sans" style:font-size-asian="12pt" style:language-asian="none" style:country-asian="none" style:font-style-asian="normal" style:font-weight-asian="normal" style:font-size-complex="12pt"/>
    </style:style>
    <style:style style:name="P109" style:family="paragraph" style:parent-style-name="Table_20_Contents">
      <style:text-properties style:font-name="Liberation Sans" fo:font-size="12pt" fo:language="none" fo:country="none" fo:font-style="normal" fo:font-weight="normal" officeooo:rsid="005ff6ff" officeooo:paragraph-rsid="005ff6ff" style:font-name-asian="Liberation Sans" style:font-size-asian="12pt" style:language-asian="none" style:country-asian="none" style:font-style-asian="normal" style:font-weight-asian="normal" style:font-size-complex="12pt"/>
    </style:style>
    <style:style style:name="P110" style:family="paragraph" style:parent-style-name="Table_20_Contents">
      <style:text-properties style:font-name="Liberation Sans" fo:font-size="12pt" fo:language="none" fo:country="none" fo:font-style="normal" fo:font-weight="normal" officeooo:rsid="0100305d" officeooo:paragraph-rsid="0100305d" style:font-name-asian="Liberation Sans" style:font-size-asian="12pt" style:language-asian="none" style:country-asian="none" style:font-style-asian="normal" style:font-weight-asian="normal" style:font-size-complex="12pt"/>
    </style:style>
    <style:style style:name="P111" style:family="paragraph" style:parent-style-name="Table_20_Contents">
      <style:text-properties style:font-name="Liberation Sans" fo:font-size="12pt" fo:language="none" fo:country="none" fo:font-style="normal" fo:font-weight="normal" officeooo:rsid="009b5a19" officeooo:paragraph-rsid="009b5a19" style:font-name-asian="Liberation Sans" style:font-size-asian="12pt" style:language-asian="none" style:country-asian="none" style:font-style-asian="normal" style:font-weight-asian="normal" style:font-size-complex="12pt"/>
    </style:style>
    <style:style style:name="P112" style:family="paragraph" style:parent-style-name="Table_20_Contents">
      <style:paragraph-properties fo:text-align="start" style:justify-single-word="false"/>
      <style:text-properties style:font-name="Liberation Sans" fo:font-size="12pt" fo:language="none" fo:country="none" fo:font-style="normal" fo:font-weight="normal" officeooo:rsid="016d5c69" officeooo:paragraph-rsid="016d5c69" style:font-name-asian="Liberation Sans" style:font-size-asian="12pt" style:language-asian="none" style:country-asian="none" style:font-style-asian="normal" style:font-weight-asian="normal" style:font-size-complex="12pt"/>
    </style:style>
    <style:style style:name="P113" style:family="paragraph" style:parent-style-name="Table_20_Contents">
      <style:text-properties style:font-name="Liberation Sans" fo:font-size="12pt" fo:language="none" fo:country="none" fo:font-style="normal" fo:font-weight="normal" officeooo:rsid="009c928a" officeooo:paragraph-rsid="01752927" style:font-name-asian="Liberation Sans" style:font-size-asian="12pt" style:language-asian="none" style:country-asian="none" style:font-style-asian="normal" style:font-weight-asian="normal" style:font-size-complex="12pt"/>
    </style:style>
    <style:style style:name="P114" style:family="paragraph" style:parent-style-name="Table_20_Contents">
      <style:text-properties style:font-name="Liberation Sans" fo:font-size="12pt" fo:language="none" fo:country="none" fo:font-style="normal" fo:font-weight="normal" officeooo:rsid="00a296ef" officeooo:paragraph-rsid="00a296ef" style:font-name-asian="Liberation Sans" style:font-size-asian="12pt" style:language-asian="none" style:country-asian="none" style:font-style-asian="normal" style:font-weight-asian="normal" style:font-size-complex="12pt"/>
    </style:style>
    <style:style style:name="P115" style:family="paragraph" style:parent-style-name="Table_20_Contents">
      <style:text-properties style:font-name="Liberation Sans" fo:font-size="12pt" fo:language="none" fo:country="none" fo:font-style="normal" fo:font-weight="normal" officeooo:rsid="00a296ef" officeooo:paragraph-rsid="016d5c69" style:font-name-asian="Liberation Sans" style:font-size-asian="12pt" style:language-asian="none" style:country-asian="none" style:font-style-asian="normal" style:font-weight-asian="normal" style:font-size-complex="12pt"/>
    </style:style>
    <style:style style:name="P116" style:family="paragraph" style:parent-style-name="Table_20_Contents">
      <style:text-properties style:font-name="Liberation Sans" fo:font-size="12pt" fo:language="none" fo:country="none" fo:font-style="normal" fo:font-weight="normal" officeooo:rsid="00a296ef" officeooo:paragraph-rsid="00a8db30" style:font-name-asian="Liberation Sans" style:font-size-asian="12pt" style:language-asian="none" style:country-asian="none" style:font-style-asian="normal" style:font-weight-asian="normal" style:font-size-complex="12pt"/>
    </style:style>
    <style:style style:name="P117" style:family="paragraph" style:parent-style-name="Table_20_Contents">
      <style:text-properties style:font-name="Liberation Sans" fo:font-size="12pt" fo:language="none" fo:country="none" fo:font-style="normal" fo:font-weight="normal" officeooo:rsid="012394a8" officeooo:paragraph-rsid="012394a8" style:font-name-asian="Liberation Sans" style:font-size-asian="12pt" style:language-asian="none" style:country-asian="none" style:font-style-asian="normal" style:font-weight-asian="normal" style:font-size-complex="12pt"/>
    </style:style>
    <style:style style:name="P118" style:family="paragraph" style:parent-style-name="Table_20_Contents">
      <style:text-properties style:font-name="Liberation Sans" fo:font-size="12pt" fo:language="none" fo:country="none" fo:font-style="normal" fo:font-weight="normal" officeooo:rsid="0124374d" officeooo:paragraph-rsid="012394a8" style:font-name-asian="Liberation Sans" style:font-size-asian="12pt" style:language-asian="none" style:country-asian="none" style:font-style-asian="normal" style:font-weight-asian="normal" style:font-size-complex="12pt"/>
    </style:style>
    <style:style style:name="P119" style:family="paragraph" style:parent-style-name="Table_20_Contents">
      <style:text-properties style:font-name="Liberation Sans" fo:font-size="12pt" fo:language="none" fo:country="none" fo:font-style="normal" fo:font-weight="normal" officeooo:rsid="00ad8689" officeooo:paragraph-rsid="00ad8689" style:font-name-asian="Liberation Sans" style:font-size-asian="12pt" style:language-asian="none" style:country-asian="none" style:font-style-asian="normal" style:font-weight-asian="normal" style:font-size-complex="12pt"/>
    </style:style>
    <style:style style:name="P120" style:family="paragraph" style:parent-style-name="Table_20_Contents">
      <style:text-properties style:font-name="Liberation Sans" fo:font-size="12pt" fo:language="none" fo:country="none" fo:font-style="normal" fo:font-weight="normal" officeooo:rsid="00b12cf5" officeooo:paragraph-rsid="00b12cf5" style:font-name-asian="Liberation Sans" style:font-size-asian="12pt" style:language-asian="none" style:country-asian="none" style:font-style-asian="normal" style:font-weight-asian="normal" style:font-size-complex="12pt"/>
    </style:style>
    <style:style style:name="P121" style:family="paragraph" style:parent-style-name="Table_20_Contents">
      <style:text-properties style:font-name="Liberation Sans" fo:font-size="12pt" fo:language="none" fo:country="none" fo:font-style="normal" fo:font-weight="normal" officeooo:rsid="00b4c36a" officeooo:paragraph-rsid="00b4c36a" style:font-name-asian="Liberation Sans" style:font-size-asian="12pt" style:language-asian="none" style:country-asian="none" style:font-style-asian="normal" style:font-weight-asian="normal" style:font-size-complex="12pt"/>
    </style:style>
    <style:style style:name="P122" style:family="paragraph" style:parent-style-name="Table_20_Contents">
      <style:text-properties style:font-name="Liberation Sans" fo:font-size="12pt" fo:language="none" fo:country="none" fo:font-style="normal" fo:font-weight="normal" officeooo:rsid="00b5a484" officeooo:paragraph-rsid="00b5a484" style:font-name-asian="Liberation Sans" style:font-size-asian="12pt" style:language-asian="none" style:country-asian="none" style:font-style-asian="normal" style:font-weight-asian="normal" style:font-size-complex="12pt"/>
    </style:style>
    <style:style style:name="P123" style:family="paragraph" style:parent-style-name="Table_20_Contents">
      <style:text-properties style:font-name="Liberation Sans" fo:font-size="12pt" fo:language="none" fo:country="none" fo:font-style="normal" fo:font-weight="normal" officeooo:rsid="00b6dbac" officeooo:paragraph-rsid="005cf90f" style:font-name-asian="Liberation Sans" style:font-size-asian="12pt" style:language-asian="none" style:country-asian="none" style:font-style-asian="normal" style:font-weight-asian="normal" style:font-size-complex="12pt"/>
    </style:style>
    <style:style style:name="P124" style:family="paragraph" style:parent-style-name="Table_20_Contents">
      <style:text-properties style:font-name="Liberation Sans" fo:font-size="12pt" fo:language="none" fo:country="none" fo:font-style="normal" fo:font-weight="normal" officeooo:rsid="00b6dbac" officeooo:paragraph-rsid="00b7a923" style:font-name-asian="Liberation Sans" style:font-size-asian="12pt" style:language-asian="none" style:country-asian="none" style:font-style-asian="normal" style:font-weight-asian="normal" style:font-size-complex="12pt"/>
    </style:style>
    <style:style style:name="P125" style:family="paragraph" style:parent-style-name="Table_20_Contents">
      <style:text-properties style:font-name="Liberation Sans" fo:font-size="12pt" fo:language="none" fo:country="none" fo:font-style="normal" fo:font-weight="normal" officeooo:rsid="00b7a923" officeooo:paragraph-rsid="00b7a923" style:font-name-asian="Liberation Sans" style:font-size-asian="12pt" style:language-asian="none" style:country-asian="none" style:font-style-asian="normal" style:font-weight-asian="normal" style:font-size-complex="12pt"/>
    </style:style>
    <style:style style:name="P126" style:family="paragraph" style:parent-style-name="Table_20_Contents">
      <style:text-properties style:font-name="Liberation Sans" fo:font-size="12pt" fo:language="none" fo:country="none" fo:font-style="normal" fo:font-weight="normal" officeooo:rsid="00bb1e9a" officeooo:paragraph-rsid="01573184" style:font-name-asian="Liberation Sans" style:font-size-asian="12pt" style:language-asian="none" style:country-asian="none" style:font-style-asian="normal" style:font-weight-asian="normal" style:font-size-complex="12pt"/>
    </style:style>
    <style:style style:name="P127" style:family="paragraph" style:parent-style-name="Table_20_Contents">
      <style:text-properties style:font-name="Liberation Sans" fo:font-size="12pt" fo:language="none" fo:country="none" fo:font-style="normal" fo:font-weight="normal" officeooo:rsid="00bb1e9a" officeooo:paragraph-rsid="00bc5853" style:font-name-asian="Liberation Sans" style:font-size-asian="12pt" style:language-asian="none" style:country-asian="none" style:font-style-asian="normal" style:font-weight-asian="normal" style:font-size-complex="12pt"/>
    </style:style>
    <style:style style:name="P128" style:family="paragraph" style:parent-style-name="Table_20_Contents">
      <style:text-properties style:font-name="Liberation Sans" fo:font-size="12pt" fo:language="none" fo:country="none" fo:font-style="normal" fo:font-weight="normal" officeooo:rsid="00bb1e9a" officeooo:paragraph-rsid="00bb1e9a" style:font-name-asian="Liberation Sans" style:font-size-asian="12pt" style:language-asian="none" style:country-asian="none" style:font-style-asian="normal" style:font-weight-asian="normal" style:font-size-complex="12pt"/>
    </style:style>
    <style:style style:name="P129" style:family="paragraph" style:parent-style-name="Table_20_Contents">
      <style:text-properties style:font-name="Liberation Sans" fo:font-size="12pt" fo:language="none" fo:country="none" fo:font-style="normal" fo:font-weight="normal" officeooo:rsid="01573184" officeooo:paragraph-rsid="01573184" style:font-name-asian="Liberation Sans" style:font-size-asian="12pt" style:language-asian="none" style:country-asian="none" style:font-style-asian="normal" style:font-weight-asian="normal" style:font-size-complex="12pt"/>
    </style:style>
    <style:style style:name="P130" style:family="paragraph" style:parent-style-name="Table_20_Contents">
      <style:text-properties style:font-name="Liberation Sans" fo:font-size="12pt" fo:language="none" fo:country="none" fo:font-style="normal" fo:font-weight="normal" officeooo:rsid="017bb199" officeooo:paragraph-rsid="017bb199" style:font-name-asian="Liberation Sans" style:font-size-asian="12pt" style:language-asian="none" style:country-asian="none" style:font-style-asian="normal" style:font-weight-asian="normal" style:font-size-complex="12pt"/>
    </style:style>
    <style:style style:name="P131" style:family="paragraph" style:parent-style-name="Table_20_Contents">
      <style:text-properties style:font-name="Liberation Sans" fo:font-size="12pt" fo:language="none" fo:country="none" fo:font-style="normal" fo:font-weight="normal" officeooo:rsid="017d9fe1" officeooo:paragraph-rsid="017d9fe1" style:font-name-asian="Liberation Sans" style:font-size-asian="12pt" style:language-asian="none" style:country-asian="none" style:font-style-asian="normal" style:font-weight-asian="normal" style:font-size-complex="12pt"/>
    </style:style>
    <style:style style:name="P132" style:family="paragraph" style:parent-style-name="Table_20_Contents">
      <style:text-properties style:font-name="Liberation Sans" fo:font-size="12pt" fo:language="none" fo:country="none" fo:font-style="normal" fo:font-weight="normal" officeooo:rsid="00bf2131" officeooo:paragraph-rsid="00c3558c" style:font-name-asian="Liberation Sans" style:font-size-asian="12pt" style:language-asian="none" style:country-asian="none" style:font-style-asian="normal" style:font-weight-asian="normal" style:font-size-complex="12pt"/>
    </style:style>
    <style:style style:name="P133" style:family="paragraph" style:parent-style-name="Table_20_Contents">
      <style:text-properties style:font-name="Liberation Sans" fo:font-size="12pt" fo:language="none" fo:country="none" fo:font-style="normal" fo:font-weight="normal" officeooo:rsid="00bf2131" officeooo:paragraph-rsid="017ef719" style:font-name-asian="Liberation Sans" style:font-size-asian="12pt" style:language-asian="none" style:country-asian="none" style:font-style-asian="normal" style:font-weight-asian="normal" style:font-size-complex="12pt"/>
    </style:style>
    <style:style style:name="P134" style:family="paragraph" style:parent-style-name="Table_20_Contents">
      <style:text-properties style:font-name="Liberation Sans" fo:font-size="12pt" fo:language="none" fo:country="none" fo:font-style="normal" fo:font-weight="normal" officeooo:rsid="00bf2131" officeooo:paragraph-rsid="00c890ed" style:font-name-asian="Liberation Sans" style:font-size-asian="12pt" style:language-asian="none" style:country-asian="none" style:font-style-asian="normal" style:font-weight-asian="normal" style:font-size-complex="12pt"/>
    </style:style>
    <style:style style:name="P135" style:family="paragraph" style:parent-style-name="Table_20_Contents">
      <style:text-properties style:font-name="Liberation Sans" fo:font-size="12pt" fo:language="none" fo:country="none" fo:font-style="normal" fo:font-weight="normal" officeooo:rsid="00bf2131" officeooo:paragraph-rsid="0182aaaf" style:font-name-asian="Liberation Sans" style:font-size-asian="12pt" style:language-asian="none" style:country-asian="none" style:font-style-asian="normal" style:font-weight-asian="normal" style:font-size-complex="12pt"/>
    </style:style>
    <style:style style:name="P136" style:family="paragraph" style:parent-style-name="Table_20_Contents">
      <style:text-properties style:font-name="Liberation Sans" fo:font-size="12pt" fo:language="none" fo:country="none" fo:font-style="normal" fo:font-weight="normal" officeooo:paragraph-rsid="00c25e43" style:font-name-asian="Liberation Sans" style:font-size-asian="12pt" style:language-asian="none" style:country-asian="none" style:font-style-asian="normal" style:font-weight-asian="normal" style:font-size-complex="12pt"/>
    </style:style>
    <style:style style:name="P137" style:family="paragraph" style:parent-style-name="Table_20_Contents">
      <style:text-properties style:font-name="Liberation Sans" fo:font-size="12pt" fo:language="none" fo:country="none" fo:font-style="normal" fo:font-weight="normal" officeooo:paragraph-rsid="017e068e" style:font-name-asian="Liberation Sans" style:font-size-asian="12pt" style:language-asian="none" style:country-asian="none" style:font-style-asian="normal" style:font-weight-asian="normal" style:font-size-complex="12pt"/>
    </style:style>
    <style:style style:name="P138" style:family="paragraph" style:parent-style-name="Table_20_Contents">
      <style:text-properties style:font-name="Liberation Sans" fo:font-size="12pt" fo:language="none" fo:country="none" fo:font-style="normal" fo:font-weight="normal" officeooo:paragraph-rsid="00c6a362" style:font-name-asian="Liberation Sans" style:font-size-asian="12pt" style:language-asian="none" style:country-asian="none" style:font-style-asian="normal" style:font-weight-asian="normal" style:font-size-complex="12pt"/>
    </style:style>
    <style:style style:name="P139" style:family="paragraph" style:parent-style-name="Table_20_Contents">
      <style:text-properties style:font-name="Liberation Sans" fo:font-size="12pt" fo:language="none" fo:country="none" fo:font-style="normal" fo:font-weight="normal" officeooo:paragraph-rsid="0182aaaf" style:font-name-asian="Liberation Sans" style:font-size-asian="12pt" style:language-asian="none" style:country-asian="none" style:font-style-asian="normal" style:font-weight-asian="normal" style:font-size-complex="12pt"/>
    </style:style>
    <style:style style:name="P140" style:family="paragraph" style:parent-style-name="Table_20_Contents">
      <style:text-properties style:font-name="Liberation Sans" fo:font-size="12pt" fo:language="none" fo:country="none" fo:font-style="normal" fo:font-weight="normal" officeooo:rsid="00ceef87" officeooo:paragraph-rsid="00ceef87" style:font-name-asian="Liberation Sans" style:font-size-asian="12pt" style:language-asian="none" style:country-asian="none" style:font-style-asian="normal" style:font-weight-asian="normal" style:font-size-complex="12pt"/>
    </style:style>
    <style:style style:name="P141" style:family="paragraph" style:parent-style-name="Table_20_Contents">
      <style:text-properties style:font-name="Liberation Sans" fo:font-size="12pt" fo:language="none" fo:country="none" fo:font-style="normal" fo:font-weight="normal" officeooo:rsid="00d17490" officeooo:paragraph-rsid="00d17490" style:font-name-asian="Liberation Sans" style:font-size-asian="12pt" style:language-asian="none" style:country-asian="none" style:font-style-asian="normal" style:font-weight-asian="normal" style:font-size-complex="12pt"/>
    </style:style>
    <style:style style:name="P142" style:family="paragraph" style:parent-style-name="Table_20_Contents">
      <style:text-properties style:font-name="Liberation Sans" fo:font-size="12pt" fo:language="none" fo:country="none" fo:font-style="normal" fo:font-weight="normal" officeooo:paragraph-rsid="0013912f" style:font-name-asian="Liberation Sans" style:font-size-asian="12pt" style:language-asian="none" style:country-asian="none" style:font-style-asian="normal" style:font-weight-asian="normal" style:font-size-complex="12pt"/>
    </style:style>
    <style:style style:name="P143" style:family="paragraph" style:parent-style-name="Table_20_Contents">
      <style:text-properties style:font-name="Liberation Sans" fo:font-size="12pt" fo:language="none" fo:country="none" fo:font-style="normal" fo:font-weight="normal" officeooo:rsid="00d2ddea" officeooo:paragraph-rsid="00d2ddea" style:font-name-asian="Liberation Sans" style:font-size-asian="12pt" style:language-asian="none" style:country-asian="none" style:font-style-asian="normal" style:font-weight-asian="normal" style:font-size-complex="12pt"/>
    </style:style>
    <style:style style:name="P144" style:family="paragraph" style:parent-style-name="Table_20_Contents">
      <style:text-properties style:font-name="Liberation Sans" fo:font-size="12pt" fo:language="none" fo:country="none" fo:font-style="normal" fo:font-weight="normal" officeooo:rsid="0184851c" officeooo:paragraph-rsid="0184851c" style:font-name-asian="Liberation Sans" style:font-size-asian="12pt" style:language-asian="none" style:country-asian="none" style:font-style-asian="normal" style:font-weight-asian="normal" style:font-size-complex="12pt"/>
    </style:style>
    <style:style style:name="P145" style:family="paragraph" style:parent-style-name="Table_20_Contents">
      <style:text-properties style:font-name="Liberation Sans" fo:font-size="12pt" fo:language="none" fo:country="none" fo:font-style="normal" fo:font-weight="normal" officeooo:rsid="00d4da09" officeooo:paragraph-rsid="00d4da09" style:font-name-asian="Liberation Sans" style:font-size-asian="12pt" style:language-asian="none" style:country-asian="none" style:font-style-asian="normal" style:font-weight-asian="normal" style:font-size-complex="12pt"/>
    </style:style>
    <style:style style:name="P146" style:family="paragraph" style:parent-style-name="Table_20_Contents">
      <style:text-properties style:font-name="Liberation Sans" fo:font-size="12pt" fo:language="none" fo:country="none" fo:font-style="normal" fo:font-weight="normal" officeooo:rsid="018544fb" officeooo:paragraph-rsid="018544fb" style:font-name-asian="Liberation Sans" style:font-size-asian="12pt" style:language-asian="none" style:country-asian="none" style:font-style-asian="normal" style:font-weight-asian="normal" style:font-size-complex="12pt"/>
    </style:style>
    <style:style style:name="P147" style:family="paragraph" style:parent-style-name="Table_20_Contents">
      <style:text-properties style:font-name="Liberation Sans" fo:font-size="12pt" fo:language="none" fo:country="none" fo:font-style="normal" fo:font-weight="normal" officeooo:rsid="0186c64d" officeooo:paragraph-rsid="0186c64d" style:font-name-asian="Liberation Sans" style:font-size-asian="12pt" style:language-asian="none" style:country-asian="none" style:font-style-asian="normal" style:font-weight-asian="normal" style:font-size-complex="12pt"/>
    </style:style>
    <style:style style:name="P148" style:family="paragraph" style:parent-style-name="Table_20_Contents">
      <style:text-properties style:font-name="Liberation Sans" fo:font-size="12pt" fo:language="none" fo:country="none" fo:font-style="normal" fo:font-weight="normal" officeooo:rsid="00d65af6" officeooo:paragraph-rsid="00d65af6" style:font-name-asian="Liberation Sans" style:font-size-asian="12pt" style:language-asian="none" style:country-asian="none" style:font-style-asian="normal" style:font-weight-asian="normal" style:font-size-complex="12pt"/>
    </style:style>
    <style:style style:name="P149" style:family="paragraph" style:parent-style-name="Table_20_Contents">
      <style:text-properties style:font-name="Liberation Sans" fo:font-size="12pt" fo:language="none" fo:country="none" fo:font-style="normal" fo:font-weight="normal" officeooo:rsid="00d65af6" officeooo:paragraph-rsid="016ecaa7" style:font-name-asian="Liberation Sans" style:font-size-asian="12pt" style:language-asian="none" style:country-asian="none" style:font-style-asian="normal" style:font-weight-asian="normal" style:font-size-complex="12pt"/>
    </style:style>
    <style:style style:name="P150" style:family="paragraph" style:parent-style-name="Table_20_Contents">
      <style:paragraph-properties fo:text-align="start" style:justify-single-word="false"/>
      <style:text-properties style:font-name="Liberation Sans" fo:font-size="12pt" fo:language="none" fo:country="none" fo:font-style="normal" fo:font-weight="normal" style:font-name-asian="Liberation Sans" style:font-size-asian="12pt" style:language-asian="none" style:country-asian="none" style:font-style-asian="normal" style:font-weight-asian="normal"/>
    </style:style>
    <style:style style:name="P151" style:family="paragraph" style:parent-style-name="Table_20_Contents">
      <style:paragraph-properties fo:text-align="start" style:justify-single-word="false"/>
      <style:text-properties style:font-name="Liberation Sans" fo:font-size="12pt" fo:language="none" fo:country="none" fo:font-style="normal" fo:font-weight="normal" officeooo:paragraph-rsid="00fc7008" style:font-name-asian="Liberation Sans" style:font-size-asian="12pt" style:language-asian="none" style:country-asian="none" style:font-style-asian="normal" style:font-weight-asian="normal"/>
    </style:style>
    <style:style style:name="P152" style:family="paragraph" style:parent-style-name="Table_20_Contents">
      <style:paragraph-properties fo:text-align="start" style:justify-single-word="false"/>
      <style:text-properties style:font-name="Liberation Sans" fo:font-size="12pt" fo:language="none" fo:country="none" fo:font-style="normal" fo:font-weight="normal" officeooo:paragraph-rsid="00fe5fd1" style:font-name-asian="Liberation Sans" style:font-size-asian="12pt" style:language-asian="none" style:country-asian="none" style:font-style-asian="normal" style:font-weight-asian="normal"/>
    </style:style>
    <style:style style:name="P153" style:family="paragraph" style:parent-style-name="Table_20_Contents">
      <style:paragraph-properties fo:text-align="start" style:justify-single-word="false"/>
      <style:text-properties style:font-name="Liberation Sans" fo:font-size="12pt" fo:language="none" fo:country="none" fo:font-style="normal" fo:font-weight="normal" officeooo:paragraph-rsid="00ff3477" style:font-name-asian="Liberation Sans" style:font-size-asian="12pt" style:language-asian="none" style:country-asian="none" style:font-style-asian="normal" style:font-weight-asian="normal"/>
    </style:style>
    <style:style style:name="P154" style:family="paragraph" style:parent-style-name="Table_20_Contents">
      <style:paragraph-properties fo:text-align="start" style:justify-single-word="false"/>
      <style:text-properties style:font-name="Liberation Sans" fo:font-size="12pt" fo:language="none" fo:country="none" fo:font-style="normal" fo:font-weight="normal" officeooo:paragraph-rsid="0100d8da" style:font-name-asian="Liberation Sans" style:font-size-asian="12pt" style:language-asian="none" style:country-asian="none" style:font-style-asian="normal" style:font-weight-asian="normal"/>
    </style:style>
    <style:style style:name="P155" style:family="paragraph" style:parent-style-name="Table_20_Contents">
      <style:paragraph-properties fo:text-align="start" style:justify-single-word="false"/>
      <style:text-properties style:font-name="Liberation Sans" fo:font-size="12pt" fo:language="none" fo:country="none" fo:font-style="normal" fo:font-weight="normal" officeooo:paragraph-rsid="01024b04" style:font-name-asian="Liberation Sans" style:font-size-asian="12pt" style:language-asian="none" style:country-asian="none" style:font-style-asian="normal" style:font-weight-asian="normal"/>
    </style:style>
    <style:style style:name="P156" style:family="paragraph" style:parent-style-name="Table_20_Contents">
      <style:paragraph-properties fo:text-align="start" style:justify-single-word="false"/>
      <style:text-properties style:font-name="Liberation Sans" fo:font-size="12pt" fo:language="none" fo:country="none" fo:font-style="normal" fo:font-weight="normal" officeooo:paragraph-rsid="0108276b" style:font-name-asian="Liberation Sans" style:font-size-asian="12pt" style:language-asian="none" style:country-asian="none" style:font-style-asian="normal" style:font-weight-asian="normal"/>
    </style:style>
    <style:style style:name="P157" style:family="paragraph" style:parent-style-name="Table_20_Contents">
      <style:paragraph-properties fo:text-align="start" style:justify-single-word="false"/>
      <style:text-properties style:font-name="Liberation Sans" fo:font-size="12pt" fo:language="none" fo:country="none" fo:font-style="normal" fo:font-weight="normal" officeooo:paragraph-rsid="016ecaa7" style:font-name-asian="Liberation Sans" style:font-size-asian="12pt" style:language-asian="none" style:country-asian="none" style:font-style-asian="normal" style:font-weight-asian="normal"/>
    </style:style>
    <style:style style:name="P158" style:family="paragraph" style:parent-style-name="Table_20_Contents">
      <style:paragraph-properties fo:text-align="start" style:justify-single-word="false"/>
      <style:text-properties style:font-name="Liberation Sans" fo:font-size="12pt" fo:language="none" fo:country="none" fo:font-style="normal" fo:font-weight="normal" officeooo:rsid="00dcca34" officeooo:paragraph-rsid="00dcca34" style:font-name-asian="Liberation Sans" style:font-size-asian="12pt" style:language-asian="none" style:country-asian="none" style:font-style-asian="normal" style:font-weight-asian="normal"/>
    </style:style>
    <style:style style:name="P159" style:family="paragraph" style:parent-style-name="Table_20_Contents">
      <style:paragraph-properties fo:text-align="start" style:justify-single-word="false"/>
      <style:text-properties style:font-name="Liberation Sans" fo:font-size="12pt" fo:language="none" fo:country="none" fo:font-style="normal" fo:font-weight="normal" officeooo:rsid="013b5d76" officeooo:paragraph-rsid="013b5d76" style:font-name-asian="Liberation Sans" style:font-size-asian="12pt" style:language-asian="none" style:country-asian="none" style:font-style-asian="normal" style:font-weight-asian="normal"/>
    </style:style>
    <style:style style:name="P160" style:family="paragraph" style:parent-style-name="Table_20_Contents">
      <style:paragraph-properties fo:text-align="start" style:justify-single-word="false"/>
      <style:text-properties style:font-name="Liberation Sans" fo:font-size="12pt" fo:language="none" fo:country="none" fo:font-style="normal" fo:font-weight="normal" officeooo:rsid="00dd5275" style:font-name-asian="Liberation Sans" style:font-size-asian="12pt" style:language-asian="none" style:country-asian="none" style:font-style-asian="normal" style:font-weight-asian="normal"/>
    </style:style>
    <style:style style:name="P161" style:family="paragraph" style:parent-style-name="Table_20_Contents">
      <style:paragraph-properties fo:text-align="start" style:justify-single-word="false"/>
      <style:text-properties style:font-name="Liberation Sans" fo:font-size="12pt" fo:language="none" fo:country="none" fo:font-style="normal" fo:font-weight="normal" officeooo:rsid="00dd5275" officeooo:paragraph-rsid="00dd5275" style:font-name-asian="Liberation Sans" style:font-size-asian="12pt" style:language-asian="none" style:country-asian="none" style:font-style-asian="normal" style:font-weight-asian="normal"/>
    </style:style>
    <style:style style:name="P162" style:family="paragraph" style:parent-style-name="Table_20_Contents">
      <style:paragraph-properties fo:text-align="start" style:justify-single-word="false"/>
      <style:text-properties style:font-name="Liberation Sans" fo:font-size="12pt" fo:language="none" fo:country="none" fo:font-style="normal" fo:font-weight="normal" officeooo:rsid="00e36d82" officeooo:paragraph-rsid="00e36d82" style:font-name-asian="Liberation Sans" style:font-size-asian="12pt" style:language-asian="none" style:country-asian="none" style:font-style-asian="normal" style:font-weight-asian="normal"/>
    </style:style>
    <style:style style:name="P163" style:family="paragraph" style:parent-style-name="Table_20_Contents">
      <style:paragraph-properties fo:text-align="start" style:justify-single-word="false"/>
      <style:text-properties style:font-name="Liberation Sans" fo:font-size="12pt" fo:language="none" fo:country="none" fo:font-style="normal" fo:font-weight="normal" officeooo:rsid="00e7ac4e" officeooo:paragraph-rsid="00e7ac4e" style:font-name-asian="Liberation Sans" style:font-size-asian="12pt" style:language-asian="none" style:country-asian="none" style:font-style-asian="normal" style:font-weight-asian="normal"/>
    </style:style>
    <style:style style:name="P164" style:family="paragraph" style:parent-style-name="Table_20_Contents">
      <style:paragraph-properties fo:text-align="start" style:justify-single-word="false"/>
      <style:text-properties style:font-name="Liberation Sans" fo:font-size="12pt" fo:language="none" fo:country="none" fo:font-style="normal" fo:font-weight="normal" officeooo:rsid="0145be95" officeooo:paragraph-rsid="0145be95" style:font-name-asian="Liberation Sans" style:font-size-asian="12pt" style:language-asian="none" style:country-asian="none" style:font-style-asian="normal" style:font-weight-asian="normal"/>
    </style:style>
    <style:style style:name="P165" style:family="paragraph" style:parent-style-name="Table_20_Contents">
      <style:paragraph-properties fo:text-align="start" style:justify-single-word="false"/>
      <style:text-properties style:font-name="Liberation Sans" fo:font-size="12pt" fo:language="none" fo:country="none" fo:font-style="normal" fo:font-weight="normal" officeooo:rsid="00e8573f" officeooo:paragraph-rsid="00e8573f" style:font-name-asian="Liberation Sans" style:font-size-asian="12pt" style:language-asian="none" style:country-asian="none" style:font-style-asian="normal" style:font-weight-asian="normal"/>
    </style:style>
    <style:style style:name="P166" style:family="paragraph" style:parent-style-name="Table_20_Contents">
      <style:paragraph-properties fo:text-align="start" style:justify-single-word="false"/>
      <style:text-properties style:font-name="Liberation Sans" fo:font-size="12pt" fo:language="none" fo:country="none" fo:font-style="normal" fo:font-weight="normal" officeooo:rsid="00e9d809" officeooo:paragraph-rsid="00e9d809" style:font-name-asian="Liberation Sans" style:font-size-asian="12pt" style:language-asian="none" style:country-asian="none" style:font-style-asian="normal" style:font-weight-asian="normal"/>
    </style:style>
    <style:style style:name="P167" style:family="paragraph" style:parent-style-name="Table_20_Contents">
      <style:paragraph-properties fo:text-align="start" style:justify-single-word="false"/>
      <style:text-properties style:font-name="Liberation Sans" fo:font-size="12pt" fo:language="none" fo:country="none" fo:font-style="normal" fo:font-weight="normal" officeooo:rsid="012394a8" officeooo:paragraph-rsid="012394a8" style:font-name-asian="Liberation Sans" style:font-size-asian="12pt" style:language-asian="none" style:country-asian="none" style:font-style-asian="normal" style:font-weight-asian="normal"/>
    </style:style>
    <style:style style:name="P168" style:family="paragraph" style:parent-style-name="Table_20_Contents">
      <style:paragraph-properties fo:text-align="start" style:justify-single-word="false"/>
      <style:text-properties style:font-name="Liberation Sans" fo:font-size="12pt" fo:language="none" fo:country="none" fo:font-style="normal" fo:font-weight="normal" officeooo:rsid="0109f00a" officeooo:paragraph-rsid="0109f00a" style:font-name-asian="Liberation Sans" style:font-size-asian="12pt" style:language-asian="none" style:country-asian="none" style:font-style-asian="normal" style:font-weight-asian="normal"/>
    </style:style>
    <style:style style:name="P169" style:family="paragraph" style:parent-style-name="Table_20_Contents">
      <style:paragraph-properties fo:text-align="start" style:justify-single-word="false"/>
      <style:text-properties style:font-name="Liberation Sans" fo:font-size="12pt" fo:language="none" fo:country="none" fo:font-style="normal" fo:font-weight="normal" officeooo:rsid="0180d9c6" officeooo:paragraph-rsid="0180d9c6" style:font-name-asian="Liberation Sans" style:font-size-asian="12pt" style:language-asian="none" style:country-asian="none" style:font-style-asian="normal" style:font-weight-asian="normal"/>
    </style:style>
    <style:style style:name="P170" style:family="paragraph" style:parent-style-name="Table_20_Contents">
      <style:text-properties style:font-name="Liberation Sans" fo:font-size="12pt" fo:language="none" fo:country="none" fo:font-style="normal" fo:font-weight="normal" officeooo:rsid="005cf90f" officeooo:paragraph-rsid="005cf90f" style:font-name-asian="Liberation Sans" style:font-size-asian="12pt" style:language-asian="zh" style:country-asian="TW" style:font-style-asian="normal" style:font-weight-asian="normal" style:font-size-complex="12pt"/>
    </style:style>
    <style:style style:name="P171" style:family="paragraph" style:parent-style-name="Table_20_Contents">
      <style:text-properties style:font-name="Liberation Sans" fo:font-size="12pt" fo:language="none" fo:country="none" fo:font-style="normal" fo:font-weight="normal" officeooo:rsid="005cf90f" officeooo:paragraph-rsid="0190fd1b" style:font-name-asian="Liberation Sans" style:font-size-asian="12pt" style:language-asian="zh" style:country-asian="TW" style:font-style-asian="normal" style:font-weight-asian="normal" style:font-size-complex="12pt"/>
    </style:style>
    <style:style style:name="P172" style:family="paragraph" style:parent-style-name="Table_20_Contents">
      <style:paragraph-properties fo:text-align="center" style:justify-single-word="false"/>
      <style:text-properties style:font-name="Liberation Sans" fo:font-size="12pt" fo:language="none" fo:country="none" fo:font-style="normal" fo:font-weight="bold" style:font-name-asian="Liberation Sans" style:font-size-asian="12pt" style:language-asian="none" style:country-asian="none" style:font-style-asian="normal" style:font-weight-asian="bold" style:font-size-complex="12pt" style:font-weight-complex="bold"/>
    </style:style>
    <style:style style:name="P173" style:family="paragraph" style:parent-style-name="Table_20_Contents">
      <style:text-properties style:font-name="Liberation Sans1" fo:font-size="12pt" fo:language="none" fo:country="none" officeooo:paragraph-rsid="005cf90f" style:font-name-asian="Liberation Sans1" style:font-size-asian="12pt" style:language-asian="none" style:country-asian="none" style:font-size-complex="12pt"/>
    </style:style>
    <style:style style:name="P174" style:family="paragraph" style:parent-style-name="Table_20_Contents">
      <style:text-properties style:font-name="Liberation Sans1" fo:font-size="12pt" fo:language="none" fo:country="none" officeooo:rsid="005cf90f" officeooo:paragraph-rsid="005cf90f" style:font-name-asian="Liberation Sans1" style:font-size-asian="12pt" style:language-asian="none" style:country-asian="none" style:font-size-complex="12pt"/>
    </style:style>
    <style:style style:name="P175" style:family="paragraph" style:parent-style-name="Table_20_Contents">
      <style:text-properties style:font-name="Liberation Sans1" fo:font-size="12pt" fo:language="none" fo:country="none" officeooo:rsid="005cf90f" officeooo:paragraph-rsid="009e074b" style:font-name-asian="Liberation Sans1" style:font-size-asian="12pt" style:language-asian="none" style:country-asian="none" style:font-size-complex="12pt"/>
    </style:style>
    <style:style style:name="P176" style:family="paragraph" style:parent-style-name="Table_20_Contents">
      <style:text-properties style:font-name="Liberation Sans1" fo:font-size="12pt" fo:language="none" fo:country="none" officeooo:rsid="005cf90f" officeooo:paragraph-rsid="00a4c9dd" style:font-name-asian="Liberation Sans1" style:font-size-asian="12pt" style:language-asian="none" style:country-asian="none" style:font-size-complex="12pt"/>
    </style:style>
    <style:style style:name="P177" style:family="paragraph" style:parent-style-name="Table_20_Contents">
      <style:text-properties style:font-name="Liberation Sans1" fo:font-size="12pt" fo:language="none" fo:country="none" officeooo:rsid="005cf90f" officeooo:paragraph-rsid="00ad8689" style:font-name-asian="Liberation Sans1" style:font-size-asian="12pt" style:language-asian="none" style:country-asian="none" style:font-size-complex="12pt"/>
    </style:style>
    <style:style style:name="P178" style:family="paragraph" style:parent-style-name="Table_20_Contents">
      <style:text-properties style:font-name="Liberation Sans1" fo:font-size="12pt" fo:language="none" fo:country="none" officeooo:rsid="005cf90f" officeooo:paragraph-rsid="00b7a923" style:font-name-asian="Liberation Sans1" style:font-size-asian="12pt" style:language-asian="none" style:country-asian="none" style:font-size-complex="12pt"/>
    </style:style>
    <style:style style:name="P179" style:family="paragraph" style:parent-style-name="Table_20_Contents">
      <style:text-properties style:font-name="Liberation Sans1" fo:font-size="12pt" fo:language="none" fo:country="none" officeooo:rsid="005cf90f" officeooo:paragraph-rsid="00bb1e9a" style:font-name-asian="Liberation Sans1" style:font-size-asian="12pt" style:language-asian="none" style:country-asian="none" style:font-size-complex="12pt"/>
    </style:style>
    <style:style style:name="P180" style:family="paragraph" style:parent-style-name="Table_20_Contents">
      <style:text-properties style:font-name="Liberation Sans1" fo:font-size="12pt" fo:language="none" fo:country="none" officeooo:rsid="005cf90f" officeooo:paragraph-rsid="00bdeb6e" style:font-name-asian="Liberation Sans1" style:font-size-asian="12pt" style:language-asian="none" style:country-asian="none" style:font-size-complex="12pt"/>
    </style:style>
    <style:style style:name="P181" style:family="paragraph" style:parent-style-name="Table_20_Contents">
      <style:text-properties style:font-name="Liberation Sans1" fo:font-size="12pt" fo:language="none" fo:country="none" officeooo:rsid="005cf90f" officeooo:paragraph-rsid="0109f00a" style:font-name-asian="Liberation Sans1" style:font-size-asian="12pt" style:language-asian="none" style:country-asian="none" style:font-size-complex="12pt"/>
    </style:style>
    <style:style style:name="P182" style:family="paragraph" style:parent-style-name="Table_20_Contents">
      <style:text-properties style:font-name="Liberation Sans1" fo:font-size="12pt" fo:language="none" fo:country="none" officeooo:rsid="005cf90f" officeooo:paragraph-rsid="009b5a19" style:font-name-asian="Liberation Sans1" style:font-size-asian="12pt" style:language-asian="none" style:country-asian="none" style:font-size-complex="12pt"/>
    </style:style>
    <style:style style:name="P183" style:family="paragraph" style:parent-style-name="Table_20_Contents">
      <style:text-properties style:font-name="Liberation Sans1" fo:font-size="12pt" fo:language="none" fo:country="none" officeooo:rsid="005cf90f" officeooo:paragraph-rsid="012394a8" style:font-name-asian="Liberation Sans1" style:font-size-asian="12pt" style:language-asian="none" style:country-asian="none" style:font-size-complex="12pt"/>
    </style:style>
    <style:style style:name="P184" style:family="paragraph" style:parent-style-name="Table_20_Contents">
      <style:text-properties style:font-name="Liberation Sans1" fo:font-size="12pt" fo:language="none" fo:country="none" officeooo:rsid="005cf90f" officeooo:paragraph-rsid="01573184" style:font-name-asian="Liberation Sans1" style:font-size-asian="12pt" style:language-asian="none" style:country-asian="none" style:font-size-complex="12pt"/>
    </style:style>
    <style:style style:name="P185" style:family="paragraph" style:parent-style-name="Table_20_Contents">
      <style:text-properties style:font-name="Liberation Sans1" fo:font-size="12pt" fo:language="none" fo:country="none" officeooo:rsid="005cf90f" officeooo:paragraph-rsid="016ecaa7" style:font-name-asian="Liberation Sans1" style:font-size-asian="12pt" style:language-asian="none" style:country-asian="none" style:font-size-complex="12pt"/>
    </style:style>
    <style:style style:name="P186" style:family="paragraph" style:parent-style-name="Table_20_Contents">
      <style:text-properties style:font-name="Liberation Sans1" fo:font-size="12pt" fo:language="none" fo:country="none" officeooo:rsid="005cf90f" officeooo:paragraph-rsid="017e068e" style:font-name-asian="Liberation Sans1" style:font-size-asian="12pt" style:language-asian="none" style:country-asian="none" style:font-size-complex="12pt"/>
    </style:style>
    <style:style style:name="P187" style:family="paragraph" style:parent-style-name="Table_20_Contents">
      <style:text-properties style:font-name="Liberation Sans1" fo:font-size="12pt" fo:language="none" fo:country="none" officeooo:paragraph-rsid="0013912f" style:font-name-asian="Liberation Sans1" style:font-size-asian="12pt" style:language-asian="none" style:country-asian="none" style:font-size-complex="12pt"/>
    </style:style>
    <style:style style:name="P188" style:family="paragraph" style:parent-style-name="Table_20_Contents">
      <style:text-properties style:font-name="Liberation Sans1" fo:font-size="12pt" fo:language="none" fo:country="none" officeooo:paragraph-rsid="00c25e43" style:font-name-asian="Liberation Sans1" style:font-size-asian="12pt" style:language-asian="none" style:country-asian="none" style:font-size-complex="12pt"/>
    </style:style>
    <style:style style:name="P189" style:family="paragraph" style:parent-style-name="Table_20_Contents">
      <style:text-properties style:font-name="Liberation Sans1" fo:font-size="12pt" fo:language="none" fo:country="none" officeooo:paragraph-rsid="00d87d1b" style:font-name-asian="Liberation Sans1" style:font-size-asian="12pt" style:language-asian="none" style:country-asian="none" style:font-size-complex="12pt"/>
    </style:style>
    <style:style style:name="P190" style:family="paragraph" style:parent-style-name="Table_20_Contents">
      <style:text-properties style:font-name="Liberation Sans1" fo:font-size="12pt" fo:language="none" fo:country="none" officeooo:paragraph-rsid="00dd5275" style:font-name-asian="Liberation Sans1" style:font-size-asian="12pt" style:language-asian="none" style:country-asian="none" style:font-size-complex="12pt"/>
    </style:style>
    <style:style style:name="P191" style:family="paragraph" style:parent-style-name="Table_20_Contents">
      <style:text-properties style:font-name="Liberation Sans1" fo:font-size="12pt" fo:language="none" fo:country="none" officeooo:paragraph-rsid="00df09e5" style:font-name-asian="Liberation Sans1" style:font-size-asian="12pt" style:language-asian="none" style:country-asian="none" style:font-size-complex="12pt"/>
    </style:style>
    <style:style style:name="P192" style:family="paragraph" style:parent-style-name="Table_20_Contents">
      <style:text-properties style:font-name="Liberation Sans1" fo:font-size="12pt" fo:language="none" fo:country="none" officeooo:paragraph-rsid="00e9d809" style:font-name-asian="Liberation Sans1" style:font-size-asian="12pt" style:language-asian="none" style:country-asian="none" style:font-size-complex="12pt"/>
    </style:style>
    <style:style style:name="P193" style:family="paragraph" style:parent-style-name="Table_20_Contents">
      <style:text-properties style:font-name="Liberation Sans1" fo:font-size="12pt" fo:language="none" fo:country="none" officeooo:paragraph-rsid="00eb16cb" style:font-name-asian="Liberation Sans1" style:font-size-asian="12pt" style:language-asian="none" style:country-asian="none" style:font-size-complex="12pt"/>
    </style:style>
    <style:style style:name="P194" style:family="paragraph" style:parent-style-name="Table_20_Contents">
      <style:text-properties style:font-name="Liberation Sans1" fo:font-size="12pt" fo:language="none" fo:country="none" officeooo:paragraph-rsid="00ebc4c4" style:font-name-asian="Liberation Sans1" style:font-size-asian="12pt" style:language-asian="none" style:country-asian="none" style:font-size-complex="12pt"/>
    </style:style>
    <style:style style:name="P195" style:family="paragraph" style:parent-style-name="Table_20_Contents">
      <style:text-properties style:font-name="Liberation Sans1" fo:font-size="12pt" fo:language="none" fo:country="none" officeooo:paragraph-rsid="00f1808c" style:font-name-asian="Liberation Sans1" style:font-size-asian="12pt" style:language-asian="none" style:country-asian="none" style:font-size-complex="12pt"/>
    </style:style>
    <style:style style:name="P196" style:family="paragraph" style:parent-style-name="Table_20_Contents">
      <style:text-properties style:font-name="Liberation Sans1" fo:font-size="12pt" fo:language="none" fo:country="none" officeooo:rsid="0089a776" officeooo:paragraph-rsid="0089a776" style:font-name-asian="Liberation Sans1" style:font-size-asian="12pt" style:language-asian="none" style:country-asian="none" style:font-size-complex="12pt"/>
    </style:style>
    <style:style style:name="P197" style:family="paragraph" style:parent-style-name="Table_20_Contents">
      <style:text-properties style:font-name="Liberation Sans1" fo:font-size="12pt" fo:language="none" fo:country="none" officeooo:paragraph-rsid="01334275" style:font-name-asian="Liberation Sans1" style:font-size-asian="12pt" style:language-asian="none" style:country-asian="none" style:font-size-complex="12pt"/>
    </style:style>
    <style:style style:name="P198" style:family="paragraph" style:parent-style-name="Table_20_Contents">
      <style:text-properties style:font-name="Liberation Sans1" fo:font-size="12pt" fo:language="none" fo:country="none" officeooo:rsid="01334275" officeooo:paragraph-rsid="01361565" style:font-name-asian="Liberation Sans1" style:font-size-asian="12pt" style:language-asian="none" style:country-asian="none" style:font-size-complex="12pt"/>
    </style:style>
    <style:style style:name="P199" style:family="paragraph" style:parent-style-name="Table_20_Contents">
      <style:text-properties style:font-name="Liberation Sans1" fo:font-size="12pt" fo:language="none" fo:country="none" officeooo:rsid="01334275" officeooo:paragraph-rsid="01413c12" style:font-name-asian="Liberation Sans1" style:font-size-asian="12pt" style:language-asian="none" style:country-asian="none" style:font-size-complex="12pt"/>
    </style:style>
    <style:style style:name="P200" style:family="paragraph" style:parent-style-name="Table_20_Contents">
      <style:text-properties style:font-name="Liberation Sans1" fo:font-size="12pt" fo:language="none" fo:country="none" officeooo:rsid="01334275" officeooo:paragraph-rsid="0162b983" style:font-name-asian="Liberation Sans1" style:font-size-asian="12pt" style:language-asian="none" style:country-asian="none" style:font-size-complex="12pt"/>
    </style:style>
    <style:style style:name="P201" style:family="paragraph" style:parent-style-name="Table_20_Contents">
      <style:text-properties style:font-name="Liberation Sans1" fo:font-size="12pt" fo:language="none" fo:country="none" officeooo:rsid="01334275" officeooo:paragraph-rsid="01665c80" style:font-name-asian="Liberation Sans1" style:font-size-asian="12pt" style:language-asian="none" style:country-asian="none" style:font-size-complex="12pt"/>
    </style:style>
    <style:style style:name="P202" style:family="paragraph" style:parent-style-name="Table_20_Contents">
      <style:text-properties style:font-name="Liberation Sans1" fo:font-size="12pt" fo:language="none" fo:country="none" officeooo:paragraph-rsid="013b5d76" style:font-name-asian="Liberation Sans1" style:font-size-asian="12pt" style:language-asian="none" style:country-asian="none" style:font-size-complex="12pt"/>
    </style:style>
    <style:style style:name="P203" style:family="paragraph" style:parent-style-name="Table_20_Contents">
      <style:text-properties style:font-name="Liberation Sans1" fo:font-size="12pt" fo:language="none" fo:country="none" officeooo:paragraph-rsid="0142cdb4" style:font-name-asian="Liberation Sans1" style:font-size-asian="12pt" style:language-asian="none" style:country-asian="none" style:font-size-complex="12pt"/>
    </style:style>
    <style:style style:name="P204" style:family="paragraph" style:parent-style-name="Table_20_Contents">
      <style:text-properties style:font-name="Liberation Sans1" fo:font-size="12pt" fo:language="none" fo:country="none" officeooo:paragraph-rsid="0182aaaf" style:font-name-asian="Liberation Sans1" style:font-size-asian="12pt" style:language-asian="none" style:country-asian="none" style:font-size-complex="12pt"/>
    </style:style>
    <style:style style:name="P205" style:family="paragraph" style:parent-style-name="Table_20_Contents">
      <style:text-properties style:font-name="Liberation Sans1" fo:font-size="12pt" fo:language="none" fo:country="none" officeooo:paragraph-rsid="018cb1e9" style:font-name-asian="Liberation Sans1" style:font-size-asian="12pt" style:language-asian="none" style:country-asian="none" style:font-size-complex="12pt"/>
    </style:style>
    <style:style style:name="P206" style:family="paragraph" style:parent-style-name="Table_20_Contents">
      <style:text-properties style:font-name="Liberation Sans1" fo:font-size="12pt" fo:language="none" fo:country="none" officeooo:paragraph-rsid="018d96e4" style:font-name-asian="Liberation Sans1" style:font-size-asian="12pt" style:language-asian="none" style:country-asian="none" style:font-size-complex="12pt"/>
    </style:style>
    <style:style style:name="P207" style:family="paragraph" style:parent-style-name="Table_20_Contents">
      <style:text-properties style:font-name="Liberation Sans1" fo:font-size="12pt" fo:language="none" fo:country="none" officeooo:rsid="005cf90f" officeooo:paragraph-rsid="005cf90f" style:font-name-asian="Liberation Sans1" style:font-size-asian="12pt" style:language-asian="zh" style:country-asian="TW" style:font-size-complex="12pt"/>
    </style:style>
    <style:style style:name="P208" style:family="paragraph" style:parent-style-name="Table_20_Contents">
      <style:text-properties style:font-name="Liberation Sans1" fo:font-size="12pt" fo:language="none" fo:country="none" officeooo:rsid="01334275" officeooo:paragraph-rsid="0142cdb4" style:font-name-asian="Liberation Sans1" style:font-size-asian="12pt" style:language-asian="zh" style:country-asian="TW" style:font-size-complex="12pt"/>
    </style:style>
    <style:style style:name="P209" style:family="paragraph" style:parent-style-name="Table_20_Contents">
      <style:text-properties style:font-name="Liberation Sans1" fo:font-size="12pt" fo:language="none" fo:country="none" officeooo:rsid="01334275" officeooo:paragraph-rsid="0145c90d" style:font-name-asian="Liberation Sans1" style:font-size-asian="12pt" style:language-asian="zh" style:country-asian="TW" style:font-size-complex="12pt"/>
    </style:style>
    <style:style style:name="P210" style:family="paragraph" style:parent-style-name="Table_20_Contents">
      <style:text-properties style:font-name="Liberation Sans1" fo:font-size="12pt" fo:language="none" fo:country="none" officeooo:rsid="01334275" officeooo:paragraph-rsid="01616857" style:font-name-asian="Liberation Sans1" style:font-size-asian="12pt" style:language-asian="zh" style:country-asian="TW" style:font-size-complex="12pt"/>
    </style:style>
    <style:style style:name="P211" style:family="paragraph" style:parent-style-name="Table_20_Contents">
      <style:text-properties style:font-name="Liberation Sans1" fo:font-size="12pt" fo:language="none" fo:country="none" officeooo:rsid="01334275" officeooo:paragraph-rsid="0168ec6e" style:font-name-asian="Liberation Sans1" style:font-size-asian="12pt" style:language-asian="zh" style:country-asian="TW" style:font-size-complex="12pt"/>
    </style:style>
    <style:style style:name="P212" style:family="paragraph" style:parent-style-name="Table_20_Contents">
      <style:text-properties style:font-name="Liberation Sans1" fo:font-size="12pt" fo:language="none" fo:country="none" officeooo:paragraph-rsid="00c6a362" style:font-name-asian="Liberation Sans1" style:font-size-asian="12pt" style:language-asian="zh" style:country-asian="TW" style:font-size-complex="12pt"/>
    </style:style>
    <style:style style:name="P213" style:family="paragraph" style:parent-style-name="Table_20_Contents">
      <style:text-properties style:font-name="Liberation Sans1" fo:font-size="12pt" fo:language="en" fo:country="US" officeooo:rsid="009bbb3c" officeooo:paragraph-rsid="009c928a" style:font-name-asian="Liberation Sans1" style:font-size-asian="12pt" style:language-asian="none" style:country-asian="none" style:font-size-complex="12pt"/>
    </style:style>
    <style:style style:name="P214" style:family="paragraph" style:parent-style-name="Table_20_Contents">
      <style:text-properties officeooo:paragraph-rsid="005cf90f"/>
    </style:style>
    <style:style style:name="P215" style:family="paragraph" style:parent-style-name="Standard">
      <style:text-properties style:font-name="Liberation Sans" fo:font-size="12pt" fo:language="none" fo:country="none" fo:font-style="normal" fo:font-weight="normal" officeooo:paragraph-rsid="0142cdb4" style:font-name-asian="Liberation Sans" style:font-size-asian="12pt" style:language-asian="none" style:country-asian="none" style:font-style-asian="normal" style:font-weight-asian="normal" style:font-size-complex="12pt"/>
    </style:style>
    <style:style style:name="P216" style:family="paragraph" style:parent-style-name="Standard">
      <style:text-properties style:font-name="Liberation Sans" fo:font-size="12pt" fo:language="none" fo:country="none" fo:font-style="normal" fo:font-weight="normal" officeooo:rsid="0045ebd5" officeooo:paragraph-rsid="0013912f" style:font-name-asian="Liberation Sans" style:font-size-asian="12pt" style:language-asian="none" style:country-asian="none" style:font-style-asian="normal" style:font-weight-asian="normal" style:font-size-complex="12pt"/>
    </style:style>
    <style:style style:name="P217" style:family="paragraph" style:parent-style-name="Text_20_body">
      <style:text-properties fo:font-size="12pt" style:font-name-asian="Liberation Sans1" style:font-size-asian="12pt" style:font-size-complex="12pt"/>
    </style:style>
    <style:style style:name="T1" style:family="text">
      <style:text-properties officeooo:rsid="00629350"/>
    </style:style>
    <style:style style:name="T2" style:family="text">
      <style:text-properties officeooo:rsid="007a7dd7"/>
    </style:style>
    <style:style style:name="T3" style:family="text">
      <style:text-properties officeooo:rsid="00df59fd"/>
    </style:style>
    <style:style style:name="T4" style:family="text">
      <style:text-properties officeooo:rsid="010edabd"/>
    </style:style>
    <style:style style:name="T5" style:family="text">
      <style:text-properties officeooo:rsid="011f112e"/>
    </style:style>
    <style:style style:name="T6" style:family="text">
      <style:text-properties officeooo:rsid="012236aa"/>
    </style:style>
    <style:style style:name="T7" style:family="text">
      <style:text-properties officeooo:rsid="01257676"/>
    </style:style>
    <style:style style:name="T8" style:family="text">
      <style:text-properties officeooo:rsid="0131c1ba"/>
    </style:style>
    <style:style style:name="T9" style:family="text">
      <style:text-properties officeooo:rsid="013d4405"/>
    </style:style>
    <style:style style:name="T10" style:family="text">
      <style:text-properties officeooo:rsid="01413c12"/>
    </style:style>
    <style:style style:name="T11" style:family="text">
      <style:text-properties officeooo:rsid="0142cdb4"/>
    </style:style>
    <style:style style:name="T12" style:family="text">
      <style:text-properties officeooo:rsid="014474ee"/>
    </style:style>
    <style:style style:name="T13" style:family="text">
      <style:text-properties officeooo:rsid="0148dabd"/>
    </style:style>
    <style:style style:name="T14" style:family="text">
      <style:text-properties officeooo:rsid="014fcc63"/>
    </style:style>
    <style:style style:name="T15" style:family="text">
      <style:text-properties officeooo:rsid="01586e3b"/>
    </style:style>
    <style:style style:name="T16" style:family="text">
      <style:text-properties officeooo:rsid="0162b983"/>
    </style:style>
    <style:style style:name="T17" style:family="text">
      <style:text-properties officeooo:rsid="01648d88"/>
    </style:style>
    <style:style style:name="T18" style:family="text">
      <style:text-properties officeooo:rsid="016d5c69"/>
    </style:style>
    <style:style style:name="T19" style:family="text">
      <style:text-properties officeooo:rsid="016ecaa7"/>
    </style:style>
    <style:style style:name="T20" style:family="text">
      <style:text-properties officeooo:rsid="01749304"/>
    </style:style>
    <style:style style:name="T21" style:family="text">
      <style:text-properties officeooo:rsid="01752927"/>
    </style:style>
    <style:style style:name="T22" style:family="text">
      <style:text-properties officeooo:rsid="017ef719"/>
    </style:style>
    <style:style style:name="T23" style:family="text">
      <style:text-properties officeooo:rsid="0180d9c6"/>
    </style:style>
    <style:style style:name="T24" style:family="text">
      <style:text-properties officeooo:rsid="00f29186"/>
    </style:style>
    <style:style style:name="T25" style:family="text">
      <style:text-properties officeooo:rsid="00d7139f"/>
    </style:style>
    <style:style style:name="T26" style:family="text">
      <style:text-properties officeooo:rsid="013496a7"/>
    </style:style>
    <style:style style:name="T27" style:family="text">
      <style:text-properties officeooo:rsid="00d9b915"/>
    </style:style>
    <style:style style:name="T28" style:family="text">
      <style:text-properties officeooo:rsid="018878fe"/>
    </style:style>
    <style:style style:name="T29" style:family="text">
      <style:text-properties officeooo:rsid="00e9d809"/>
    </style:style>
    <style:style style:name="T30" style:family="text">
      <style:text-properties officeooo:rsid="01665c80"/>
    </style:style>
    <style:style style:name="T31" style:family="text">
      <style:text-properties officeooo:rsid="00fe5fd1"/>
    </style:style>
    <style:style style:name="T32" style:family="text">
      <style:text-properties officeooo:rsid="014a90ae"/>
    </style:style>
    <style:style style:name="T33" style:family="text">
      <style:text-properties officeooo:rsid="014beb31"/>
    </style:style>
    <style:style style:name="T34" style:family="text">
      <style:text-properties officeooo:rsid="00ff3477"/>
    </style:style>
    <style:style style:name="T35" style:family="text">
      <style:text-properties officeooo:rsid="0079ef56"/>
    </style:style>
    <style:style style:name="T36" style:family="text">
      <style:text-properties officeooo:rsid="01133ea0"/>
    </style:style>
    <style:style style:name="T37" style:family="text">
      <style:text-properties officeooo:rsid="0115a941"/>
    </style:style>
    <style:style style:name="T38" style:family="text">
      <style:text-properties officeooo:rsid="01692bc2"/>
    </style:style>
    <style:style style:name="T39" style:family="text">
      <style:text-properties officeooo:rsid="01694169"/>
    </style:style>
    <style:style style:name="T40" style:family="text">
      <style:text-properties officeooo:rsid="01696496"/>
    </style:style>
    <style:style style:name="T41" style:family="text">
      <style:text-properties officeooo:rsid="014ec687"/>
    </style:style>
    <style:style style:name="T42" style:family="text">
      <style:text-properties officeooo:rsid="005cf90f"/>
    </style:style>
    <style:style style:name="T43" style:family="text">
      <style:text-properties officeooo:rsid="01024b04"/>
    </style:style>
    <style:style style:name="T44" style:family="text">
      <style:text-properties officeooo:rsid="0103740d"/>
    </style:style>
    <style:style style:name="T45" style:family="text">
      <style:text-properties officeooo:rsid="01050547"/>
    </style:style>
    <style:style style:name="T46" style:family="text">
      <style:text-properties officeooo:rsid="0106a452"/>
    </style:style>
    <style:style style:name="T47" style:family="text">
      <style:text-properties officeooo:rsid="01518c58"/>
    </style:style>
    <style:style style:name="T48" style:family="text">
      <style:text-properties officeooo:rsid="00b6dbac"/>
    </style:style>
    <style:style style:name="T49" style:family="text">
      <style:text-properties officeooo:rsid="00b7a923"/>
    </style:style>
    <style:style style:name="T50" style:family="text">
      <style:text-properties officeooo:rsid="0108276b"/>
    </style:style>
    <style:style style:name="T51" style:family="text">
      <style:text-properties officeooo:rsid="00c25e43"/>
    </style:style>
    <style:style style:name="T52" style:family="text">
      <style:text-properties officeooo:rsid="010be22f"/>
    </style:style>
    <style:style style:name="T53" style:family="text">
      <style:text-properties officeooo:rsid="0186c64d"/>
    </style:style>
    <style:style style:name="T54" style:family="text">
      <style:text-properties officeooo:rsid="010ceacf"/>
    </style:style>
    <style:style style:name="T55" style:family="text">
      <style:text-properties style:font-name="Liberation Sans" fo:font-size="12pt" fo:language="none" fo:country="none" fo:font-style="normal" fo:font-weight="normal" style:font-name-asian="Liberation Sans" style:font-size-asian="12pt" style:language-asian="none" style:country-asian="none" style:font-style-asian="normal" style:font-weight-asian="normal"/>
    </style:style>
    <style:style style:name="T56" style:family="text">
      <style:text-properties style:font-name="Liberation Sans" fo:font-style="normal" fo:font-weight="normal" style:font-name-asian="Liberation Sans" style:font-style-asian="normal" style:font-weight-asian="normal"/>
    </style:style>
    <style:style style:name="T57" style:family="text">
      <style:text-properties style:font-name="Liberation Sans" fo:font-style="normal" fo:font-weight="normal" officeooo:rsid="00d7139f" style:font-name-asian="Liberation Sans" style:font-style-asian="normal" style:font-weight-asian="normal"/>
    </style:style>
    <style:style style:name="T58" style:family="text">
      <style:text-properties style:font-name="Liberation Sans" fo:font-style="normal" fo:font-weight="normal" officeooo:rsid="009b5a19" style:font-name-asian="Liberation Sans" style:font-style-asian="normal" style:font-weight-asian="normal"/>
    </style:style>
    <style:style style:name="T59" style:family="text">
      <style:text-properties style:font-name="Liberation Sans" fo:font-style="normal" fo:font-weight="normal" officeooo:rsid="00bb1e9a" style:font-name-asian="Liberation Sans" style:font-style-asian="normal" style:font-weight-asian="normal"/>
    </style:style>
    <style:style style:name="T60" style:family="text">
      <style:text-properties style:font-name="Liberation Sans" fo:font-style="normal" fo:font-weight="normal" style:font-name-asian="Liberation Sans" style:language-asian="none" style:country-asian="none" style:font-style-asian="normal" style:font-weight-asian="normal"/>
    </style:style>
    <style:style style:name="T61" style:family="text">
      <style:text-properties style:font-name="Liberation Sans" fo:language="none" fo:country="none" fo:font-style="normal" fo:font-weight="normal" style:font-name-asian="Liberation Sans" style:language-asian="none" style:country-asian="none" style:font-style-asian="normal" style:font-weight-asian="normal"/>
    </style:style>
    <style:style style:name="T62" style:family="text">
      <style:text-properties style:font-name="Liberation Sans" fo:language="none" fo:country="none" fo:font-style="normal" fo:font-weight="normal" style:font-name-asian="Liberation Sans" style:font-style-asian="normal" style:font-weight-asian="normal"/>
    </style:style>
    <style:style style:name="T63" style:family="text">
      <style:text-properties officeooo:rsid="019294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put資料夾：原始資料</text:h>
      <text:p text:style-name="P217">檔案名稱若無附檔名（如.<text:span text:style-name="T63">csv</text:span>），表示<text:span text:style-name="T63">input資料夾不會有該檔案，僅在此列出來源。</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2">檔案名稱</text:p>
          </table:table-cell>
          <table:table-cell table:style-name="Table1.A1" office:value-type="string">
            <text:p text:style-name="P172">來源</text:p>
          </table:table-cell>
          <table:table-cell table:style-name="Table1.C1" office:value-type="string">
            <text:p text:style-name="P172">版本資訊</text:p>
          </table:table-cell>
        </table:table-row>
        <table:table-row table:style-name="Table1.1">
          <table:table-cell table:style-name="Table1.A2" office:value-type="string">
            <text:p text:style-name="P150">02.<text:span text:style-name="T24">csv</text:span></text:p>
          </table:table-cell>
          <table:table-cell table:style-name="Table1.A2" office:value-type="string">
            <text:p text:style-name="P7">行政院環境保護署</text:p>
            <text:p text:style-name="P7">環境資料開放平臺</text:p>
            <text:p text:style-name="P7">列管毒性化學物質毒理資料</text:p>
            <text:p text:style-name="P195"><text:a xlink:type="simple" xlink:href="https://data.epa.gov.tw/dataset/toxic_s_01" text:style-name="Internet_20_link" text:visited-style-name="Visited_20_Internet_20_Link"><text:span text:style-name="T56">https://data.epa.gov.tw/dataset/toxic_s_01</text:span></text:a></text:p>
            <text:p text:style-name="P8"/>
            <text:p text:style-name="P8">以下來源也有，但處理應較費工，僅列出供參考：</text:p>
            <text:p text:style-name="P21">行政院環境保護署</text:p>
            <text:p text:style-name="P21">主管法規<text:span text:style-name="T25">查詢系統</text:span></text:p>
            <text:p text:style-name="P22">列管毒性化學物質及其運作管理事項</text:p>
            <text:p text:style-name="P197"><text:a xlink:type="simple" xlink:href="https://oaout.epa.gov.tw/law/LawContent.aspx?id=GL006016&amp;KeyWord=列管毒性化學物質" text:style-name="Internet_20_link" text:visited-style-name="Visited_20_Internet_20_Link"><text:span text:style-name="T57">https://oaout.epa.gov.tw/law/LawContent.aspx?id=GL006016</text:span></text:a></text:p>
            <text:p text:style-name="P22">附表一 公告毒性化學物質及其管制濃度與分級運作量一覽表.pdf</text:p>
            <text:p text:style-name="P27"><text:span text:style-name="T25">2</text:span>010-09-08</text:p>
            <text:p text:style-name="P22"/>
            <text:p text:style-name="P23">行政院環境保護署毒物及化學物質局</text:p>
            <text:p text:style-name="P28"><text:span text:style-name="T25">資料查詢</text:span><text:span text:style-name="T26">(毒化物 毒理資料庫)</text:span></text:p>
            <text:p text:style-name="P197"><text:a xlink:type="simple" xlink:href="https://flora2.epa.gov.tw/ToxicC/Query/database.aspx" text:style-name="Internet_20_link" text:visited-style-name="Visited_20_Internet_20_Link"><text:span text:style-name="T57">https://flora2.epa.gov.tw/ToxicC/Query/database.aspx</text:span></text:a></text:p>
          </table:table-cell>
          <table:table-cell table:style-name="Table1.C2" office:value-type="string">
            <text:p text:style-name="P29">2021-0<text:span text:style-name="T15">9</text:span>-<text:span text:style-name="T15">25</text:span></text:p>
          </table:table-cell>
        </table:table-row>
        <table:table-row table:style-name="Table1.1">
          <table:table-cell table:style-name="Table1.A2" office:value-type="string">
            <text:p text:style-name="P150">03.<text:span text:style-name="T27">pdf</text:span></text:p>
          </table:table-cell>
          <table:table-cell table:style-name="Table1.A2" office:value-type="string">
            <text:p text:style-name="P30">行政院環境保護署</text:p>
            <text:p text:style-name="P30">主管法規<text:span text:style-name="T25">查詢系統</text:span></text:p>
            <text:p text:style-name="P30">環境用藥禁止含有之成分及檢驗方法</text:p>
            <text:p text:style-name="P173"><text:a xlink:type="simple" xlink:href="https://oaout.epa.gov.tw/law/LawContent.aspx?id=GL005338" text:style-name="Internet_20_link" text:visited-style-name="Visited_20_Internet_20_Link"><text:span text:style-name="T56">https://oaout.epa.gov.tw/law/LawContent.aspx?id=GL005338</text:span></text:a></text:p>
            <text:p text:style-name="P30">中華民國109年12月10日環署化字第1098000635A號公告.pdf</text:p>
          </table:table-cell>
          <table:table-cell table:style-name="Table1.C2" office:value-type="string">
            <text:p text:style-name="P24">2020-12-10</text:p>
          </table:table-cell>
        </table:table-row>
        <table:table-row table:style-name="Table1.1">
          <table:table-cell table:style-name="Table1.A2" office:value-type="string">
            <text:p text:style-name="P150">04.<text:span text:style-name="T27">pdf</text:span></text:p>
          </table:table-cell>
          <table:table-cell table:style-name="Table1.A2" office:value-type="string">
            <text:p text:style-name="P31">行政院環境保護署</text:p>
            <text:p text:style-name="P31">主管法規<text:span text:style-name="T25">查詢系統</text:span></text:p>
            <text:p text:style-name="P25">土壤及地下水污染整治費收費辦法</text:p>
            <text:p text:style-name="P189"><text:a xlink:type="simple" xlink:href="https://oaout.epa.gov.tw/law/LawContent.aspx?id=FL015521" text:style-name="Internet_20_link" text:visited-style-name="Visited_20_Internet_20_Link"><text:span text:style-name="T57">https://oaout.epa.gov.tw/law/LawContent.aspx?id=FL015521</text:span></text:a></text:p>
            <text:p text:style-name="P25">附表一：應徵收土壤及地下水污染整治費之物質種類與收費費率表.PDF</text:p>
          </table:table-cell>
          <table:table-cell table:style-name="Table1.C2" office:value-type="string">
            <text:p text:style-name="P32">2016-12-30</text:p>
          </table:table-cell>
        </table:table-row>
        <table:table-row table:style-name="Table1.1">
          <table:table-cell table:style-name="Table1.A2" office:value-type="string">
            <text:p text:style-name="P158">05.pdf</text:p>
          </table:table-cell>
          <table:table-cell table:style-name="Table1.A2" office:value-type="string">
            <text:p text:style-name="P33">行政院環境保護署</text:p>
            <text:p text:style-name="P33">環境資料開放平臺</text:p>
            <text:p text:style-name="P30">公告飲用水水質處理藥劑</text:p>
            <text:p text:style-name="P173"><text:a xlink:type="simple" xlink:href="https://data.epa.gov.tw/dataset/doc_p_29" text:style-name="Internet_20_link" text:visited-style-name="Visited_20_Internet_20_Link"><text:span text:style-name="T56">https://data.epa.gov.tw/dataset/doc_p_29</text:span></text:a></text:p>
            <text:p text:style-name="P30"/>
            <text:p text:style-name="P9">以下來源也有，但處理應較費工，僅列出供參考：</text:p>
            <text:p text:style-name="P34">行政院環境保護署</text:p>
            <text:p text:style-name="P9">主管法規<text:span text:style-name="T25">查詢系統</text:span></text:p>
            <text:p text:style-name="P26">飲用水水質處理藥劑一覽表</text:p>
            <text:p text:style-name="P198"><text:a xlink:type="simple" xlink:href="https://oaout.epa.gov.tw/law/LawContent.aspx?id=GL005339" text:style-name="Internet_20_link" text:visited-style-name="Visited_20_Internet_20_Link"><text:span text:style-name="T57">https://oaout.epa.gov.tw/law/LawContent.aspx?id=GL005339</text:span></text:a></text:p>
            <text:p text:style-name="P26">中華民國99年3月29日環署毒字第0990025538號公告.pdf</text:p>
            <text:p text:style-name="P26">附件 飲用水水質處理藥劑一覽表.PDF</text:p>
            <text:p text:style-name="P27"><text:span text:style-name="T25">2</text:span>010-03-29</text:p>
          </table:table-cell>
          <table:table-cell table:style-name="Table1.C2" office:value-type="string">
            <text:p text:style-name="P35">2021-07-15</text:p>
          </table:table-cell>
        </table:table-row>
        <table:table-row table:style-name="Table1.1">
          <table:table-cell table:style-name="Table1.A2" office:value-type="string">
            <text:p text:style-name="P159">82.<text:span text:style-name="T9">doc</text:span></text:p>
          </table:table-cell>
          <table:table-cell table:style-name="Table1.A2" office:value-type="string">
            <text:p text:style-name="P36">勞動部</text:p>
            <text:p text:style-name="P37">勞動法令查詢系統</text:p>
            <text:p text:style-name="P37">優先管理化學品之指定及運作管理辦法</text:p>
            <text:p text:style-name="P202"><text:a xlink:type="simple" xlink:href="https://laws.mol.gov.tw/FLAW/FLAWDAT01.aspx?id=FL075575" text:style-name="Internet_20_link" text:visited-style-name="Visited_20_Internet_20_Link"><text:span text:style-name="T56">https://laws.mol.gov.tw/FLAW/FLAWDAT01.aspx?id=FL075575</text:span></text:a></text:p>
            <text:p text:style-name="P36">附表一 對於未滿十八歲及妊娠或分娩後未滿一年女性勞工具危害性之化學品.DOC</text:p>
          </table:table-cell>
          <table:table-cell table:style-name="Table1.C2" office:value-type="string">
            <text:p text:style-name="P38">2014-12-30</text:p>
          </table:table-cell>
        </table:table-row>
        <text:soft-page-break/>
        <table:table-row table:style-name="Table1.1">
          <table:table-cell table:style-name="Table1.A2" office:value-type="string">
            <text:p text:style-name="P160">08.pdf</text:p>
          </table:table-cell>
          <table:table-cell table:style-name="Table1.A2" office:value-type="string">
            <text:p text:style-name="P30">勞動部</text:p>
            <text:p text:style-name="P30">勞動法令查詢系統</text:p>
            <text:p text:style-name="P30">勞職授字第 10402033851 號公告</text:p>
            <text:p text:style-name="P173"><text:a xlink:type="simple" xlink:href="https://laws.mol.gov.tw/FLAW/FLAWDOC03.aspx?searchmode=global&amp;datatype=etype&amp;no=FE280181" text:style-name="Internet_20_link" text:visited-style-name="Visited_20_Internet_20_Link"><text:span text:style-name="T56">https://laws.mol.gov.tw/FLAW/FLAWDOC03.aspx?searchmode=global&amp;datatype=etype&amp;no=FE280181</text:span></text:a></text:p>
            <text:p text:style-name="P30">附表一 優先管理化學品之指定及運作管理辦法第二條第二款第一目指定之化學品.PDF</text:p>
          </table:table-cell>
          <table:table-cell table:style-name="Table1.C2" office:value-type="string">
            <text:p text:style-name="P39">2015-11-05</text:p>
          </table:table-cell>
        </table:table-row>
        <table:table-row table:style-name="Table1.1">
          <table:table-cell table:style-name="Table1.A2" office:value-type="string">
            <text:p text:style-name="P161">08_2.pdf</text:p>
          </table:table-cell>
          <table:table-cell table:style-name="Table1.A2" office:value-type="string">
            <text:p text:style-name="P40">勞動部</text:p>
            <text:p text:style-name="P40">勞動法令查詢系統</text:p>
            <text:p text:style-name="P40">勞職授字第 10402033851 號公告</text:p>
            <text:p text:style-name="P190"><text:a xlink:type="simple" xlink:href="https://laws.mol.gov.tw/FLAW/FLAWDOC03.aspx?searchmode=global&amp;datatype=etype&amp;no=FE280181" text:style-name="Internet_20_link" text:visited-style-name="Visited_20_Internet_20_Link"><text:span text:style-name="T56">https://laws.mol.gov.tw/FLAW/FLAWDOC03.aspx?searchmode=global&amp;datatype=etype&amp;no=FE280181</text:span></text:a></text:p>
            <text:p text:style-name="P40">附表二 優先管理化學品之指定及運作管理辦法第二條第二款第二目指定之化學品.PDF</text:p>
          </table:table-cell>
          <table:table-cell table:style-name="Table1.C2" office:value-type="string">
            <text:p text:style-name="P39">2015-11-05</text:p>
          </table:table-cell>
        </table:table-row>
        <table:table-row table:style-name="Table1.1">
          <table:table-cell table:style-name="Table1.A2" office:value-type="string">
            <text:p text:style-name="P161">09.pdf</text:p>
          </table:table-cell>
          <table:table-cell table:style-name="Table1.A2" office:value-type="string">
            <text:p text:style-name="P41">勞動部</text:p>
            <text:p text:style-name="P41">勞動法令查詢系統</text:p>
            <text:p text:style-name="P41">勞職授字第 10702056381 號公告</text:p>
            <text:p text:style-name="P191"><text:a xlink:type="simple" xlink:href="https://laws.mol.gov.tw/FLAW/FLAWDOC03.aspx?searchmode=global&amp;datatype=etype&amp;no=FE322325" text:style-name="Internet_20_link" text:visited-style-name="Visited_20_Internet_20_Link"><text:span text:style-name="T56">https://laws.mol.gov.tw/FLAW/FLAWDOC03.aspx?searchmode=global&amp;datatype=etype&amp;no=FE322325</text:span></text:a></text:p>
            <text:p text:style-name="P41">附件一 優先管理化學品之指定及運作管理辦法第二條第二款第一目第二階段指定之化學品.PDF</text:p>
          </table:table-cell>
          <table:table-cell table:style-name="Table1.C2" office:value-type="string">
            <text:p text:style-name="P42">2018-12-27</text:p>
          </table:table-cell>
        </table:table-row>
        <table:table-row table:style-name="Table1.1">
          <table:table-cell table:style-name="Table1.A2" office:value-type="string">
            <text:p text:style-name="P161">09_<text:span text:style-name="T3">2</text:span>.pdf</text:p>
          </table:table-cell>
          <table:table-cell table:style-name="Table1.A2" office:value-type="string">
            <text:p text:style-name="P41">勞動部</text:p>
            <text:p text:style-name="P41">勞動法令查詢系統</text:p>
            <text:p text:style-name="P41">勞職授字第 10702056381 號公告</text:p>
            <text:p text:style-name="P191"><text:a xlink:type="simple" xlink:href="https://laws.mol.gov.tw/FLAW/FLAWDOC03.aspx?searchmode=global&amp;datatype=etype&amp;no=FE322325" text:style-name="Internet_20_link" text:visited-style-name="Visited_20_Internet_20_Link"><text:span text:style-name="T56">https://laws.mol.gov.tw/FLAW/FLAWDOC03.aspx?</text:span></text:a><text:a xlink:type="simple" xlink:href="https://laws.mol.gov.tw/FLAW/FLAWDOC03.aspx?searchmode=global&amp;datatype=etype&amp;no=FE322325" text:style-name="Internet_20_link" text:visited-style-name="Visited_20_Internet_20_Link"><text:span text:style-name="T56">searchmode=global&amp;datatype=etype&amp;no=FE322325</text:span></text:a></text:p>
            <text:p text:style-name="P41">附件二 優先管理化學品之指定及運作管理辦法第二條第二款第二目第二階段指定之化學品.PDF</text:p>
          </table:table-cell>
          <table:table-cell table:style-name="Table1.C2" office:value-type="string">
            <text:p text:style-name="P42">2018-12-27</text:p>
          </table:table-cell>
        </table:table-row>
        <table:table-row table:style-name="Table1.1">
          <table:table-cell table:style-name="Table1.A2" office:value-type="string">
            <text:p text:style-name="P162">10.pdf</text:p>
          </table:table-cell>
          <table:table-cell table:style-name="Table1.A2" office:value-type="string">
            <text:p text:style-name="P30">勞動部職業安全衛生署</text:p>
            <text:p text:style-name="P30">GHS化學品全球調和制度</text:p>
            <text:p text:style-name="P30">「危險物與有害物標示及通識規則」第一階段適用物質之1,062種於97年12月31日公告</text:p>
            <text:p text:style-name="P173"><text:a xlink:type="simple" xlink:href="https://ghs.osha.gov.tw/CHT/intro/AnnounceData3Detail.aspx?id=179" text:style-name="Internet_20_link" text:visited-style-name="Visited_20_Internet_20_Link"><text:span text:style-name="T56">https://ghs.osha.gov.tw/CHT/intro/AnnounceData3Detail.aspx?id=179</text:span></text:a></text:p>
            <text:p text:style-name="P30"/>
            <text:p text:style-name="P10">以下來源也有，但處理應較費工，僅列出供參考：</text:p>
            <text:p text:style-name="P43">勞動部</text:p>
            <text:p text:style-name="P10">勞動法令查詢系統</text:p>
            <text:p text:style-name="P10">勞安 3字第 0970146313 號令</text:p>
            <text:p text:style-name="P199"><text:a xlink:type="simple" xlink:href="https://laws.mol.gov.tw/FLAW/FLAWDOC03.aspx?searchmode=global&amp;datatype=etype&amp;no=FE212477" text:style-name="Internet_20_link" text:visited-style-name="Visited_20_Internet_20_Link"><text:span text:style-name="T56">https://laws.mol.gov.tw/FLAW/FLAWDOC03.aspx?searchmode=global&amp;datatype=etype&amp;no=FE212477</text:span></text:a></text:p>
            <text:p text:style-name="P10">2008-12-05</text:p>
            <text:p text:style-name="P10">多個表格為圖片的<text:span text:style-name="T10">doc檔</text:span></text:p>
          </table:table-cell>
          <table:table-cell table:style-name="Table1.C2" office:value-type="string">
            <text:p text:style-name="P44">2008-12-31</text:p>
          </table:table-cell>
        </table:table-row>
        <text:soft-page-break/>
        <table:table-row table:style-name="Table1.1">
          <table:table-cell table:style-name="Table1.A2" office:value-type="string">
            <text:p text:style-name="P162">10_2.pdf</text:p>
          </table:table-cell>
          <table:table-cell table:style-name="Table1.A2" office:value-type="string">
            <text:p text:style-name="P45">勞動部職業安全衛生署</text:p>
            <text:p text:style-name="P45">GHS化學品全球調和制度</text:p>
            <text:p text:style-name="P45">「危險物與有害物標示及通識規則」第二階段適用物質之1,089種於100年1月7日公告</text:p>
            <text:p text:style-name="P173"><text:a xlink:type="simple" xlink:href="https://ghs.osha.gov.tw/CHT/intro/AnnounceData3Detail.aspx?id=243" text:style-name="Internet_20_link" text:visited-style-name="Visited_20_Internet_20_Link"><text:span text:style-name="T56">https://ghs.osha.gov.tw/CHT/intro/AnnounceData3Detail.aspx?id=243</text:span></text:a></text:p>
            <text:p text:style-name="P30"/>
            <text:p text:style-name="P10">以下來源也有，僅列出供參考：</text:p>
            <text:p text:style-name="P43">勞動部</text:p>
            <text:p text:style-name="P10">勞動法令查詢系統</text:p>
            <text:p text:style-name="P30">勞安 3字第 0990146707 號公告</text:p>
            <text:p text:style-name="P173"><text:a xlink:type="simple" xlink:href="https://laws.mol.gov.tw/FLAW/FLAWDOC03.aspx?searchmode=global&amp;datatype=etype&amp;no=FE237670" text:style-name="Internet_20_link" text:visited-style-name="Visited_20_Internet_20_Link"><text:span text:style-name="T56">https://laws.mol.gov.tw/FLAW/FLAWDOC03.aspx?searchmode=global&amp;datatype=etype&amp;no=FE237670</text:span></text:a></text:p>
            <text:p text:style-name="P46">2011-01-07</text:p>
          </table:table-cell>
          <table:table-cell table:style-name="Table1.C2" office:value-type="string">
            <text:p text:style-name="P44">2011-01-07</text:p>
          </table:table-cell>
        </table:table-row>
        <table:table-row table:style-name="Table1.1">
          <table:table-cell table:style-name="Table1.A2" office:value-type="string">
            <text:p text:style-name="P162">10_3.pdf</text:p>
          </table:table-cell>
          <table:table-cell table:style-name="Table1.A2" office:value-type="string">
            <text:p text:style-name="P45">勞動部職業安全衛生署</text:p>
            <text:p text:style-name="P45">GHS化學品全球調和制度</text:p>
            <text:p text:style-name="P45">「危險物與有害物標示及通識規則」第三階段適用物質之1,020種於102年12月23日公告</text:p>
            <text:p text:style-name="P173"><text:a xlink:type="simple" xlink:href="https://ghs.osha.gov.tw/CHT/intro/AnnounceData3Detail.aspx?id=265" text:style-name="Internet_20_link" text:visited-style-name="Visited_20_Internet_20_Link"><text:span text:style-name="T56">https://ghs.osha.gov.tw/CHT/intro/AnnounceData3Detail.aspx?id=265</text:span></text:a></text:p>
            <text:p text:style-name="P30"/>
            <text:p text:style-name="P10">以下來源也有，僅列出供參考：</text:p>
            <text:p text:style-name="P43">勞動部</text:p>
            <text:p text:style-name="P10">勞動法令查詢系統</text:p>
            <text:p text:style-name="P30">勞安 3字第 1020146801 號公告</text:p>
            <text:p text:style-name="P173"><text:a xlink:type="simple" xlink:href="https://laws.mol.gov.tw/FLAW/FLAWDOC03.aspx?searchmode=global&amp;datatype=etype&amp;no=FE264737" text:style-name="Internet_20_link" text:visited-style-name="Visited_20_Internet_20_Link"><text:span text:style-name="T56">https://laws.mol.gov.tw/FLAW/FLAWDOC03.aspx?searchmode=global&amp;datatype=etype&amp;no=FE264737</text:span></text:a></text:p>
            <text:p text:style-name="P46">2013-12-23</text:p>
          </table:table-cell>
          <table:table-cell table:style-name="Table1.C2" office:value-type="string">
            <text:p text:style-name="P44">2013-12-23</text:p>
          </table:table-cell>
        </table:table-row>
        <table:table-row table:style-name="Table1.1">
          <table:table-cell table:style-name="Table1.A2" office:value-type="string">
            <text:p text:style-name="P163">11.<text:span text:style-name="T11">pdf</text:span></text:p>
          </table:table-cell>
          <table:table-cell table:style-name="Table1.A2" office:value-type="string">
            <text:p text:style-name="P11">經濟部</text:p>
            <text:p text:style-name="P11">主管法規共用系統</text:p>
            <text:p text:style-name="P11">先驅化學品工業原料之種類及申報檢查辦法</text:p>
            <text:p text:style-name="P208"><text:a xlink:type="simple" xlink:href="https://law.moea.gov.tw/LawContent.aspx?id=FL011070" text:style-name="Internet_20_link" text:visited-style-name="Visited_20_Internet_20_Link"><text:span text:style-name="T60">https://law.moea.gov.tw/LawContent.aspx?id=FL011070</text:span></text:a></text:p>
            <text:p text:style-name="P11">po-附表一甲類-先驅化學品工業原料之種類及申報檢查辦法.pdf</text:p>
            <text:p text:style-name="P30"/>
            <text:p text:style-name="P12">以下來源也有，但處理應較費工，僅列出供參考：</text:p>
            <text:p text:style-name="P215">經濟部工業局</text:p>
            <text:p text:style-name="P47">先驅化學品工業原料資訊網</text:p>
            <text:p text:style-name="P47">先驅化學品工業原料之種類及申報檢查辦法</text:p>
            <text:p text:style-name="P203"><text:a xlink:type="simple" xlink:href="https://www.prechem.org.tw/(S(2kgwj1fxequzdn55rfoeqkqe))/information/xLaw05.aspx" text:style-name="Internet_20_link" text:visited-style-name="Visited_20_Internet_20_Link"><text:span text:style-name="T56">https://www.prechem.org.tw/(S(2kgwj1fxequzdn55rfoeqkqe))/information/xLaw05.aspx</text:span></text:a></text:p>
            <text:p text:style-name="P11">附表一 甲類</text:p>
            <text:p text:style-name="P12">混亂的csv</text:p>
          </table:table-cell>
          <table:table-cell table:style-name="Table1.C2" office:value-type="string">
            <text:p text:style-name="P48">20<text:span text:style-name="T12">17-06-05</text:span></text:p>
          </table:table-cell>
        </table:table-row>
        <text:soft-page-break/>
        <table:table-row table:style-name="Table1.1">
          <table:table-cell table:style-name="Table1.A2" office:value-type="string">
            <text:p text:style-name="P163">11_2.<text:span text:style-name="T11">pdf</text:span></text:p>
          </table:table-cell>
          <table:table-cell table:style-name="Table1.A2" office:value-type="string">
            <text:p text:style-name="P11">經濟部</text:p>
            <text:p text:style-name="P11">主管法規共用系統</text:p>
            <text:p text:style-name="P11">先驅化學品工業原料之種類及申報檢查辦法</text:p>
            <text:p text:style-name="P208"><text:a xlink:type="simple" xlink:href="https://law.moea.gov.tw/LawContent.aspx?id=FL011070" text:style-name="Internet_20_link" text:visited-style-name="Visited_20_Internet_20_Link"><text:span text:style-name="T60">https://law.moea.gov.tw/LawContent.aspx?id=FL011070</text:span></text:a></text:p>
            <text:p text:style-name="P11">po-附表二乙類-先驅化學品工業原料之種類及申報檢查辦法.pdf</text:p>
            <text:p text:style-name="P50"/>
            <text:p text:style-name="P12">以下來源也有，但處理應較費工，僅列出供參考：</text:p>
            <text:p text:style-name="P215">經濟部工業局</text:p>
            <text:p text:style-name="P47">先驅化學品工業原料資訊網</text:p>
            <text:p text:style-name="P47">先驅化學品工業原料之種類及申報檢查辦法</text:p>
            <text:p text:style-name="P203"><text:a xlink:type="simple" xlink:href="https://www.prechem.org.tw/(S(2kgwj1fxequzdn55rfoeqkqe))/information/xLaw05.aspx" text:style-name="Internet_20_link" text:visited-style-name="Visited_20_Internet_20_Link"><text:span text:style-name="T56">https://www.prechem.org.tw/(S(2kgwj1fxequzdn55rfoeqkqe))/information/xLaw05.aspx</text:span></text:a></text:p>
            <text:p text:style-name="P11">附表二 乙類</text:p>
            <text:p text:style-name="P51">混亂的csv</text:p>
          </table:table-cell>
          <table:table-cell table:style-name="Table1.C2" office:value-type="string">
            <text:p text:style-name="P49">20<text:span text:style-name="T12">17-06-05</text:span></text:p>
          </table:table-cell>
        </table:table-row>
        <table:table-row table:style-name="Table1.1">
          <table:table-cell table:style-name="Table1.A2" office:value-type="string">
            <text:p text:style-name="P164">12.<text:span text:style-name="T28">odt</text:span></text:p>
          </table:table-cell>
          <table:table-cell table:style-name="Table1.A2" office:value-type="string">
            <text:p text:style-name="P13">經濟部中部辦公室</text:p>
            <text:p text:style-name="P13">經濟部辦理及督導生產選定化學物質工廠申報調查作業程序(108年9月)</text:p>
            <text:p text:style-name="P209"><text:a xlink:type="simple" xlink:href="https://www.cto.moea.gov.tw/web/law/detail.php?cid=1&amp;cid2=1&amp;id=36" text:style-name="Internet_20_link" text:visited-style-name="Visited_20_Internet_20_Link"><text:span text:style-name="T60">https://www.cto.moea.gov.tw/web/law/detail.php?cid=1&amp;cid2=1&amp;id=36</text:span></text:a></text:p>
            <text:p text:style-name="P13">附件檔案： 1080925經濟部辦理及督導生產選定化學物質工廠申報調查作業程序(全文).odt</text:p>
            <text:p text:style-name="P13"/>
            <text:p text:style-name="P14">以下來源也有，但處理應較費工，僅列出供參考：</text:p>
            <text:p text:style-name="P13">經濟部</text:p>
            <text:p text:style-name="P13">主管法規共用系統</text:p>
            <text:p text:style-name="P13">經濟部辦理及督導生產選定化學物質工廠申報調查作業程序</text:p>
            <text:p text:style-name="P209"><text:a xlink:type="simple" xlink:href="https://law.moea.gov.tw/LawContent.aspx?id=FL073579" text:style-name="Internet_20_link" text:visited-style-name="Visited_20_Internet_20_Link"><text:span text:style-name="T60">https://law.moea.gov.tw/LawContent.aspx?id=FL073579</text:span></text:a></text:p>
            <text:p text:style-name="P13">po-1080925附表ㄧ.pdf</text:p>
          </table:table-cell>
          <table:table-cell table:style-name="Table1.C2" office:value-type="string">
            <text:p text:style-name="P52">2019-09-25</text:p>
          </table:table-cell>
        </table:table-row>
        <table:table-row table:style-name="Table1.1">
          <table:table-cell table:style-name="Table1.A2" office:value-type="string">
            <text:p text:style-name="P165">13.pdf</text:p>
          </table:table-cell>
          <table:table-cell table:style-name="Table1.A2" office:value-type="string">
            <text:p text:style-name="P30">衛生福利部食品藥物管理署</text:p>
            <text:p text:style-name="P30">公告修正管制藥品品項</text:p>
            <text:p text:style-name="P205"><text:a xlink:type="simple" xlink:href="https://www.fda.gov.tw/TC/newsContent.aspx?cid=3&amp;id=27134" text:style-name="Internet_20_link" text:visited-style-name="Visited_20_Internet_20_Link"><text:span text:style-name="T56">https://www.fda.gov.tw/TC/newsContent.aspx?cid=3&amp;id=27134</text:span></text:a></text:p>
            <text:p text:style-name="P30">檔案下載：管制藥品分級及品項1100610</text:p>
            <text:p text:style-name="P30"/>
            <text:p text:style-name="P30">相關連結：</text:p>
            <text:p text:style-name="P53">衛生福利部食品藥物管理署</text:p>
            <text:p text:style-name="P30">管制藥品分級及品項</text:p>
            <text:p text:style-name="P173"><text:a xlink:type="simple" xlink:href="https://www.fda.gov.tw/TC/siteListContent.aspx?sid=50&amp;id=2036" text:style-name="Internet_20_link" text:visited-style-name="Visited_20_Internet_20_Link"><text:span text:style-name="T56">https://www.fda.gov.tw/TC/siteListContent.aspx?sid=50&amp;id=2036</text:span></text:a></text:p>
          </table:table-cell>
          <table:table-cell table:style-name="Table1.C2" office:value-type="string">
            <text:p text:style-name="P54"><text:span text:style-name="T4">2021</text:span>-06-10</text:p>
          </table:table-cell>
        </table:table-row>
        <table:table-row table:style-name="Table1.1">
          <table:table-cell table:style-name="Table1.A2" office:value-type="string">
            <text:p text:style-name="P166">14.xlsx</text:p>
          </table:table-cell>
          <table:table-cell table:style-name="Table1.A2" office:value-type="string">
            <text:p text:style-name="P30">衛生福利部食品藥物管理署</text:p>
            <text:p text:style-name="P30">食品藥物消費者專區</text:p>
            <text:p text:style-name="P30">食品添加物使用範圍及限量暨規格標準</text:p>
            <text:p text:style-name="P173"><text:a xlink:type="simple" xlink:href="https://consumer.fda.gov.tw/Law/FoodAdditivesList.aspx?nodeID=521&amp;rand=1788783205" text:style-name="Internet_20_link" text:visited-style-name="Visited_20_Internet_20_Link"><text:span text:style-name="T56">https://consumer.fda.gov.tw/Law/FoodAdditivesList.aspx?</text:span></text:a><text:a xlink:type="simple" xlink:href="https://consumer.fda.gov.tw/Law/FoodAdditivesList.aspx?nodeID=521&amp;rand=1788783205" text:style-name="Internet_20_link" text:visited-style-name="Visited_20_Internet_20_Link"><text:span text:style-name="T56">nodeID=521&amp;rand=1788783205</text:span></text:a></text:p>
            <text:p text:style-name="P30">匯出Excel</text:p>
            <text:p text:style-name="P30"/>
            <text:p text:style-name="P15">以下來源也有，但處理應較費工，僅列出供參考：</text:p>
            <text:p text:style-name="P15">法務部</text:p>
            <text:p text:style-name="P16">全國法規資料庫</text:p>
            <text:p text:style-name="P15">食品添加物使用範圍及限量暨規格標準</text:p>
            <text:p text:style-name="P210"><text:a xlink:type="simple" xlink:href="https://law.moj.gov.tw/LawClass/LawAll.aspx?&amp;pcode=L0040084" text:style-name="Internet_20_link" text:visited-style-name="Visited_20_Internet_20_Link"><text:span text:style-name="T60">https://law.moj.gov.tw/LawClass/LawAll.aspx?&amp;pcode=L0040084</text:span></text:a></text:p>
            <text:p text:style-name="P55">2011-08-18</text:p>
            <text:p text:style-name="P55">多個pdf</text:p>
          </table:table-cell>
          <table:table-cell table:style-name="Table1.C2" office:value-type="string">
            <text:p text:style-name="P56">2021-09-2<text:span text:style-name="T16">7</text:span>下載</text:p>
          </table:table-cell>
        </table:table-row>
        <text:soft-page-break/>
        <table:table-row table:style-name="Table1.1">
          <table:table-cell table:style-name="Table1.A2" office:value-type="string">
            <text:p text:style-name="P151">15<text:span text:style-name="T29">.xlsx</text:span></text:p>
          </table:table-cell>
          <table:table-cell table:style-name="Table1.A2" office:value-type="string">
            <text:p text:style-name="P58">衛生福利部食品藥物管理署</text:p>
            <text:p text:style-name="P58">食品藥物消費者專區</text:p>
            <text:p text:style-name="P30">化粧品禁限用成分管理規定</text:p>
            <text:p text:style-name="P30">化粧品禁止使用成分表</text:p>
            <text:p text:style-name="P206"><text:a xlink:type="simple" xlink:href="https://consumer.fda.gov.tw/LAW/Cosmetic1.aspx?nodeID=1068&amp;t=1" text:style-name="Internet_20_link" text:visited-style-name="Visited_20_Internet_20_Link"><text:span text:style-name="T56">https://consumer.fda.gov.tw/LAW/Cosmetic1.aspx?nodeID=1068&amp;t=1</text:span></text:a></text:p>
            <text:p text:style-name="P30">匯出Excel</text:p>
            <text:p text:style-name="P30"/>
            <text:p text:style-name="P17">以下來源也有，但處理應較費工，僅列出供參考：</text:p>
            <text:p text:style-name="P17">衛生福利部食品藥物管理署</text:p>
            <text:p text:style-name="P17">衛授食字第1101601488號</text:p>
            <text:p text:style-name="P200"><text:a xlink:type="simple" xlink:href="https://www.fda.gov.tw/TC/newsContent.aspx?cid=3&amp;id=27129" text:style-name="Internet_20_link" text:visited-style-name="Visited_20_Internet_20_Link"><text:span text:style-name="T56">https://www.fda.gov.tw/TC/newsContent.aspx?cid=3&amp;id=27129</text:span></text:a></text:p>
            <text:p text:style-name="P59">2011-06-17</text:p>
          </table:table-cell>
          <table:table-cell table:style-name="Table1.C2" office:value-type="string">
            <text:p text:style-name="P57">2021-09-2<text:span text:style-name="T16">7</text:span>下載</text:p>
          </table:table-cell>
        </table:table-row>
        <table:table-row table:style-name="Table1.1">
          <table:table-cell table:style-name="Table1.A2" office:value-type="string">
            <text:p text:style-name="P151">16<text:span text:style-name="T29">.xlsx</text:span></text:p>
          </table:table-cell>
          <table:table-cell table:style-name="Table1.A2" office:value-type="string">
            <text:p text:style-name="P58">衛生福利部食品藥物管理署</text:p>
            <text:p text:style-name="P58">食品藥物消費者專區</text:p>
            <text:p text:style-name="P58">化粧品禁限用成分管理規定</text:p>
            <text:p text:style-name="P58">化粧品防腐劑成分名稱及使用限制表</text:p>
            <text:p text:style-name="P206"><text:a xlink:type="simple" xlink:href="https://consumer.fda.gov.tw/LAW/Cosmetic1.aspx?nodeID=1068&amp;t=3" text:style-name="Internet_20_link" text:visited-style-name="Visited_20_Internet_20_Link"><text:span text:style-name="T56">https://consumer.fda.gov.tw/LAW/Cosmetic1.aspx?nodeID=1068&amp;t=3</text:span></text:a></text:p>
            <text:p text:style-name="P60">匯出Excel</text:p>
            <text:p text:style-name="P58"/>
            <text:p text:style-name="P18">以下來源也有，但處理應較費工，僅列出供參考：</text:p>
            <text:p text:style-name="P18">衛生福利部食品藥物管理署</text:p>
            <text:p text:style-name="P58">衛授食字第1081609206號</text:p>
            <text:p text:style-name="P192"><text:a xlink:type="simple" xlink:href="https://www.fda.gov.tw/TC/siteListContent.aspx?sid=10992&amp;id=30804" text:style-name="Internet_20_link" text:visited-style-name="Visited_20_Internet_20_Link"><text:span text:style-name="T56">https://www.fda.gov.tw/TC/siteListContent.aspx?sid=10992&amp;id=30804</text:span></text:a></text:p>
            <text:p text:style-name="P61">2019-12-05</text:p>
          </table:table-cell>
          <table:table-cell table:style-name="Table1.C2" office:value-type="string">
            <text:p text:style-name="P57">2021-09-2<text:span text:style-name="T17">7</text:span>下載</text:p>
          </table:table-cell>
        </table:table-row>
        <table:table-row table:style-name="Table1.1">
          <table:table-cell table:style-name="Table1.A2" office:value-type="string">
            <text:p text:style-name="P151">17<text:span text:style-name="T29">.xlsx</text:span></text:p>
          </table:table-cell>
          <table:table-cell table:style-name="Table1.A2" office:value-type="string">
            <text:p text:style-name="P58">衛生福利部食品藥物管理署</text:p>
            <text:p text:style-name="P58">食品藥物消費者專區</text:p>
            <text:p text:style-name="P58">化粧品禁限用成分管理規定</text:p>
            <text:p text:style-name="P58">化粧品中抗菌成分使用及限量規定基準表</text:p>
            <text:p text:style-name="P192"><text:a xlink:type="simple" xlink:href="https://consumer.fda.gov.tw/LAW/Cosmetic1.aspx?nodeID=1068&amp;t=2" text:style-name="Internet_20_link" text:visited-style-name="Visited_20_Internet_20_Link"><text:span text:style-name="T56">https://consumer.fda.gov.tw/LAW/Cosmetic1.aspx?nodeID=1068&amp;t=2</text:span></text:a></text:p>
            <text:p text:style-name="P58">匯出Excel</text:p>
            <text:p text:style-name="P58"/>
            <text:p text:style-name="P18">以下來源也有，但處理應較費工，僅列出供參考：</text:p>
            <text:p text:style-name="P18">衛生福利部食品藥物管理署</text:p>
            <text:p text:style-name="P18">衛授食字第10<text:span text:style-name="T30">5161179</text:span>號</text:p>
            <text:p text:style-name="P201"><text:a xlink:type="simple" xlink:href="https://www.fda.gov.tw/tc/includes/GetFile.ashx?id=f636694168541315090&amp;type=2&amp;cid=22643" text:style-name="Internet_20_link" text:visited-style-name="Visited_20_Internet_20_Link"><text:span text:style-name="T56">https://www.fda.gov.tw/tc/includes/GetFile.ashx?</text:span></text:a><text:a xlink:type="simple" xlink:href="https://www.fda.gov.tw/tc/includes/GetFile.ashx?id=f636694168541315090&amp;type=2&amp;cid=22643" text:style-name="Internet_20_link" text:visited-style-name="Visited_20_Internet_20_Link"><text:span text:style-name="T56">id=f636694168541315090&amp;type=2&amp;cid=22643</text:span></text:a></text:p>
            <text:p text:style-name="P61">2017-02-15</text:p>
          </table:table-cell>
          <table:table-cell table:style-name="Table1.C2" office:value-type="string">
            <text:p text:style-name="P57">2021-09-2<text:span text:style-name="T17">7</text:span>下載</text:p>
          </table:table-cell>
        </table:table-row>
        <table:table-row table:style-name="Table1.1">
          <table:table-cell table:style-name="Table1.A2" office:value-type="string">
            <text:p text:style-name="P150">19.<text:span text:style-name="T31">pdf</text:span></text:p>
          </table:table-cell>
          <table:table-cell table:style-name="Table1.A2" office:value-type="string">
            <text:p text:style-name="P62">行政院農業委員會</text:p>
            <text:p text:style-name="P62">主管法規查詢系統</text:p>
            <text:p text:style-name="P30">農藥標準規格準則</text:p>
            <text:p text:style-name="P173"><text:a xlink:type="simple" xlink:href="https://law.coa.gov.tw/GLRSnewsout/LawContent.aspx?id=FL014389" text:style-name="Internet_20_link" text:visited-style-name="Visited_20_Internet_20_Link"><text:span text:style-name="T56">https://law.coa.gov.tw/GLRSnewsout/LawContent.aspx?</text:span></text:a><text:a xlink:type="simple" xlink:href="https://law.coa.gov.tw/GLRSnewsout/LawContent.aspx?id=FL014389" text:style-name="Internet_20_link" text:visited-style-name="Visited_20_Internet_20_Link"><text:span text:style-name="T56">id=FL014389</text:span></text:a></text:p>
            <text:p text:style-name="P30">附表三之一 農藥其他成分之限量規格修正規定.PDF</text:p>
          </table:table-cell>
          <table:table-cell table:style-name="Table1.C2" office:value-type="string">
            <text:p text:style-name="P63">2020-12-03</text:p>
          </table:table-cell>
        </table:table-row>
        <table:table-row table:style-name="Table1.1">
          <table:table-cell table:style-name="Table1.A2" office:value-type="string">
            <text:p text:style-name="P152">20.<text:span text:style-name="T31">pdf</text:span></text:p>
          </table:table-cell>
          <table:table-cell table:style-name="Table1.A2" office:value-type="string">
            <text:p text:style-name="P64">行政院農業委員會</text:p>
            <text:p text:style-name="P64">主管法規查詢系統</text:p>
            <text:p text:style-name="P64">農藥標準規格準則</text:p>
            <text:p text:style-name="P193"><text:a xlink:type="simple" xlink:href="https://law.coa.gov.tw/GLRSnewsout/LawContent.aspx?id=FL014389" text:style-name="Internet_20_link" text:visited-style-name="Visited_20_Internet_20_Link"><text:span text:style-name="T56">https://law.coa.gov.tw/GLRSnewsout/LawContent.aspx?id=FL014389</text:span></text:a></text:p>
            <text:p text:style-name="P62">附表三之二 農藥有害不純物之限量規格.PDF</text:p>
          </table:table-cell>
          <table:table-cell table:style-name="Table1.C2" office:value-type="string">
            <text:p text:style-name="P63">2020-12-03</text:p>
          </table:table-cell>
        </table:table-row>
        <text:soft-page-break/>
        <table:table-row table:style-name="Table1.1">
          <table:table-cell table:style-name="Table1.A2" office:value-type="string">
            <text:p text:style-name="P150">21.<text:span text:style-name="T13">pdf</text:span></text:p>
          </table:table-cell>
          <table:table-cell table:style-name="Table1.A2" office:value-type="string">
            <text:p text:style-name="P65">行政院農業委員會</text:p>
            <text:p text:style-name="P65">主管法規查詢系統</text:p>
            <text:p text:style-name="P65">農藥管理法第七條第二款所定摻雜其他有效成分含量之限量基準</text:p>
            <text:p text:style-name="P194"><text:a xlink:type="simple" xlink:href="https://law.coa.gov.tw/glrsnewsout/LawContent.aspx?id=GL000412" text:style-name="Internet_20_link" text:visited-style-name="Visited_20_Internet_20_Link"><text:span text:style-name="T56">https://law.coa.gov.tw/glrsnewsout/LawContent.aspx?id=GL000412</text:span></text:a></text:p>
            <text:p text:style-name="P65">行政院公報電子檔.pdf</text:p>
          </table:table-cell>
          <table:table-cell table:style-name="Table1.C2" office:value-type="string">
            <text:p text:style-name="P66">2012-12-11</text:p>
          </table:table-cell>
        </table:table-row>
        <table:table-row table:style-name="Table1.1">
          <table:table-cell table:style-name="Table1.A2" office:value-type="string">
            <text:p text:style-name="P152">22.<text:span text:style-name="T32">doc</text:span></text:p>
          </table:table-cell>
          <table:table-cell table:style-name="Table1.A2" office:value-type="string">
            <text:p text:style-name="P30">行政院農業委員會</text:p>
            <text:p text:style-name="P67">主管法規共用系統</text:p>
            <text:p text:style-name="P67">飼料添加物使用準則</text:p>
            <text:p text:style-name="P173"><text:a xlink:type="simple" xlink:href="https://law.coa.gov.tw/glrsnewsout/LawContent.aspx?id=FL014725" text:style-name="Internet_20_link" text:visited-style-name="Visited_20_Internet_20_Link"><text:span text:style-name="T56">https://law.coa.gov.tw/glrsnewsout/LawContent.aspx?id=FL014725</text:span></text:a></text:p>
            <text:p text:style-name="P68">附件、飼料添加物之使用對象、用量、用途及其他應遵行事項.doc</text:p>
          </table:table-cell>
          <table:table-cell table:style-name="Table1.C2" office:value-type="string">
            <text:p text:style-name="P66">2015-08-04</text:p>
          </table:table-cell>
        </table:table-row>
        <table:table-row table:style-name="Table1.1">
          <table:table-cell table:style-name="Table1.A2" office:value-type="string">
            <text:p text:style-name="P150">24.<text:span text:style-name="T33">odt</text:span></text:p>
          </table:table-cell>
          <table:table-cell table:style-name="Table1.A2" office:value-type="string">
            <text:p text:style-name="P30">內政部消防署</text:p>
            <text:p text:style-name="P30">消防法令查詢系統</text:p>
            <text:p text:style-name="P30">公共危險物品及可燃性高壓氣體製造儲存處理場所設置標準暨安全管理辦法</text:p>
            <text:p text:style-name="P173"><text:a xlink:type="simple" xlink:href="https://law.nfa.gov.tw/GNFA/FLAW/FLAWDAT01.aspx?lsid=FL005037" text:style-name="Internet_20_link" text:visited-style-name="Visited_20_Internet_20_Link"><text:span text:style-name="T56">https://law.nfa.gov.tw/GNFA/FLAW/FLAWDAT01.aspx?lsid=FL005037</text:span></text:a></text:p>
            <text:p text:style-name="P30">附表一公共危險物品之種類、分級及管制量.ODT</text:p>
          </table:table-cell>
          <table:table-cell table:style-name="Table1.C2" office:value-type="string">
            <text:p text:style-name="P69">2019-06-11</text:p>
          </table:table-cell>
        </table:table-row>
        <table:table-row table:style-name="Table1.1">
          <table:table-cell table:style-name="Table1.A2" office:value-type="string">
            <text:p text:style-name="P150">27.<text:span text:style-name="T34">xlsx</text:span></text:p>
          </table:table-cell>
          <table:table-cell table:style-name="Table1.A2" office:value-type="string">
            <text:p text:style-name="P6">European Chemicals Agency</text:p>
            <text:p text:style-name="P6">Substances restricted under REACH</text:p>
            <text:p text:style-name="P1"><text:a xlink:type="simple" xlink:href="https://echa.europa.eu/substances-restricted-under-reach" text:style-name="Internet_20_link" text:visited-style-name="Visited_20_Internet_20_Link"><text:span text:style-name="T61">https://echa.europa.eu/substances-restricted-under-reach</text:span></text:a></text:p>
            <text:p text:style-name="P70">表末Export search results to: XLS（<text:span text:style-name="T35">不須</text:span>調整每頁顯示幾筆資料）</text:p>
            <text:p text:style-name="P71"/>
            <text:p text:style-name="P19">以下來源也有，但處理應較費工，僅列出供參考：</text:p>
            <text:p text:style-name="P19">Publications Office of the European Union</text:p>
            <text:p text:style-name="P19">EUR-Lex</text:p>
            <text:p text:style-name="P19">Document 02006R1907-20210825</text:p>
            <text:p text:style-name="P211"><text:a xlink:type="simple" xlink:href="https://eur-lex.europa.eu/legal-content/EN/TXT/?uri=CELEX%3A02006R1907-20210825" text:style-name="Internet_20_link" text:visited-style-name="Visited_20_Internet_20_Link"><text:span text:style-name="T60">https://eur-lex.europa.eu/legal-content/EN/TXT/?uri=CELEX%3A02006R1907-20210825</text:span></text:a></text:p>
            <text:p text:style-name="P19">Annex XVII</text:p>
          </table:table-cell>
          <table:table-cell table:style-name="Table1.C2" office:value-type="string">
            <text:p text:style-name="P74">2021-0<text:span text:style-name="T36">9-21</text:span></text:p>
          </table:table-cell>
        </table:table-row>
        <table:table-row table:style-name="Table1.1">
          <table:table-cell table:style-name="Table1.A2" office:value-type="string">
            <text:p text:style-name="P153">28.<text:span text:style-name="T34">xlsx</text:span></text:p>
          </table:table-cell>
          <table:table-cell table:style-name="Table1.A2" office:value-type="string">
            <text:p text:style-name="P77">European Chemicals Agency</text:p>
            <text:p text:style-name="P77">Candidate List of substances of very high concern for Authorisation</text:p>
            <text:p text:style-name="P2"><text:a xlink:type="simple" xlink:href="https://echa.europa.eu/candidate-list-table" text:style-name="Internet_20_link" text:visited-style-name="Visited_20_Internet_20_Link">https://echa.europa.eu/candidate-</text:a><text:a xlink:type="simple" xlink:href="https://echa.europa.eu/candidate-list-table" text:style-name="Internet_20_link" text:visited-style-name="Visited_20_Internet_20_Link">list-</text:a><text:a xlink:type="simple" xlink:href="https://echa.europa.eu/candidate-list-table" text:style-name="Internet_20_link" text:visited-style-name="Visited_20_Internet_20_Link">table</text:a></text:p>
            <text:p text:style-name="P70">表末Export search results to: XLS（<text:span text:style-name="T35">不須</text:span>調整每頁顯示幾筆資料）</text:p>
          </table:table-cell>
          <table:table-cell table:style-name="Table1.C2" office:value-type="string">
            <text:p text:style-name="P78">2021-09-<text:span text:style-name="T37">2</text:span><text:span text:style-name="T38">7</text:span>下載</text:p>
          </table:table-cell>
        </table:table-row>
        <table:table-row table:style-name="Table1.1">
          <table:table-cell table:style-name="Table1.A2" office:value-type="string">
            <text:p text:style-name="P153">29.<text:span text:style-name="T34">xlsx</text:span></text:p>
          </table:table-cell>
          <table:table-cell table:style-name="Table1.A2" office:value-type="string">
            <text:p text:style-name="P79">European Chemicals Agency</text:p>
            <text:p text:style-name="P79">Substance evaluation - CoRAP</text:p>
            <text:p text:style-name="P5"><text:a xlink:type="simple" xlink:href="https://www.echa.europa.eu/information-on-chemicals/evaluation/community-rolling-action-plan/corap-table" text:style-name="Internet_20_link" text:visited-style-name="Visited_20_Internet_20_Link"><text:span text:style-name="T56">https://www.echa.europa.eu/information-on-chemicals/evaluation/community-rolling-action-plan/corap-table</text:span></text:a></text:p>
            <text:p text:style-name="P72">表末Export search results to: XLS（<text:span text:style-name="T35">不須</text:span>調整每頁顯示幾筆資料）</text:p>
          </table:table-cell>
          <table:table-cell table:style-name="Table1.C2" office:value-type="string">
            <text:p text:style-name="P75">2021-0<text:span text:style-name="T2">9</text:span>-<text:span text:style-name="T39">27</text:span></text:p>
          </table:table-cell>
        </table:table-row>
        <table:table-row table:style-name="Table1.1">
          <table:table-cell table:style-name="Table1.A2" office:value-type="string">
            <text:p text:style-name="P153">30.<text:span text:style-name="T34">xlsx</text:span></text:p>
          </table:table-cell>
          <table:table-cell table:style-name="Table1.A2" office:value-type="string">
            <text:p text:style-name="P80">European Chemicals Agency</text:p>
            <text:p text:style-name="P80">Endocrine disruptor assessment list</text:p>
            <text:p text:style-name="P5"><text:a xlink:type="simple" xlink:href="https://www.echa.europa.eu/ed-assessment" text:style-name="Internet_20_link" text:visited-style-name="Visited_20_Internet_20_Link"><text:span text:style-name="T56">https://www.echa.europa.eu/ed-assessment</text:span></text:a></text:p>
            <text:p text:style-name="P72">表末Export search results to: XLS（<text:span text:style-name="T35">不須</text:span>調整每頁顯示幾筆資料）</text:p>
          </table:table-cell>
          <table:table-cell table:style-name="Table1.C2" office:value-type="string">
            <text:p text:style-name="P76">2021-0<text:span text:style-name="T2">9</text:span>-<text:span text:style-name="T37">2</text:span><text:span text:style-name="T40">7</text:span></text:p>
          </table:table-cell>
        </table:table-row>
        <text:soft-page-break/>
        <table:table-row table:style-name="Table1.1">
          <table:table-cell table:style-name="Table1.A2" office:value-type="string">
            <text:p text:style-name="P150">31.<text:span text:style-name="T41">pdf</text:span></text:p>
          </table:table-cell>
          <table:table-cell table:style-name="Table1.A2" office:value-type="string">
            <text:p text:style-name="P81">United States Environmental Protection Agency</text:p>
            <text:p text:style-name="P81">Endocrine Disruption</text:p>
            <text:p text:style-name="P82">Endocrine Disruptor Screening Program Tier 1 Screening Determinations and Associated Data Evaluation Records</text:p>
            <text:p text:style-name="P4"><text:a xlink:type="simple" xlink:href="https://www.epa.gov/endocrine-disruption/endocrine-disruptor-screening-program-tier-1-screening-determinations-and" text:style-name="Internet_20_link" text:visited-style-name="Visited_20_Internet_20_Link"><text:span text:style-name="T56">https://www.epa.gov/endocrine-disruption/endocrine-disruptor-screening-program-tier-1-screening-determinations-and</text:span></text:a></text:p>
            <text:p text:style-name="P102">表末</text:p>
            <text:p text:style-name="P82">Printer Friendly | EDSP Tier 1 Screening Results and Data Evaluation Records for EDSP Tier I Chemicals (pdf)</text:p>
            <text:p text:style-name="P82"/>
            <text:p text:style-name="P83">以上52種化學物質評估結果清單，為以下67種化學物質中排除刪除的15種</text:p>
            <text:p text:style-name="P81">United States Environmental Protection Agency</text:p>
            <text:p text:style-name="P81">Endocrine Disruption</text:p>
            <text:p text:style-name="P82">Overview of the First List of Chemicals for Tier 1 Screening under the Endocrine Disruptor Screening Program</text:p>
            <text:p text:style-name="P4"><text:a xlink:type="simple" xlink:href="https://www.epa.gov/endocrine-disruption/overview-first-list-chemicals-tier-1-screening-under-endocrine-disruptor" text:style-name="Internet_20_link" text:visited-style-name="Visited_20_Internet_20_Link"><text:span text:style-name="T56">https://www.epa.gov/endocrine-disruption/overview-first-list-</text:span></text:a><text:a xlink:type="simple" xlink:href="https://www.epa.gov/endocrine-disruption/overview-first-list-chemicals-tier-1-screening-under-endocrine-disruptor" text:style-name="Internet_20_link" text:visited-style-name="Visited_20_Internet_20_Link"><text:span text:style-name="T56">chemicals-tier-1-screening-under-endocrine-disruptor</text:span></text:a></text:p>
          </table:table-cell>
          <table:table-cell table:style-name="Table1.C2" office:value-type="string">
            <text:p text:style-name="P103">2015-09-23</text:p>
          </table:table-cell>
        </table:table-row>
        <table:table-row table:style-name="Table1.1">
          <table:table-cell table:style-name="Table1.A2" office:value-type="string">
            <text:p text:style-name="P150">32.<text:span text:style-name="T34">pdf</text:span></text:p>
          </table:table-cell>
          <table:table-cell table:style-name="Table1.A2" office:value-type="string">
            <text:p text:style-name="P82">United States Environmental Protection Agency</text:p>
            <text:p text:style-name="P82">Endocrine Disruption</text:p>
            <text:p text:style-name="P82">Final Second List of Chemicals for Tier 1 under the Endocrine Disruptor Screening Program</text:p>
            <text:p text:style-name="P4"><text:a xlink:type="simple" xlink:href="https://www.epa.gov/endocrine-disruption/final-second-list-chemicals-tier-1-under-endocrine-disruptor-screening-program" text:style-name="Internet_20_link" text:visited-style-name="Visited_20_Internet_20_Link"><text:span text:style-name="T56">https://www.epa.gov/endocrine-disruption/final-second-list-chemicals-tier-1-under-endocrine-disruptor-screening-program</text:span></text:a></text:p>
          </table:table-cell>
          <table:table-cell table:style-name="Table1.C2" office:value-type="string">
            <text:p text:style-name="P104">2014-06-26</text:p>
          </table:table-cell>
        </table:table-row>
        <table:table-row table:style-name="Table1.1">
          <table:table-cell table:style-name="Table1.A2" office:value-type="string">
            <text:p text:style-name="P150">33.<text:span text:style-name="T34">pdf</text:span></text:p>
          </table:table-cell>
          <table:table-cell table:style-name="Table1.A2" office:value-type="string">
            <text:p text:style-name="P105">Ministry of the Environment, Government of Japan</text:p>
            <text:p text:style-name="P77">APPROACH TO CHEMICALS SUSPECTED OF HAVING ENDOCRINE DISRUPTING EFFECTS</text:p>
            <text:p text:style-name="P5"><text:a xlink:type="simple" xlink:href="https://www.env.go.jp/en/chemi/ed/approach/2002.html" text:style-name="Internet_20_link" text:visited-style-name="Visited_20_Internet_20_Link"><text:span text:style-name="T56">https://www.env.go.jp/en/chemi/ed/approach/2002.html</text:span></text:a></text:p>
            <text:p text:style-name="P106">ANNEX 1</text:p>
            <text:p text:style-name="P196"><text:a xlink:type="simple" xlink:href="https://www.env.go.jp/en/chemi/ed/approach/annex_1.pdf" text:style-name="Internet_20_link" text:visited-style-name="Visited_20_Internet_20_Link"><text:span text:style-name="T56">https://www.env.go.jp/en/chemi/ed/approach/annex_1.pdf</text:span></text:a></text:p>
          </table:table-cell>
          <table:table-cell table:style-name="Table1.C2" office:value-type="string">
            <text:p text:style-name="P107">2002-11</text:p>
          </table:table-cell>
        </table:table-row>
        <table:table-row table:style-name="Table1.1">
          <table:table-cell table:style-name="Table1.A2" office:value-type="string">
            <text:p text:style-name="P150">34.<text:span text:style-name="T34">xlsx</text:span></text:p>
          </table:table-cell>
          <table:table-cell table:style-name="Table1.A2" office:value-type="string">
            <text:p text:style-name="P84">United States Environmental Protection Agency</text:p>
            <text:p text:style-name="P30">Toxics Release Inventory (TRI) Program</text:p>
            <text:p text:style-name="P30">TRI-Listed Chemicals</text:p>
            <text:p text:style-name="P3"><text:a xlink:type="simple" xlink:href="https://www.epa.gov/toxics-release-inventory-tri-program/tri-listed-chemicals" text:style-name="Internet_20_link" text:visited-style-name="Visited_20_Internet_20_Link"><text:span text:style-name="T56">https://www.epa.gov/toxics-release-inventory-tri-program/tri-listed-chemicals</text:span></text:a></text:p>
            <text:p text:style-name="P108">Download a spreadsheet: <text:span text:style-name="T42">RY2020</text:span></text:p>
          </table:table-cell>
          <table:table-cell table:style-name="Table1.C2" office:value-type="string">
            <text:p text:style-name="P109">2021-02-1<text:span text:style-name="T1">6</text:span></text:p>
          </table:table-cell>
        </table:table-row>
        <table:table-row table:style-name="Table1.1">
          <table:table-cell table:style-name="Table1.A2" office:value-type="string">
            <text:p text:style-name="P150">35</text:p>
          </table:table-cell>
          <table:table-cell table:style-name="Table1.A2" office:value-type="string">
            <text:p text:style-name="P110">Government of Canada</text:p>
            <text:p text:style-name="P84">Toxic substances list: schedule 1</text:p>
            <text:p text:style-name="P174"><text:a xlink:type="simple" xlink:href="https://www.canada.ca/en/environment-climate-change/services/canadian-environmental-protection-act-registry/substances-list/toxic/schedule-1.html" text:style-name="Internet_20_link" text:visited-style-name="Visited_20_Internet_20_Link"><text:span text:style-name="T56">https://www.canada.ca/en/environment-climate-change/services/canadian-environmental-protection-act-registry/substances-list/toxic/schedule-1.html</text:span></text:a></text:p>
          </table:table-cell>
          <table:table-cell table:style-name="Table1.C2" office:value-type="string">
            <text:p text:style-name="P110">2021-05-12</text:p>
          </table:table-cell>
        </table:table-row>
        <table:table-row table:style-name="Table1.1">
          <table:table-cell table:style-name="Table1.A2" office:value-type="string">
            <text:p text:style-name="P154">36.<text:span text:style-name="T34">xlsx</text:span></text:p>
          </table:table-cell>
          <table:table-cell table:style-name="Table1.A2" office:value-type="string">
            <text:p text:style-name="P111">Government of Canada</text:p>
            <text:p text:style-name="P111">Substance list: National Pollutant Release Inventory</text:p>
            <text:p text:style-name="P182"><text:a xlink:type="simple" xlink:href="https://www.canada.ca/en/environment-climate-change/services/national-pollutant-release-inventory/substances-list.html" text:style-name="Internet_20_link" text:visited-style-name="Visited_20_Internet_20_Link"><text:span text:style-name="T58">https://www.canada.ca/en/environment-climate-change/services/national-pollutant-release-inventory/substances-list.html</text:span></text:a></text:p>
            <text:p text:style-name="P84">Substance list by threshold</text:p>
            <text:p text:style-name="P174"><text:a xlink:type="simple" xlink:href="https://www.canada.ca/en/environment-climate-change/services/national-pollutant-release-inventory/substances-list/threshold.html" text:style-name="Internet_20_link" text:visited-style-name="Visited_20_Internet_20_Link"><text:span text:style-name="T56">https://www.canada.ca/en/environment-climate-change/services/</text:span></text:a><text:a xlink:type="simple" xlink:href="https://www.canada.ca/en/environment-climate-change/services/national-pollutant-release-inventory/substances-list/threshold.html" text:style-name="Internet_20_link" text:visited-style-name="Visited_20_Internet_20_Link"><text:span text:style-name="T56">national-pollutant-release-inventory/substances-list/threshold.html</text:span></text:a></text:p>
            <text:p text:style-name="P84">Other formats</text:p>
            <text:p text:style-name="P84">download the NPRI substance list in Excel format</text:p>
            <text:p text:style-name="P85">2020 to 2021</text:p>
          </table:table-cell>
          <table:table-cell table:style-name="Table1.C2" office:value-type="string">
            <text:p text:style-name="P112">2021-09-27下載</text:p>
          </table:table-cell>
        </table:table-row>
        <text:soft-page-break/>
        <table:table-row table:style-name="Table1.1">
          <table:table-cell table:style-name="Table1.A2" office:value-type="string">
            <text:p text:style-name="P154">37</text:p>
          </table:table-cell>
          <table:table-cell table:style-name="Table1.A2" office:value-type="string">
            <text:p text:style-name="P86">National Institute of Health Sciences国立医薬品食品衛生研究所</text:p>
            <text:p text:style-name="P86">Poisonous Substances毒物</text:p>
            <text:p text:style-name="P213"><text:a xlink:type="simple" xlink:href="http://www.nihs.go.jp/law/dokugeki/doku.html" text:style-name="Internet_20_link" text:visited-style-name="Visited_20_Internet_20_Link"><text:span text:style-name="T62">http://www.nihs.go.jp/law/dokugeki/doku.html</text:span></text:a></text:p>
          </table:table-cell>
          <table:table-cell table:style-name="Table1.C2" office:value-type="string">
            <text:p text:style-name="P113">2021-09-<text:span text:style-name="T18">2</text:span><text:span text:style-name="T21">8</text:span><text:span text:style-name="T20">造訪</text:span></text:p>
          </table:table-cell>
        </table:table-row>
        <table:table-row table:style-name="Table1.1">
          <table:table-cell table:style-name="Table1.A2" office:value-type="string">
            <text:p text:style-name="P154">38</text:p>
          </table:table-cell>
          <table:table-cell table:style-name="Table1.A2" office:value-type="string">
            <text:p text:style-name="P87">National Institute of Health Sciences国立医薬品食品衛生研究所</text:p>
            <text:p text:style-name="P87">Deleterious Substances劇物</text:p>
            <text:p text:style-name="P175"><text:a xlink:type="simple" xlink:href="http://www.nihs.go.jp/law/dokugeki/geki.html" text:style-name="Internet_20_link" text:visited-style-name="Visited_20_Internet_20_Link"><text:span text:style-name="T56">http://www.nihs.go.jp/law/dokugeki/geki.html</text:span></text:a></text:p>
          </table:table-cell>
          <table:table-cell table:style-name="Table1.C2" office:value-type="string">
            <text:p text:style-name="P113">2021-09-<text:span text:style-name="T18">2</text:span><text:span text:style-name="T21">8</text:span><text:span text:style-name="T20">造訪</text:span></text:p>
          </table:table-cell>
        </table:table-row>
        <table:table-row table:style-name="Table1.1">
          <table:table-cell table:style-name="Table1.A2" office:value-type="string">
            <text:p text:style-name="P154">39</text:p>
          </table:table-cell>
          <table:table-cell table:style-name="Table1.A2" office:value-type="string">
            <text:p text:style-name="P87">National Institute of Health Sciences国立医薬品食品衛生研究所</text:p>
            <text:p text:style-name="P87">Specified Poisonous Substances特定毒物</text:p>
            <text:p text:style-name="P175"><text:a xlink:type="simple" xlink:href="http://www.nihs.go.jp/law/dokugeki/toku.html" text:style-name="Internet_20_link" text:visited-style-name="Visited_20_Internet_20_Link"><text:span text:style-name="T56">http://www.nihs.go.jp/law/dokugeki/toku.html</text:span></text:a></text:p>
          </table:table-cell>
          <table:table-cell table:style-name="Table1.C2" office:value-type="string">
            <text:p text:style-name="P113">2021-09-<text:span text:style-name="T18">2</text:span><text:span text:style-name="T21">8</text:span><text:span text:style-name="T20">造訪</text:span></text:p>
          </table:table-cell>
        </table:table-row>
        <table:table-row table:style-name="Table1.1">
          <table:table-cell table:style-name="Table1.A2" office:value-type="string">
            <text:p text:style-name="P150">40_<text:span text:style-name="T43">43.</text:span><text:span text:style-name="T5">csv</text:span></text:p>
          </table:table-cell>
          <table:table-cell table:style-name="Table1.A2" office:value-type="string">
            <text:p text:style-name="P84">National Institute of Technology and Evaluation独立行政法人製品評価技術基盤機構</text:p>
            <text:p text:style-name="P84">化審法データベース（J-CHECK）</text:p>
            <text:p text:style-name="P174"><text:a xlink:type="simple" xlink:href="https://www.nite.go.jp/chem/jcheck/top.action?request_locale=en" text:style-name="Internet_20_link" text:visited-style-name="Visited_20_Internet_20_Link"><text:span text:style-name="T56">https://www.nite.go.jp/chem/jcheck/top.action?request_locale=en</text:span></text:a></text:p>
            <text:p text:style-name="P88">&gt;Search検索</text:p>
            <text:p text:style-name="P89">&gt;Chemical Substances Search化学物質検索</text:p>
            <text:p text:style-name="P84">&gt;Regulatory Classification:</text:p>
            <text:p text:style-name="P84">Class I specified chemical substance第１種特定化学物質</text:p>
            <text:p text:style-name="P84">Class II specified chemical substance第２種特定化学物質</text:p>
            <text:p text:style-name="P84">Monitoring Chemical Substances監視化学物質</text:p>
            <text:p text:style-name="P84">Priority Assessment Chemical Substances (PACSs)優先評価化学物質</text:p>
            <text:p text:style-name="P90">&gt;Search検索</text:p>
            <text:p text:style-name="P114">&gt;Export出力</text:p>
          </table:table-cell>
          <table:table-cell table:style-name="Table1.C2" office:value-type="string">
            <text:p text:style-name="P114">2021-09-<text:span text:style-name="T5">2</text:span><text:span text:style-name="T18">7下載</text:span></text:p>
          </table:table-cell>
        </table:table-row>
        <table:table-row table:style-name="Table1.1">
          <table:table-cell table:style-name="Table1.A2" office:value-type="string">
            <text:p text:style-name="P155">44_<text:span text:style-name="T43">45.xlsx</text:span></text:p>
          </table:table-cell>
          <table:table-cell table:style-name="Table1.A2" office:value-type="string">
            <text:p text:style-name="P91">National Institute of Technology and Evaluation独立行政法人製品評価技術基盤機構</text:p>
            <text:p text:style-name="P91">&gt;Chemical Management</text:p>
            <text:p text:style-name="P91">&gt;Information on PRTR,SDS</text:p>
            <text:p text:style-name="P91">&gt;Law/Cabinet Order</text:p>
            <text:p text:style-name="P176"><text:a xlink:type="simple" xlink:href="https://www.nite.go.jp/en/chem/prtr/prlaw.html" text:style-name="Internet_20_link" text:visited-style-name="Visited_20_Internet_20_Link"><text:span text:style-name="T56">https://www.nite.go.jp/en/chem/prtr/prlaw.html</text:span></text:a></text:p>
            <text:p text:style-name="P91">Target substances</text:p>
            <text:p text:style-name="P91">Class 1 Designated Chemical Substances (462 substances) [EXCEL : 35KB]</text:p>
          </table:table-cell>
          <table:table-cell table:style-name="Table1.C2" office:value-type="string">
            <text:p text:style-name="P115">2021-09-<text:span text:style-name="T5">2</text:span><text:span text:style-name="T18">7下載</text:span></text:p>
          </table:table-cell>
        </table:table-row>
        <table:table-row table:style-name="Table1.1">
          <table:table-cell table:style-name="Table1.A2" office:value-type="string">
            <text:p text:style-name="P150">46.<text:span text:style-name="T44">xlsx</text:span></text:p>
          </table:table-cell>
          <table:table-cell table:style-name="Table1.A2" office:value-type="string">
            <text:p text:style-name="P91">National Institute of Technology and Evaluation独立行政法人製品評価技術基盤機構</text:p>
            <text:p text:style-name="P91">&gt;Chemical Management</text:p>
            <text:p text:style-name="P91">&gt;Information on PRTR,SDS</text:p>
            <text:p text:style-name="P91">&gt;Law/Cabinet Order</text:p>
            <text:p text:style-name="P176"><text:a xlink:type="simple" xlink:href="https://www.nite.go.jp/en/chem/prtr/prlaw.html" text:style-name="Internet_20_link" text:visited-style-name="Visited_20_Internet_20_Link"><text:span text:style-name="T56">https://www.nite.go.jp/en/chem/prtr/prlaw.html</text:span></text:a></text:p>
            <text:p text:style-name="P91">Target substances</text:p>
            <text:p text:style-name="P91">Class 2 Designated Chemical Substances (100 substances) [EXCEL : 14KB]</text:p>
          </table:table-cell>
          <table:table-cell table:style-name="Table1.C2" office:value-type="string">
            <text:p text:style-name="P115">2021-09-<text:span text:style-name="T5">2</text:span><text:span text:style-name="T18">7下載</text:span></text:p>
          </table:table-cell>
        </table:table-row>
        <table:table-row table:style-name="Table1.1">
          <table:table-cell table:style-name="Table1.A2" office:value-type="string">
            <text:p text:style-name="P150">48.<text:span text:style-name="T45">doc</text:span></text:p>
          </table:table-cell>
          <table:table-cell table:style-name="Table1.A2" office:value-type="string">
            <text:p text:style-name="P84">中华人民共和国应急管理部</text:p>
            <text:p text:style-name="P84">国家安全监管总局办公厅关于印发</text:p>
            <text:p text:style-name="P84">危险化学品目录（2015版）实施指南（试行）的通知</text:p>
            <text:p text:style-name="P174"><text:a xlink:type="simple" xlink:href="https://www.mem.gov.cn/gk/gwgg/agwzlfl/gfxwj/2015/201509/t20150902_242909.shtml" text:style-name="Internet_20_link" text:visited-style-name="Visited_20_Internet_20_Link"><text:span text:style-name="T56">https://www.mem.gov.cn/gk/gwgg/agwzlfl/gfxwj/2015/201509/t20150902_242909.shtml</text:span></text:a></text:p>
            <text:p text:style-name="P84">附件: 危险化学品分类信息表</text:p>
          </table:table-cell>
          <table:table-cell table:style-name="Table1.C2" office:value-type="string">
            <text:p text:style-name="P116">20<text:span text:style-name="T6">15</text:span>-0<text:span text:style-name="T6">8-19</text:span></text:p>
          </table:table-cell>
        </table:table-row>
        <table:table-row table:style-name="Table1.1">
          <table:table-cell table:style-name="Table1.A2" office:value-type="string">
            <text:p text:style-name="P150">49</text:p>
          </table:table-cell>
          <table:table-cell table:style-name="Table1.A2" office:value-type="string">
            <text:p text:style-name="P84">中华人民共和国生态环境部</text:p>
            <text:p text:style-name="P84">关于发布《优先控制化学品名录（第一批）》的公告</text:p>
            <text:p text:style-name="P174"><text:a xlink:type="simple" xlink:href="https://www.mee.gov.cn/gkml/hbb/bgg/201712/t20171229_428832.htm" text:style-name="Internet_20_link" text:visited-style-name="Visited_20_Internet_20_Link"><text:span text:style-name="T56">https://www.mee.gov.cn/gkml/hbb/bgg/201712/</text:span></text:a><text:a xlink:type="simple" xlink:href="https://www.mee.gov.cn/gkml/hbb/bgg/201712/t20171229_428832.htm" text:style-name="Internet_20_link" text:visited-style-name="Visited_20_Internet_20_Link"><text:span text:style-name="T56">t20171229_428832.htm</text:span></text:a></text:p>
          </table:table-cell>
          <table:table-cell table:style-name="Table1.C2" office:value-type="string">
            <text:p text:style-name="P117">2017-12-27</text:p>
          </table:table-cell>
        </table:table-row>
        <text:soft-page-break/>
        <table:table-row table:style-name="Table1.1">
          <table:table-cell table:style-name="Table1.A2" office:value-type="string">
            <text:p text:style-name="P167"><text:span text:style-name="T8">8</text:span><text:span text:style-name="T14">3</text:span>.<text:span text:style-name="T7">pdf</text:span></text:p>
          </table:table-cell>
          <table:table-cell table:style-name="Table1.A2" office:value-type="string">
            <text:p text:style-name="P92">中华人民共和国生态环境部</text:p>
            <text:p text:style-name="P92">关于发布《优先控制化学品名录（第二批）》的公告</text:p>
            <text:p text:style-name="P183"><text:a xlink:type="simple" xlink:href="https://www.mee.gov.cn/xxgk2018/xxgk/xxgk01/202011/t20201102_805937.html" text:style-name="Internet_20_link" text:visited-style-name="Visited_20_Internet_20_Link"><text:span text:style-name="T56">https://www.mee.gov.cn/xxgk2018/xxgk/xxgk01/202011/t20201102_805937.html</text:span></text:a></text:p>
            <text:p text:style-name="P92">附件：优先控制化学品名录（第二批）</text:p>
          </table:table-cell>
          <table:table-cell table:style-name="Table1.C2" office:value-type="string">
            <text:p text:style-name="P118">2020-10-30</text:p>
          </table:table-cell>
        </table:table-row>
        <table:table-row table:style-name="Table1.1">
          <table:table-cell table:style-name="Table1.A2" office:value-type="string">
            <text:p text:style-name="P150">50.<text:span text:style-name="T45">pdf</text:span></text:p>
          </table:table-cell>
          <table:table-cell table:style-name="Table1.A2" office:value-type="string">
            <text:p text:style-name="P93">中华人民共和国生态环境部</text:p>
            <text:p text:style-name="P93">关于印发《中国严格限制的有毒化学品名录》（2020年）的公告</text:p>
            <text:p text:style-name="P177"><text:a xlink:type="simple" xlink:href="https://www.mee.gov.cn/xxgk2018/xxgk/xxgk01/201912/t20191231_756318.html" text:style-name="Internet_20_link" text:visited-style-name="Visited_20_Internet_20_Link"><text:span text:style-name="T56">https://www.mee.gov.cn/xxgk2018/xxgk/xxgk01/201912/</text:span></text:a><text:a xlink:type="simple" xlink:href="https://www.mee.gov.cn/xxgk2018/xxgk/xxgk01/201912/t20191231_756318.html" text:style-name="Internet_20_link" text:visited-style-name="Visited_20_Internet_20_Link"><text:span text:style-name="T56">t20191231_756318.html</text:span></text:a></text:p>
            <text:p text:style-name="P93">附件：1.《中国严格限制的有毒化学品名录》（2020年）</text:p>
          </table:table-cell>
          <table:table-cell table:style-name="Table1.C2" office:value-type="string">
            <text:p text:style-name="P119">2019-12-31</text:p>
          </table:table-cell>
        </table:table-row>
        <table:table-row table:style-name="Table1.1">
          <table:table-cell table:style-name="Table1.A2" office:value-type="string">
            <text:p text:style-name="P150">53_<text:span text:style-name="T46">55.</text:span><text:span text:style-name="T47">doc</text:span></text:p>
          </table:table-cell>
          <table:table-cell table:style-name="Table1.A2" office:value-type="string">
            <text:p text:style-name="P84">中华人民共和国司法部</text:p>
            <text:p text:style-name="P84">行政法规库</text:p>
            <text:p text:style-name="P84">易制毒化学品管理条例</text:p>
            <text:p text:style-name="P174"><text:a xlink:type="simple" xlink:href="http://xzfg.moj.gov.cn/law/searchTitleDetail?LawID=149&amp;Query=易制毒化学品管理条例" text:style-name="Internet_20_link" text:visited-style-name="Visited_20_Internet_20_Link"><text:span text:style-name="T56">http://xzfg.moj.gov.cn/law/searchTitleDetail?LawID=149&amp;Query=%E6%98%93%E5%88%B6%E6%AF%92%E5%8C%96%E5%AD%A6%E5%93%81%E7%AE%A1%E7%90%86%E6%9D%A1%E4%BE%8B</text:span></text:a></text:p>
          </table:table-cell>
          <table:table-cell table:style-name="Table1.C2" office:value-type="string">
            <text:p text:style-name="P120">2018-09-18</text:p>
          </table:table-cell>
        </table:table-row>
        <table:table-row table:style-name="Table1.1">
          <table:table-cell table:style-name="Table1.A2" office:value-type="string">
            <text:p text:style-name="P150">56_<text:span text:style-name="T46">57.pdf</text:span></text:p>
          </table:table-cell>
          <table:table-cell table:style-name="Table1.A2" office:value-type="string">
            <text:p text:style-name="P84">International Narcotics Control Board</text:p>
            <text:p text:style-name="P121">Precursors</text:p>
            <text:p text:style-name="P174"><text:a xlink:type="simple" xlink:href="https://www.incb.org/incb/en/precursors/index.html" text:style-name="Internet_20_link" text:visited-style-name="Visited_20_Internet_20_Link"><text:span text:style-name="T56">https://www.incb.org/incb/en/precursors/index.html</text:span></text:a></text:p>
            <text:p text:style-name="P84">Table I and Table II</text:p>
            <text:p text:style-name="P84">The International Drug Control Conventions</text:p>
            <text:p text:style-name="P84">Tables of the United Nations Convention against Illicit Traffic in Narcotic Drugs and Psychotropic Substances of 1988, as at 3 November 2020</text:p>
            <text:p text:style-name="P174"><text:a xlink:type="simple" xlink:href="https://www.incb.org/documents/PRECURSORS/1988_Convention_Subs_tbl_1_and_II/ST_CND_1_Add.3_Rev.4.pdf" text:style-name="Internet_20_link" text:visited-style-name="Visited_20_Internet_20_Link"><text:span text:style-name="T56">https://www.incb.org/documents/PRECURSORS/</text:span></text:a><text:a xlink:type="simple" xlink:href="https://www.incb.org/documents/PRECURSORS/1988_Convention_Subs_tbl_1_and_II/ST_CND_1_Add.3_Rev.4.pdf" text:style-name="Internet_20_link" text:visited-style-name="Visited_20_Internet_20_Link"><text:span text:style-name="T56">1988_Convention_Subs_tbl_1_and_II/ST_CND_1_Add.3_Rev.4.pdf</text:span></text:a></text:p>
          </table:table-cell>
          <table:table-cell table:style-name="Table1.C2" office:value-type="string">
            <text:p text:style-name="P122">2020-11-03</text:p>
          </table:table-cell>
        </table:table-row>
        <table:table-row table:style-name="Table1.1">
          <table:table-cell table:style-name="Table1.A2" office:value-type="string">
            <text:p text:style-name="P156">58</text:p>
          </table:table-cell>
          <table:table-cell table:style-name="Table1.A2" office:value-type="string">
            <text:p text:style-name="P84">Publications Office of the European Unio<text:span text:style-name="T48">n</text:span></text:p>
            <text:p text:style-name="P123">EUR-Lex</text:p>
            <text:p text:style-name="P84">Document 02004R0273-20210113</text:p>
            <text:p text:style-name="P174"><text:a xlink:type="simple" xlink:href="https://eur-lex.europa.eu/legal-content/EN/TXT/?uri=CELEX%3A02004R0273-20210113" text:style-name="Internet_20_link" text:visited-style-name="Visited_20_Internet_20_Link"><text:span text:style-name="T56">https://eur-lex.europa.eu/legal-content/EN/TXT/?uri=CELEX%3A02004R0273-20210113</text:span></text:a></text:p>
            <text:p text:style-name="P84">ANNEX I</text:p>
            <text:p text:style-name="P84">CATEGORY 1</text:p>
            <text:p text:style-name="P84"/>
            <text:p text:style-name="P170">參考：</text:p>
            <text:p text:style-name="P171">European Commission</text:p>
            <text:p text:style-name="P171">Taxation and Customs Union</text:p>
            <text:p text:style-name="P171">Legislation</text:p>
            <text:p text:style-name="P170"><text:a xlink:type="simple" xlink:href="https://ec.europa.eu/taxation_customs/legislation-0_en" text:style-name="Internet_20_link" text:visited-style-name="Visited_20_Internet_20_Link">https://ec.europa.eu/taxation_customs/legislation-0_en</text:a></text:p>
          </table:table-cell>
          <table:table-cell table:style-name="Table1.C2" office:value-type="string">
            <text:p text:style-name="P125">2021-01-13</text:p>
          </table:table-cell>
        </table:table-row>
        <text:soft-page-break/>
        <table:table-row table:style-name="Table1.1">
          <table:table-cell table:style-name="Table1.A2" office:value-type="string">
            <text:p text:style-name="P156">59</text:p>
          </table:table-cell>
          <table:table-cell table:style-name="Table1.A2" office:value-type="string">
            <text:p text:style-name="P94">Publications Office of the European Unio<text:span text:style-name="T48">n</text:span></text:p>
            <text:p text:style-name="P124">EUR-Lex</text:p>
            <text:p text:style-name="P101">Document 02004R0273-20210113</text:p>
            <text:p text:style-name="P178"><text:a xlink:type="simple" xlink:href="https://eur-lex.europa.eu/legal-content/EN/TXT/?uri=CELEX%3A02004R0273-20210113" text:style-name="Internet_20_link" text:visited-style-name="Visited_20_Internet_20_Link"><text:span text:style-name="T56">https://eur-lex.europa.eu/legal-content/EN/TXT/?uri=CELEX%3A02004R0273-20210113</text:span></text:a></text:p>
            <text:p text:style-name="P94">ANNEX I</text:p>
            <text:p text:style-name="P101">CATEGORY <text:span text:style-name="T49">2</text:span></text:p>
            <text:p text:style-name="P101"/>
            <text:p text:style-name="P171">參考：</text:p>
            <text:p text:style-name="P171">European Commission</text:p>
            <text:p text:style-name="P171">Taxation and Customs Union</text:p>
            <text:p text:style-name="P171">Legislation</text:p>
            <text:p text:style-name="P171"><text:a xlink:type="simple" xlink:href="https://ec.europa.eu/taxation_customs/legislation-0_en" text:style-name="Internet_20_link" text:visited-style-name="Visited_20_Internet_20_Link">https://ec.europa.eu/taxation_customs/legislation-0_en</text:a></text:p>
          </table:table-cell>
          <table:table-cell table:style-name="Table1.C2" office:value-type="string">
            <text:p text:style-name="P125">2021-01-13</text:p>
          </table:table-cell>
        </table:table-row>
        <table:table-row table:style-name="Table1.1">
          <table:table-cell table:style-name="Table1.A2" office:value-type="string">
            <text:p text:style-name="P156">60</text:p>
          </table:table-cell>
          <table:table-cell table:style-name="Table1.A2" office:value-type="string">
            <text:p text:style-name="P94">Publications Office of the European Unio<text:span text:style-name="T48">n</text:span></text:p>
            <text:p text:style-name="P124">EUR-Lex</text:p>
            <text:p text:style-name="P101">Document 02004R0273-20210113</text:p>
            <text:p text:style-name="P178"><text:a xlink:type="simple" xlink:href="https://eur-lex.europa.eu/legal-content/EN/TXT/?uri=CELEX%3A02004R0273-20210113" text:style-name="Internet_20_link" text:visited-style-name="Visited_20_Internet_20_Link"><text:span text:style-name="T56">https://eur-lex.europa.eu/legal-content/EN/TXT/?uri=CELEX</text:span></text:a><text:a xlink:type="simple" xlink:href="https://eur-lex.europa.eu/legal-content/EN/TXT/?uri=CELEX%3A02004R0273-20210113" text:style-name="Internet_20_link" text:visited-style-name="Visited_20_Internet_20_Link"><text:span text:style-name="T56">%3A02004R0273-20210113</text:span></text:a></text:p>
            <text:p text:style-name="P94">ANNEX I</text:p>
            <text:p text:style-name="P94">CATEGORY <text:span text:style-name="T49">3</text:span></text:p>
            <text:p text:style-name="P101"/>
            <text:p text:style-name="P171">參考：</text:p>
            <text:p text:style-name="P171">European Commission</text:p>
            <text:p text:style-name="P171">Taxation and Customs Union</text:p>
            <text:p text:style-name="P171">Legislation</text:p>
            <text:p text:style-name="P171"><text:a xlink:type="simple" xlink:href="https://ec.europa.eu/taxation_customs/legislation-0_en" text:style-name="Internet_20_link" text:visited-style-name="Visited_20_Internet_20_Link">https://ec.europa.eu/taxation_customs/legislation-0_en</text:a></text:p>
          </table:table-cell>
          <table:table-cell table:style-name="Table1.C2" office:value-type="string">
            <text:p text:style-name="P125">2021-01-13</text:p>
          </table:table-cell>
        </table:table-row>
        <table:table-row table:style-name="Table1.1">
          <table:table-cell table:style-name="Table1.A2" office:value-type="string">
            <text:p text:style-name="P150">61</text:p>
          </table:table-cell>
          <table:table-cell table:style-name="Table1.A2" office:value-type="string">
            <text:p text:style-name="P126">Government of Canada</text:p>
            <text:p text:style-name="P95">Justice Laws Website</text:p>
            <text:p text:style-name="P95">Controlled Drugs and Substances Act</text:p>
            <text:p text:style-name="P95">SCHEDULE VI</text:p>
            <text:p text:style-name="P184"><text:a xlink:type="simple" xlink:href="https://laws-lois.justice.gc.ca/eng/acts/C-38.8/page-18.html#h-95824" text:style-name="Internet_20_link" text:visited-style-name="Visited_20_Internet_20_Link"><text:span text:style-name="T56">https://laws-lois.justice.gc.ca/eng/acts/C-38.8/page-18.html#h-95824</text:span></text:a></text:p>
            <text:p text:style-name="P95">PART 1</text:p>
            <text:p text:style-name="P95">Class A Precursors</text:p>
            <text:p text:style-name="P127"/>
            <text:p text:style-name="P129">依據以下相關定義</text:p>
            <text:p text:style-name="P127">Government of Canada</text:p>
            <text:p text:style-name="P127">Justice Laws Website</text:p>
            <text:p text:style-name="P128">Precursor Control Regulations</text:p>
            <text:p text:style-name="P128">Interpretation</text:p>
            <text:p text:style-name="P179"><text:a xlink:type="simple" xlink:href="https://laws-lois.justice.gc.ca/eng/regulations/SOR-2002-359/page-1.html?txthl=definitions#s-1" text:style-name="Internet_20_link" text:visited-style-name="Visited_20_Internet_20_Link"><text:span text:style-name="T59">https://laws-lois.justice.gc.ca/eng/regulations/SOR-2002-359/page-1.html?txthl=definitions#s-1</text:span></text:a></text:p>
          </table:table-cell>
          <table:table-cell table:style-name="Table1.C2" office:value-type="string">
            <text:p text:style-name="P130">2021-09-11</text:p>
          </table:table-cell>
        </table:table-row>
        <text:soft-page-break/>
        <table:table-row table:style-name="Table1.1">
          <table:table-cell table:style-name="Table1.A2" office:value-type="string">
            <text:p text:style-name="P150">62</text:p>
          </table:table-cell>
          <table:table-cell table:style-name="Table1.A2" office:value-type="string">
            <text:p text:style-name="P126">Government of Canada</text:p>
            <text:p text:style-name="P95">Justice Laws Website</text:p>
            <text:p text:style-name="P95">Controlled Drugs and Substances Act</text:p>
            <text:p text:style-name="P95">SCHEDULE VI</text:p>
            <text:p text:style-name="P184"><text:a xlink:type="simple" xlink:href="https://laws-lois.justice.gc.ca/eng/acts/C-38.8/page-18.html#h-95824" text:style-name="Internet_20_link" text:visited-style-name="Visited_20_Internet_20_Link"><text:span text:style-name="T56">https://laws-lois.justice.gc.ca/eng/acts/C-38.8/page-18.html#h-95824</text:span></text:a></text:p>
            <text:p text:style-name="P95">PART 1</text:p>
            <text:p text:style-name="P95">Class B Precursors</text:p>
            <text:p text:style-name="P126"/>
            <text:p text:style-name="P129">依據以下相關定義</text:p>
            <text:p text:style-name="P126">Government of Canada</text:p>
            <text:p text:style-name="P126">Justice Laws Website</text:p>
            <text:p text:style-name="P126">Precursor Control Regulations</text:p>
            <text:p text:style-name="P126">Interpretation</text:p>
            <text:p text:style-name="P184"><text:a xlink:type="simple" xlink:href="https://laws-lois.justice.gc.ca/eng/regulations/SOR-2002-359/page-1.html?txthl=definitions#s-1" text:style-name="Internet_20_link" text:visited-style-name="Visited_20_Internet_20_Link"><text:span text:style-name="T59">https://laws-lois.justice.gc.ca/eng/regulations/SOR-2002-359/page-1.html?txthl=definitions#s-1</text:span></text:a></text:p>
          </table:table-cell>
          <table:table-cell table:style-name="Table1.C2" office:value-type="string">
            <text:p text:style-name="P130">2021-09-11</text:p>
          </table:table-cell>
        </table:table-row>
        <table:table-row table:style-name="Table1.1">
          <table:table-cell table:style-name="Table1.A2" office:value-type="string">
            <text:p text:style-name="P156">63</text:p>
          </table:table-cell>
          <table:table-cell table:style-name="Table1.A2" office:value-type="string">
            <text:p text:style-name="P96">U.S. DEPARTMENT OF JUSTICE</text:p>
            <text:p text:style-name="P96">DRUG ENFORCEMENT ADMINISTRATION</text:p>
            <text:p text:style-name="P84">Diversion Control Division</text:p>
            <text:p text:style-name="P84">List I and List II Chemicals</text:p>
            <text:p text:style-name="P174"><text:a xlink:type="simple" xlink:href="https://www.deadiversion.usdoj.gov/chem_prog/34chems.htm" text:style-name="Internet_20_link" text:visited-style-name="Visited_20_Internet_20_Link"><text:span text:style-name="T56">https://www.deadiversion.usdoj.gov/chem_prog/34chems.htm</text:span></text:a></text:p>
            <text:p text:style-name="P84">List of Chemicals from 21 CFR Section 1310.02(a)</text:p>
            <text:p text:style-name="P174"><text:a xlink:type="simple" xlink:href="https://www.deadiversion.usdoj.gov/21cfr/cfr/1310/1310_02.htm" text:style-name="Internet_20_link" text:visited-style-name="Visited_20_Internet_20_Link"><text:span text:style-name="T56">https://www.deadiversion.usdoj.gov/21cfr/cfr/1310/1310_02.htm</text:span></text:a></text:p>
            <text:p text:style-name="P84">(a) List I chemicals</text:p>
          </table:table-cell>
          <table:table-cell table:style-name="Table1.C2" office:value-type="string">
            <text:p text:style-name="P131">2020-05-10</text:p>
          </table:table-cell>
        </table:table-row>
        <table:table-row table:style-name="Table1.1">
          <table:table-cell table:style-name="Table1.A2" office:value-type="string">
            <text:p text:style-name="P156">64</text:p>
          </table:table-cell>
          <table:table-cell table:style-name="Table1.A2" office:value-type="string">
            <text:p text:style-name="P96">U.S. DEPARTMENT OF JUSTICE</text:p>
            <text:p text:style-name="P96">DRUG ENFORCEMENT ADMINISTRATION</text:p>
            <text:p text:style-name="P96">Diversion Control Division</text:p>
            <text:p text:style-name="P96">List I and List II Chemicals</text:p>
            <text:p text:style-name="P180"><text:a xlink:type="simple" xlink:href="https://www.deadiversion.usdoj.gov/chem_prog/34chems.htm" text:style-name="Internet_20_link" text:visited-style-name="Visited_20_Internet_20_Link"><text:span text:style-name="T56">https://www.deadiversion.usdoj.gov/chem_prog/34chems.htm</text:span></text:a></text:p>
            <text:p text:style-name="P96">List of Chemicals from 21 CFR Section 1310.02(b)</text:p>
            <text:p text:style-name="P180"><text:a xlink:type="simple" xlink:href="https://www.deadiversion.usdoj.gov/21cfr/cfr/1310/1310_02.htm" text:style-name="Internet_20_link" text:visited-style-name="Visited_20_Internet_20_Link"><text:span text:style-name="T56">https://www.deadiversion.usdoj.gov/21cfr/cfr/1310/1310_02.htm</text:span></text:a></text:p>
            <text:p text:style-name="P97">(b) List II chemicals</text:p>
          </table:table-cell>
          <table:table-cell table:style-name="Table1.C2" office:value-type="string">
            <text:p text:style-name="P131">2020-05-10</text:p>
          </table:table-cell>
        </table:table-row>
        <table:table-row table:style-name="Table1.1">
          <table:table-cell table:style-name="Table1.A2" office:value-type="string">
            <text:p text:style-name="P150">65_<text:span text:style-name="T50">67.odt</text:span></text:p>
          </table:table-cell>
          <table:table-cell table:style-name="Table1.A2" office:value-type="string">
            <text:p text:style-name="P84">GOV.UK</text:p>
            <text:p text:style-name="P84">Precursor chemical licensing</text:p>
            <text:p text:style-name="P174"><text:a xlink:type="simple" xlink:href="https://www.gov.uk/guidance/precursor-chemical-licensing" text:style-name="Internet_20_link" text:visited-style-name="Visited_20_Internet_20_Link"><text:span text:style-name="T56">https://www.gov.uk/guidance/precursor-chemical-licensing</text:span></text:a></text:p>
            <text:p text:style-name="P84">Categories</text:p>
            <text:p text:style-name="P84">Drug precursor chemicals_category and CN code (ODT, 141KB)</text:p>
          </table:table-cell>
          <table:table-cell table:style-name="Table1.C2" office:value-type="string">
            <text:p text:style-name="P132">2021-<text:span text:style-name="T19">05</text:span>-2<text:span text:style-name="T19">5</text:span></text:p>
          </table:table-cell>
        </table:table-row>
        <table:table-row table:style-name="Table1.1">
          <table:table-cell table:style-name="Table1.A2" office:value-type="string">
            <text:p text:style-name="P150">68</text:p>
          </table:table-cell>
          <table:table-cell table:style-name="Table1.A2" office:value-type="string">
            <text:p text:style-name="P136">Secretariat of the Rotterdam Convention – UNEP <text:span text:style-name="T51">and Secretariat of the Rotterdam Convention - FAO</text:span></text:p>
            <text:p text:style-name="P136">Rotterdam Convention</text:p>
            <text:p text:style-name="P136">Annex III Chemicals</text:p>
            <text:p text:style-name="P188"><text:a xlink:type="simple" xlink:href="http://www.pic.int/TheConvention/Chemicals/AnnexIIIChemicals/tabid/1132/language/en-US/Default.aspx" text:style-name="Internet_20_link" text:visited-style-name="Visited_20_Internet_20_Link"><text:span text:style-name="T56">http://www.pic.int/TheConvention/Chemicals/AnnexIIIChemicals/</text:span></text:a><text:a xlink:type="simple" xlink:href="http://www.pic.int/TheConvention/Chemicals/AnnexIIIChemicals/tabid/1132/language/en-US/Default.aspx" text:style-name="Internet_20_link" text:visited-style-name="Visited_20_Internet_20_Link"><text:span text:style-name="T56">tabid/1132/language/en-US/Default.aspx</text:span></text:a></text:p>
          </table:table-cell>
          <table:table-cell table:style-name="Table1.C2" office:value-type="string">
            <text:p text:style-name="P132">2021-09-2<text:span text:style-name="T22">9造訪</text:span></text:p>
          </table:table-cell>
        </table:table-row>
        <text:soft-page-break/>
        <table:table-row table:style-name="Table1.1">
          <table:table-cell table:style-name="Table1.A2" office:value-type="string">
            <text:p text:style-name="P168">68_2.pdf</text:p>
          </table:table-cell>
          <table:table-cell table:style-name="Table1.A2" office:value-type="string">
            <text:p text:style-name="P137">Secretariat of the Rotterdam Convention – UNEP <text:span text:style-name="T51">and Secretariat of the Rotterdam Convention - FAO</text:span></text:p>
            <text:p text:style-name="P137">Rotterdam Convention</text:p>
            <text:p text:style-name="P137">Annex III Chemicals</text:p>
            <text:p text:style-name="P186"><text:a xlink:type="simple" xlink:href="http://www.pic.int/TheConvention/Chemicals/AnnexIIIChemicals/tabid/1132/language/en-US/Default.aspx" text:style-name="Internet_20_link" text:visited-style-name="Visited_20_Internet_20_Link"><text:span text:style-name="T56">http://www.pic.int/TheConvention/Chemicals/AnnexIIIChemicals/</text:span></text:a><text:a xlink:type="simple" xlink:href="http://www.pic.int/TheConvention/Chemicals/AnnexIIIChemicals/tabid/1132/language/en-US/Default.aspx" text:style-name="Internet_20_link" text:visited-style-name="Visited_20_Internet_20_Link"><text:span text:style-name="T56">tabid/1132/language/en-US/Default.aspx</text:span></text:a></text:p>
            <text:p text:style-name="P98">對Mercury compounds, including inorganic mercury compounds, alkyl mercury compounds and alkyloxyalkyl and aryl mercury compounds的列點擊CAS numbers</text:p>
            <text:p text:style-name="P181"><text:a xlink:type="simple" xlink:href="http://www.pic.int/Portals/5/CasNumbers/mercury%20compounds%20CAS%20numbers.pdf" text:style-name="Internet_20_link" text:visited-style-name="Visited_20_Internet_20_Link"><text:span text:style-name="T56">http://www.pic.int/Portals/5/CasNumbers/mercury%20compounds%20CAS%20numbers.pdf</text:span></text:a></text:p>
          </table:table-cell>
          <table:table-cell table:style-name="Table1.C2" office:value-type="string">
            <text:p text:style-name="P133">2021-09-2<text:span text:style-name="T22">9下載</text:span></text:p>
          </table:table-cell>
        </table:table-row>
        <table:table-row table:style-name="Table1.1">
          <table:table-cell table:style-name="Table1.A2" office:value-type="string">
            <text:p text:style-name="P150">69.<text:span text:style-name="T52">csv</text:span></text:p>
          </table:table-cell>
          <table:table-cell table:style-name="Table1.A2" office:value-type="string">
            <text:p text:style-name="P138">European Chemicals Agency</text:p>
            <text:p text:style-name="P138">Chemicals subject to PIC</text:p>
            <text:p text:style-name="P214"><text:a xlink:type="simple" xlink:href="https://echa.europa.eu/information-on-chemicals/pic/chemicals" text:style-name="Internet_20_link" text:visited-style-name="Visited_20_Internet_20_Link"><text:span text:style-name="T55">https://echa.europa.eu/information-on-chemicals/pic/chemicals</text:span></text:a></text:p>
            <text:p text:style-name="P138">直接點<text:span text:style-name="T23">Search</text:span></text:p>
            <text:p text:style-name="P73">表末Export search results to: XLS（<text:span text:style-name="T35">不須</text:span>調整每頁顯示幾筆資料）</text:p>
          </table:table-cell>
          <table:table-cell table:style-name="Table1.C2" office:value-type="string">
            <text:p text:style-name="P134">2021-09-2<text:span text:style-name="T23">9下載</text:span></text:p>
          </table:table-cell>
        </table:table-row>
        <table:table-row table:style-name="Table1.1">
          <table:table-cell table:style-name="Table1.A2" office:value-type="string">
            <text:p text:style-name="P169">69_2</text:p>
          </table:table-cell>
          <table:table-cell table:style-name="Table1.A2" office:value-type="string">
            <text:p text:style-name="P139">European Chemicals Agency</text:p>
            <text:p text:style-name="P139">Chemicals subject to PIC</text:p>
            <text:p text:style-name="P204"><text:a xlink:type="simple" xlink:href="https://echa.europa.eu/information-on-chemicals/pic/chemicals" text:style-name="Internet_20_link" text:visited-style-name="Visited_20_Internet_20_Link"><text:span text:style-name="T56">https://echa.europa.eu/information-on-chemicals/pic/chemicals</text:span></text:a></text:p>
            <text:p text:style-name="P138">說明文字下方Annex V Part 2</text:p>
            <text:p text:style-name="P212"><text:a xlink:type="simple" xlink:href="https://echa.europa.eu/information-on-chemicals/pic/annex-v-part-2" text:style-name="Internet_20_link" text:visited-style-name="Visited_20_Internet_20_Link"><text:span text:style-name="T60">https://echa.europa.eu/information-on-chemicals/pic/annex-v-part-2</text:span></text:a></text:p>
          </table:table-cell>
          <table:table-cell table:style-name="Table1.C2" office:value-type="string">
            <text:p text:style-name="P135">2021-09-2<text:span text:style-name="T23">9造訪</text:span></text:p>
          </table:table-cell>
        </table:table-row>
        <table:table-row table:style-name="Table1.1">
          <table:table-cell table:style-name="Table1.A2" office:value-type="string">
            <text:p text:style-name="P150">72.<text:span text:style-name="T52">pdf</text:span></text:p>
          </table:table-cell>
          <table:table-cell table:style-name="Table1.A2" office:value-type="string">
            <text:p text:style-name="P84">Cybersecurity &amp; Infrastructure Security Agency</text:p>
            <text:p text:style-name="P84">Appendix A: Chemicals of Interest (COI) List</text:p>
            <text:p text:style-name="P207"><text:a xlink:type="simple" xlink:href="https://www.cisa.gov/publication/cfats-coi-list" text:style-name="Internet_20_link" text:visited-style-name="Visited_20_Internet_20_Link"><text:span text:style-name="T60">https://www.cisa.gov/publication/cfats-coi-list</text:span></text:a></text:p>
          </table:table-cell>
          <table:table-cell table:style-name="Table1.C2" office:value-type="string">
            <text:p text:style-name="P140">2021-09-2<text:span text:style-name="T19">8</text:span>下載</text:p>
          </table:table-cell>
        </table:table-row>
        <table:table-row table:style-name="Table1.1">
          <table:table-cell table:style-name="Table1.A2" office:value-type="string">
            <text:p text:style-name="P150">74</text:p>
          </table:table-cell>
          <table:table-cell table:style-name="Table1.A2" office:value-type="string">
            <text:p text:style-name="P84">Legislation Division of the Singapore Attorney-General's Chambers</text:p>
            <text:p text:style-name="P84">Singapore Statutes Online</text:p>
            <text:p text:style-name="P84">Arms and Explosives Act</text:p>
            <text:p text:style-name="P84">SECOND SCHEDULE</text:p>
            <text:p text:style-name="P174"><text:a xlink:type="simple" xlink:href="https://sso.agc.gov.sg/Act/AEA1913?ProvIds=Sc2-" text:style-name="Internet_20_link" text:visited-style-name="Visited_20_Internet_20_Link"><text:span text:style-name="T56">https://sso.agc.gov.sg/Act/AEA1913?ProvIds=Sc2-</text:span></text:a></text:p>
          </table:table-cell>
          <table:table-cell table:style-name="Table1.C2" office:value-type="string">
            <text:p text:style-name="P141">2011-01-02</text:p>
          </table:table-cell>
        </table:table-row>
        <table:table-row table:style-name="Table1.1">
          <table:table-cell table:style-name="Table1.A2" office:value-type="string">
            <text:p text:style-name="P150">76.<text:span text:style-name="T52">doc</text:span></text:p>
          </table:table-cell>
          <table:table-cell table:style-name="Table1.A2" office:value-type="string">
            <text:p text:style-name="P142">中华人民共和国公安部</text:p>
            <text:p text:style-name="P142">易制爆危险化学品名录（2017年版）</text:p>
            <text:p text:style-name="P187"><text:a xlink:type="simple" xlink:href="https://www.mps.gov.cn/n7944517/n7944597/n7945893/n7956612/c7443862/content.html" text:style-name="Internet_20_link" text:visited-style-name="Visited_20_Internet_20_Link"><text:span text:style-name="T56">https://www.mps.gov.cn/n7944517/n7944597/n7945893/</text:span></text:a><text:a xlink:type="simple" xlink:href="https://www.mps.gov.cn/n7944517/n7944597/n7945893/n7956612/c7443862/content.html" text:style-name="Internet_20_link" text:visited-style-name="Visited_20_Internet_20_Link"><text:span text:style-name="T56">n7956612/c7443862/content.html</text:span></text:a></text:p>
          </table:table-cell>
          <table:table-cell table:style-name="Table1.C2" office:value-type="string">
            <text:p text:style-name="P143">2017-05-<text:span text:style-name="T19">1</text:span>1</text:p>
          </table:table-cell>
        </table:table-row>
        <table:table-row table:style-name="Table1.1">
          <table:table-cell table:style-name="Table1.A2" office:value-type="string">
            <text:p text:style-name="P150">77</text:p>
          </table:table-cell>
          <table:table-cell table:style-name="Table1.A2" office:value-type="string">
            <text:p text:style-name="P20">Publications Office of the European Union</text:p>
            <text:p text:style-name="P20">EUR-Lex</text:p>
            <text:p text:style-name="P84">Document 02019R1148-20190711</text:p>
            <text:p text:style-name="P174"><text:a xlink:type="simple" xlink:href="https://eur-lex.europa.eu/eli/reg/2019/1148/2019-07-11" text:style-name="Internet_20_link" text:visited-style-name="Visited_20_Internet_20_Link"><text:span text:style-name="T56">https://eur-lex.europa.eu/eli/reg/2019/1148/2019-07-11</text:span></text:a></text:p>
            <text:p text:style-name="P84">ANNEX I</text:p>
            <text:p text:style-name="P84">ANNEX II</text:p>
          </table:table-cell>
          <table:table-cell table:style-name="Table1.C2" office:value-type="string">
            <text:p text:style-name="P144">2019-07-11</text:p>
          </table:table-cell>
        </table:table-row>
        <table:table-row table:style-name="Table1.1">
          <table:table-cell table:style-name="Table1.A2" office:value-type="string">
            <text:p text:style-name="P150">78</text:p>
          </table:table-cell>
          <table:table-cell table:style-name="Table1.A2" office:value-type="string">
            <text:p text:style-name="P145">Government of Canada</text:p>
            <text:p text:style-name="P84">Canadian Environmental Protection Act: priority substances list</text:p>
            <text:p text:style-name="P174"><text:a xlink:type="simple" xlink:href="https://www.canada.ca/en/environment-climate-change/services/canadian-environmental-protection-act-registry/substances-list/priority-list.html" text:style-name="Internet_20_link" text:visited-style-name="Visited_20_Internet_20_Link"><text:span text:style-name="T56">https://www.canada.ca/en/environment-climate-change/services/canadian-environmental-protection-act-registry/substances-list/priority-list.html</text:span></text:a></text:p>
            <text:p text:style-name="P84">First Priority Substances List (PSL1)</text:p>
            <text:p text:style-name="P174"><text:a xlink:type="simple" xlink:href="https://www.ec.gc.ca/ese-ees/default.asp?lang=En&amp;n=95D719C5-1" text:style-name="Internet_20_link" text:visited-style-name="Visited_20_Internet_20_Link"><text:span text:style-name="T56">https://www.ec.gc.ca/ese-ees/default.asp?lang=En&amp;n=95D719C5-1</text:span></text:a></text:p>
            <text:p text:style-name="P146">1989</text:p>
            <text:p text:style-name="P84">Second Priority Substances List (PSL2)</text:p>
            <text:p text:style-name="P174"><text:a xlink:type="simple" xlink:href="https://www.ec.gc.ca/ese-ees/default.asp?lang=En&amp;n=C04CA116-1" text:style-name="Internet_20_link" text:visited-style-name="Visited_20_Internet_20_Link"><text:span text:style-name="T56">https://www.ec.gc.ca/ese-ees/default.asp?lang=En&amp;n=C04CA116-1</text:span></text:a></text:p>
            <text:p text:style-name="P146">1995-12</text:p>
          </table:table-cell>
          <table:table-cell table:style-name="Table1.C2" office:value-type="string">
            <text:p text:style-name="P145">2013-06-21</text:p>
          </table:table-cell>
        </table:table-row>
        <text:soft-page-break/>
        <table:table-row table:style-name="Table1.1">
          <table:table-cell table:style-name="Table1.A2" office:value-type="string">
            <text:p text:style-name="P150">79.<text:span text:style-name="T53">pdf</text:span></text:p>
          </table:table-cell>
          <table:table-cell table:style-name="Table1.A2" office:value-type="string">
            <text:p text:style-name="P84">Department of Home Affairs</text:p>
            <text:p text:style-name="P84">Australian National Security</text:p>
            <text:p text:style-name="P84">Chemical Security</text:p>
            <text:p text:style-name="P174"><text:a xlink:type="simple" xlink:href="https://www.nationalsecurity.gov.au/Securityandyourcommunity/ChemicalSecurity/Pages/default.aspx" text:style-name="Internet_20_link" text:visited-style-name="Visited_20_Internet_20_Link"><text:span text:style-name="T56">https://www.nationalsecurity.gov.au/Securityandyourcommunity/ChemicalSecurity/Pages/default.aspx</text:span></text:a></text:p>
            <text:p text:style-name="P84">Ninety-six chemicals assessed as a potential security concern [PDF 274KB]</text:p>
          </table:table-cell>
          <table:table-cell table:style-name="Table1.C2" office:value-type="string">
            <text:p text:style-name="P147">2021-09-29下載</text:p>
          </table:table-cell>
        </table:table-row>
        <table:table-row table:style-name="Table1.1">
          <table:table-cell table:style-name="Table1.A2" office:value-type="string">
            <text:p text:style-name="P150">80.<text:span text:style-name="T54">doc</text:span></text:p>
          </table:table-cell>
          <table:table-cell table:style-name="Table1.A2" office:value-type="string">
            <text:p text:style-name="P84">中华人民共和国应急管理部</text:p>
            <text:p text:style-name="P99">国家安全监管总局关于公布</text:p>
            <text:p text:style-name="P99">首批重点监管的危险化学品名录的通知</text:p>
            <text:p text:style-name="P174"><text:a xlink:type="simple" xlink:href="https://www.mem.gov.cn/gk/gwgg/agwzlfl/gfxwj/2011/201106/t20110622_243042.shtml" text:style-name="Internet_20_link" text:visited-style-name="Visited_20_Internet_20_Link"><text:span text:style-name="T56">https://www.mem.gov.cn/gk/gwgg/agwzlfl/gfxwj/2011/201106/t20110622_243042.shtml</text:span></text:a></text:p>
            <text:p text:style-name="P84">附件：首批重点监管的危险化学品名录</text:p>
          </table:table-cell>
          <table:table-cell table:style-name="Table1.C2" office:value-type="string">
            <text:p text:style-name="P148">2011-06-21</text:p>
          </table:table-cell>
        </table:table-row>
        <table:table-row table:style-name="Table1.1">
          <table:table-cell table:style-name="Table1.A2" office:value-type="string">
            <text:p text:style-name="P157">80_<text:span text:style-name="T19">2</text:span>.<text:span text:style-name="T54">doc</text:span></text:p>
          </table:table-cell>
          <table:table-cell table:style-name="Table1.A2" office:value-type="string">
            <text:p text:style-name="P100">中华人民共和国应急管理部</text:p>
            <text:p text:style-name="P100">国家安全监管总局关于公布</text:p>
            <text:p text:style-name="P100">第二批重点监管危险化学品名录的通知</text:p>
            <text:p text:style-name="P185"><text:a xlink:type="simple" xlink:href="https://www.mem.gov.cn/gk/gwgg/agwzlfl/gfxwj/2013/201302/t20130217_242957.shtml" text:style-name="Internet_20_link" text:visited-style-name="Visited_20_Internet_20_Link"><text:span text:style-name="T56">https://www.mem.gov.cn/gk/gwgg/agwzlfl/gfxwj/2013/201302/t20130217_242957.shtml</text:span></text:a></text:p>
            <text:p text:style-name="P100">附件:1.第二批重点监管的危险化学品名录</text:p>
          </table:table-cell>
          <table:table-cell table:style-name="Table1.C2" office:value-type="string">
            <text:p text:style-name="P149">2013-02-05</text:p>
          </table:table-cell>
        </table:table-row>
      </table:table>
      <text:p text:style-name="P2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標楷體" svg:font-family="標楷體"/>
    <style:font-face style:name="Times New Roman" svg:font-family="'Times New Roman'" style:font-family-generic="roman"/>
    <style:font-face style:name="Lucida Sans1" svg:font-family="'Lucida Sans'" style:font-family-generic="swiss"/>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標楷體"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Times New Roman" fo:font-size="12pt" fo:language="de" fo:country="DE" style:letter-kerning="true" style:font-name-asian="標楷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標楷體" style:font-family-asian="標楷體"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name-asian="標楷體" style:font-family-asian="標楷體"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name-asian="標楷體" style:font-family-asian="標楷體"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標楷體" style:font-family-asian="標楷體"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Liberation Sans" fo:font-family="'Liberation Sans'" style:font-style-name="Regular" style:font-family-generic="swiss" style:font-pitch="variable" fo:font-size="18pt" fo:language="none" fo:country="none" fo:font-style="normal" fo:font-weight="bold" style:font-name-asian="Liberation Sans" style:font-family-asian="'Liberation Sans'" style:font-style-name-asian="Regular" style:font-family-generic-asian="swiss" style:font-pitch-asian="variable" style:font-size-asian="18pt" style:language-asian="none" style:country-asian="none" style:font-style-asian="normal"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5T11:39:39.167000000</meta:creation-date>
    <dc:date>2021-09-30T11:23:08.839000000</dc:date>
    <meta:editing-duration>P3DT1H25M4S</meta:editing-duration>
    <meta:editing-cycles>264</meta:editing-cycles>
    <meta:generator>LibreOffice/7.0.6.2$Windows_X86_64 LibreOffice_project/144abb84a525d8e30c9dbbefa69cbbf2d8d4ae3b</meta:generator>
    <meta:document-statistic meta:table-count="1" meta:image-count="0" meta:object-count="0" meta:page-count="13" meta:paragraph-count="604" meta:word-count="3760" meta:character-count="16298" meta:non-whitespace-character-count="15732"/>
  </office:meta>
</office:document-meta>
</file>